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rimsonText" svg:font-family="CrimsonText"/>
    <style:font-face style:name="OpenSymbol" svg:font-family="OpenSymbol"/>
    <style:font-face style:name="Times New Roman1" svg:font-family="'Times New Roman'"/>
    <style:font-face style:name="Times-Roman" svg:font-family="Times-Roman" style:font-family-generic="roman"/>
    <style:font-face style:name="ArialMT" svg:font-family="ArialMT" style:font-family-generic="swis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6" style:family="paragraph" style:parent-style-name="Standard">
      <style:paragraph-properties style:text-autospace="none"/>
      <style:text-properties style:use-window-font-color="true" style:font-name="Times-Roman"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P7" style:family="paragraph" style:parent-style-name="Standard">
      <style:paragraph-properties style:text-autospace="none"/>
      <style:text-properties style:use-window-font-color="true" style:font-name="Times-Roman" fo:font-size="12pt" style:text-underline-style="none" fo:font-weight="normal" style:font-name-asian="Times-Roman" style:font-size-asian="12pt" style:font-weight-asian="normal" style:font-name-complex="Times-Roman" style:font-size-complex="12pt" style:font-weight-complex="normal"/>
    </style:style>
    <style:style style:name="P8" style:family="paragraph" style:parent-style-name="Standard">
      <style:paragraph-properties style:text-autospace="none"/>
      <style:text-properties fo:color="#000000"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properties fo:color="#000000" style:font-name="ArialMT" fo:font-size="11pt" style:font-name-asian="ArialMT" style:font-size-asian="11pt" style:font-name-complex="ArialMT" style:font-size-complex="11pt"/>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fo:color="#ff0000"/>
    </style:style>
    <style:style style:name="P12" style:family="paragraph" style:parent-style-name="Standard">
      <style:text-properties style:font-name="Cambria"/>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Text_20_body">
      <style:text-properties style:font-name="Times New Roman" fo:font-size="12pt"/>
    </style:style>
    <style:style style:name="P15" style:family="paragraph" style:parent-style-name="Text_20_body">
      <style:paragraph-properties fo:text-align="start" style:justify-single-word="false"/>
      <style:text-properties style:font-name="Times New Roman" fo:font-size="12pt"/>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Text_20_body">
      <style:text-properties style:font-name="Times New Roman" fo:font-size="12pt" fo:font-weight="normal" fo:background-color="#ffffff" style:font-weight-asian="normal" style:font-weight-complex="normal"/>
    </style:style>
    <style:style style:name="P20" style:family="paragraph" style:parent-style-name="Text_20_body">
      <style:paragraph-properties fo:text-align="start" style:justify-single-word="false"/>
      <style:text-properties style:font-name="Times New Roman" fo:font-size="12pt" fo:font-weight="normal" fo:background-color="#ffffff" style:font-weight-asian="normal" style:font-weight-complex="normal"/>
    </style:style>
    <style:style style:name="P21" style:family="paragraph" style:parent-style-name="Text_20_body">
      <style:paragraph-properties fo:text-align="center" style:justify-single-word="false"/>
      <style:text-properties style:font-name="Times New Roman" fo:font-size="12pt"/>
    </style:style>
    <style:style style:name="P22" style:family="paragraph" style:parent-style-name="Text_20_body">
      <style:text-properties style:font-name="Times New Roman" fo:font-size="12pt" fo:background-color="#ffffff"/>
    </style:style>
    <style:style style:name="P23" style:family="paragraph" style:parent-style-name="Text_20_body">
      <style:paragraph-properties fo:text-align="start" style:justify-single-word="false"/>
      <style:text-properties style:font-name="Times New Roman" fo:font-size="12pt" fo:font-weight="bold" fo:background-color="#ffffff"/>
    </style:style>
    <style:style style:name="P24" style:family="paragraph" style:parent-style-name="Text_20_body">
      <style:paragraph-properties fo:text-align="start" style:justify-single-word="false"/>
      <style:text-properties style:font-name="Times New Roman" fo:font-size="12pt" fo:font-weight="bold" style:font-weight-asian="bold" style:font-weight-complex="bold"/>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paragraph-properties fo:text-align="start" style:justify-single-word="false"/>
      <style:text-properties style:font-name="Times New Roman" fo:font-size="12pt" style:font-size-asian="12pt" style:font-size-complex="12pt"/>
    </style:style>
    <style:style style:name="P27" style:family="paragraph" style:parent-style-name="Text_20_body">
      <style:paragraph-properties fo:text-align="center" style:justify-single-word="false"/>
      <style:text-properties style:font-name="Times New Roman" fo:font-size="12pt" style:font-size-asian="12pt" style:font-size-complex="12pt"/>
    </style:style>
    <style:style style:name="P28" style:family="paragraph" style:parent-style-name="Text_20_body">
      <style:paragraph-properties fo:text-align="start" style:justify-single-word="false"/>
      <style:text-properties style:font-name="Times New Roman"/>
    </style:style>
    <style:style style:name="P29" style:family="paragraph" style:parent-style-name="Text_20_body">
      <style:paragraph-properties fo:text-align="center" style:justify-single-word="false"/>
      <style:text-properties style:font-name="Times New Roman" fo:font-size="11pt" style:font-size-asian="11pt" style:font-size-complex="11pt"/>
    </style:style>
    <style:style style:name="P30" style:family="paragraph" style:parent-style-name="Text_20_body">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31" style:family="paragraph" style:parent-style-name="Text_20_body">
      <style:paragraph-properties fo:text-align="start" style:justify-single-word="false"/>
      <style:text-properties style:font-name="Times New Roman" fo:font-size="11pt" fo:font-weight="bold" fo:background-color="#dc2300" style:font-size-asian="11pt" style:font-weight-asian="bold" style:font-size-complex="11pt" style:font-weight-complex="bold"/>
    </style:style>
    <style:style style:name="P32" style:family="paragraph" style:parent-style-name="Text_20_body">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33"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4" style:family="paragraph" style:parent-style-name="Text_20_body">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3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text-align="start" style:justify-single-word="false"/>
      <style:text-properties fo:font-variant="normal" fo:text-transform="none" fo:color="#000000" style:text-line-through-style="none" style:font-name="Times New Roman1" fo:font-size="11pt" fo:font-style="normal" style:text-underline-style="none" fo:font-weight="normal" style:text-blinking="false" fo:background-color="transparent"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variant="normal" fo:text-transform="none" fo:color="#000000" style:font-name="Arial1" fo:font-size="11pt"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style:font-name="Calibri" fo:font-size="12pt"/>
    </style:style>
    <style:style style:name="P39" style:family="paragraph" style:parent-style-name="Text_20_body">
      <style:text-properties style:font-name="CrimsonText" fo:font-size="12pt" fo:font-weight="bold" fo:background-color="#ffffff"/>
    </style:style>
    <style:style style:name="P40" style:family="paragraph" style:parent-style-name="Text_20_body">
      <style:paragraph-properties fo:text-align="start" style:justify-single-word="false"/>
      <style:text-properties style:font-name="CrimsonText" fo:font-size="12pt" fo:font-weight="bold" fo:background-color="#ffffff"/>
    </style:style>
    <style:style style:name="P41" style:family="paragraph" style:parent-style-name="Text_20_body">
      <style:text-properties style:font-name="CrimsonText" fo:font-size="12pt" fo:background-color="#ffffff"/>
    </style:style>
    <style:style style:name="P42" style:family="paragraph" style:parent-style-name="Text_20_body">
      <style:text-properties fo:color="#000000" style:font-name="Times New Roman" fo:font-size="12pt" fo:font-weight="normal" fo:background-color="#ffffff" style:font-weight-asian="normal" style:font-weight-complex="normal"/>
    </style:style>
    <style:style style:name="P43" style:family="paragraph" style:parent-style-name="Text_20_body">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44" style:family="paragraph" style:parent-style-name="Text_20_body">
      <style:text-properties fo:color="#000000" style:font-name="CrimsonText" fo:font-size="12pt" fo:font-weight="bold" fo:background-color="#ffffff"/>
    </style:style>
    <style:style style:name="P45" style:family="paragraph" style:parent-style-name="Text_20_body">
      <style:paragraph-properties fo:text-align="start" style:justify-single-word="false"/>
      <style:text-properties fo:color="#000000"/>
    </style:style>
    <style:style style:name="P46" style:family="paragraph" style:parent-style-name="Text_20_body">
      <style:text-properties fo:background-color="#ffffff"/>
    </style:style>
    <style:style style:name="P47" style:family="paragraph" style:parent-style-name="Text_20_body">
      <style:paragraph-properties fo:text-align="start" style:justify-single-word="false"/>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size="15pt" fo:font-weight="bold" style:font-size-asian="15pt" style:font-weight-asian="bold" style:font-size-complex="15pt" style:font-weight-complex="bold"/>
    </style:style>
    <style:style style:name="P50" style:family="paragraph" style:parent-style-name="Text_20_body">
      <style:paragraph-properties fo:margin-top="0in" fo:margin-bottom="0in" fo:line-height="200%" style:writing-mode="lr-tb"/>
      <style:text-properties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52"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53"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54"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size-asian="12pt" style:font-weight-asian="normal" style:font-size-complex="12pt" style:font-weight-complex="normal"/>
    </style:style>
    <style:style style:name="P56"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CrimsonText" fo:font-size="12pt" fo:font-style="normal" style:text-underline-style="none" fo:font-weight="bold" style:text-blinking="false" fo:background-color="#ffffff" style:font-size-asian="12pt" style:font-weight-asian="normal" style:font-size-complex="12pt" style:font-weight-complex="normal"/>
    </style:style>
    <style:style style:name="P57" style:family="paragraph" style:parent-style-name="Text_20_body">
      <style:paragraph-properties fo:margin-top="0in" fo:margin-bottom="0in" fo:line-height="138%" fo:text-align="start" style:justify-single-word="false" style:writing-mode="lr-tb"/>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58"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9" style:family="paragraph" style:parent-style-name="Text_20_body">
      <style:paragraph-properties fo:margin-top="0in" fo:margin-bottom="0in" fo:line-height="165%"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0"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P6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62"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63"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ffff00"/>
    </style:style>
    <style:style style:name="P6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66" style:family="paragraph" style:parent-style-name="Text_20_body">
      <style:paragraph-properties fo:margin-top="0in" fo:margin-bottom="0in" fo:line-height="138%"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67" style:family="paragraph" style:parent-style-name="Text_20_body">
      <style:paragraph-properties fo:margin-top="0in" fo:margin-bottom="0in" fo:line-height="138%" style:writing-mode="lr-tb"/>
      <style:text-properties fo:font-variant="normal" fo:text-transform="none" fo:color="#000000" style:text-line-through-style="none" style:font-name="Calibri" fo:font-size="12pt" fo:font-style="normal" style:text-underline-style="none" fo:font-weight="bold" style:text-blinking="false" fo:background-color="transparent"/>
    </style:style>
    <style:style style:name="P68" style:family="paragraph" style:parent-style-name="Text_20_body">
      <style:paragraph-properties fo:margin-top="0in" fo:margin-bottom="0in" fo:line-height="138%" style:writing-mode="lr-tb"/>
      <style:text-properties fo:font-variant="normal" fo:text-transform="none" fo:color="#000000" style:text-line-through-style="none" style:text-underline-style="none" style:text-blinking="false" fo:background-color="transparent"/>
    </style:style>
    <style:style style:name="P69" style:family="paragraph" style:parent-style-name="Text_20_body">
      <style:paragraph-properties fo:margin-top="0in" fo:margin-bottom="0in" fo:line-height="165%" style:writing-mode="lr-tb"/>
      <style:text-properties fo:font-variant="normal" fo:text-transform="none" fo:color="#000000" style:text-line-through-style="none" style:text-underline-style="none" style:text-blinking="false" fo:background-color="transparent"/>
    </style:style>
    <style:style style:name="P70" style:family="paragraph" style:parent-style-name="Text_20_body">
      <style:paragraph-properties fo:margin-top="0in" fo:margin-bottom="0in" fo:line-height="138%"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71" style:family="paragraph" style:parent-style-name="Text_20_body">
      <style:paragraph-properties fo:margin-top="0in" fo:margin-bottom="0in" fo:line-height="138%"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72" style:family="paragraph" style:parent-style-name="Text_20_body">
      <style:paragraph-properties fo:margin-top="0in" fo:margin-bottom="0in" fo:line-height="138%" style:writing-mode="lr-tb"/>
      <style:text-properties fo:font-variant="normal" fo:text-transform="none" fo:color="#000000" style:font-name="Arial1" fo:font-size="11pt" fo:font-style="normal" style:text-underline-style="none" fo:font-weight="normal" fo:background-color="transparent"/>
    </style:style>
    <style:style style:name="P73" style:family="paragraph" style:parent-style-name="Text_20_body">
      <style:paragraph-properties fo:margin-top="0in" fo:margin-bottom="0in" fo:line-height="200%" fo:text-align="start" style:justify-single-word="false" style:writing-mode="lr-tb"/>
      <style:text-properties fo:font-variant="normal" fo:text-transform="none" fo:color="#000000" style:font-name="Times New Roman" fo:font-size="12pt" fo:font-style="normal" style:text-underline-style="none" fo:font-weight="normal" fo:background-color="#ffffff"/>
    </style:style>
    <style:style style:name="P74" style:family="paragraph" style:parent-style-name="Text_20_body">
      <style:paragraph-properties fo:margin-top="0in" fo:margin-bottom="0in" fo:line-height="138%" style:writing-mode="lr-tb"/>
    </style:style>
    <style:style style:name="P75" style:family="paragraph" style:parent-style-name="Text_20_body">
      <style:paragraph-properties fo:margin-top="0in" fo:margin-bottom="0in" fo:line-height="138%" fo:text-align="center" style:justify-single-word="false" style:writing-mode="lr-tb"/>
    </style:style>
    <style:style style:name="P76" style:family="paragraph" style:parent-style-name="Text_20_body">
      <style:paragraph-properties fo:margin-top="0in" fo:margin-bottom="0in" fo:line-height="200%" style:writing-mode="lr-tb"/>
    </style:style>
    <style:style style:name="P77" style:family="paragraph" style:parent-style-name="Standard">
      <style:paragraph-properties fo:margin-top="0in" fo:margin-bottom="0in" fo:line-height="200%" style:writing-mode="lr-tb"/>
      <style:text-properties style:use-window-font-color="true" style:font-name="Times-Roman"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P78" style:family="paragraph" style:parent-style-name="Standard">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79" style:family="paragraph" style:parent-style-name="Text_20_body">
      <style:paragraph-properties fo:margin-top="0in" fo:margin-bottom="0in" fo:line-height="2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81" style:family="paragraph" style:parent-style-name="Heading_20_1">
      <style:paragraph-properties fo:margin-top="0in" fo:margin-bottom="0in" fo:text-align="start" style:justify-single-word="false"/>
    </style:style>
    <style:style style:name="P82" style:family="paragraph" style:parent-style-name="Text_20_body">
      <style:paragraph-properties fo:margin-top="0in" fo:margin-bottom="0in" fo:text-align="start" style:justify-single-word="false"/>
    </style:style>
    <style:style style:name="P83" style:family="paragraph" style:parent-style-name="Text_20_body">
      <style:paragraph-properties fo:margin-left="0.5in" fo:margin-right="0in" fo:margin-top="0in" fo:margin-bottom="0in" fo:line-height="138%"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4"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5" style:family="paragraph" style:parent-style-name="Text_20_body">
      <style:paragraph-properties fo:margin-left="0in" fo:margin-right="0in" fo:margin-top="0in" fo:margin-bottom="0in" fo:line-height="200%"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6" style:family="paragraph" style:parent-style-name="Text_20_body">
      <style:paragraph-properties fo:margin-left="2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7" style:family="paragraph" style:parent-style-name="Standard">
      <style:paragraph-properties fo:text-align="end" style:justify-single-word="false" style:text-autospace="none" style:writing-mode="rl-tb"/>
      <style:text-properties style:use-window-font-color="true" style:font-name="Times-Roman" fo:font-size="12pt" style:font-name-asian="Times-Roman" style:font-size-asian="12pt" style:font-name-complex="Times-Roman" style:font-size-complex="12pt"/>
    </style:style>
    <style:style style:name="P88" style:family="paragraph" style:parent-style-name="Standard">
      <style:paragraph-properties fo:text-align="start" style:justify-single-word="false" style:text-autospace="none" style:writing-mode="rl-tb"/>
      <style:text-properties style:use-window-font-color="true" style:font-name="Times-Roman" fo:font-size="12pt" style:font-name-asian="Times-Roman" style:font-size-asian="12pt" style:font-name-complex="Times-Roman" style:font-size-complex="12pt"/>
    </style:style>
    <style:style style:name="P89" style:family="paragraph" style:parent-style-name="List_20_Paragraph">
      <style:paragraph-properties fo:margin-left="0in" fo:margin-right="0in" fo:text-indent="0in" style:auto-text-indent="false"/>
    </style:style>
    <style:style style:name="P90" style:family="paragraph" style:parent-style-name="List_20_Paragraph">
      <style:paragraph-properties fo:margin-left="0in" fo:margin-right="0in" fo:text-indent="0in" style:auto-text-indent="false"/>
      <style:text-properties fo:color="#000000" style:font-name="Times New Roman" fo:background-color="#ffffff"/>
    </style:style>
    <style:style style:name="P91" style:family="paragraph" style:parent-style-name="List_20_Paragraph">
      <style:paragraph-properties fo:margin-left="0in" fo:margin-right="0in" fo:text-indent="0in" style:auto-text-indent="false"/>
      <style:text-properties fo:color="#000000" style:font-name="Times New Roman" fo:font-size="12pt" fo:font-weight="normal" fo:background-color="#ffffff" style:font-weight-asian="normal" style:font-weight-complex="normal"/>
    </style:style>
    <style:style style:name="P92" style:family="paragraph" style:parent-style-name="Text_20_body">
      <style:paragraph-properties fo:margin-left="0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93" style:family="paragraph" style:parent-style-name="Text_20_body">
      <style:paragraph-properties fo:margin-left="0in" fo:margin-right="0in" fo:text-align="start" style:justify-single-word="false" fo:text-indent="0in" style:auto-text-indent="false"/>
      <style:text-properties style:font-name="Times New Roman" fo:font-size="11pt" style:font-size-asian="11pt" style:font-size-complex="11pt"/>
    </style:style>
    <style:style style:name="P94" style:family="paragraph" style:parent-style-name="Text_20_body">
      <style:paragraph-properties fo:margin-left="0in" fo:margin-right="0in" fo:text-align="start" style:justify-single-word="false" fo:text-indent="0in" style:auto-text-indent="false"/>
      <style:text-properties style:font-name="Times New Roman" fo:font-size="11pt"/>
    </style:style>
    <style:style style:name="P95" style:family="paragraph" style:parent-style-name="Text_20_body">
      <style:paragraph-properties fo:margin-left="0in" fo:margin-right="0in" fo:text-align="start" style:justify-single-word="false" fo:text-indent="0in" style:auto-text-indent="false"/>
      <style:text-properties fo:color="#ffffff" style:font-name="Times New Roman" fo:font-size="11pt" fo:font-weight="bold" fo:background-color="#5e11a6" style:font-size-asian="11pt" style:font-weight-asian="bold" style:font-size-complex="11pt" style:font-weight-complex="bold"/>
    </style:style>
    <style:style style:name="P96" style:family="paragraph" style:parent-style-name="Text_20_body">
      <style:paragraph-properties fo:margin-left="0in" fo:margin-right="0in" fo:margin-top="0in" fo:margin-bottom="0in" fo:line-height="138%"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7"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8"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9"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size-asian="12pt" style:font-weight-asian="normal" style:font-size-complex="12pt" style:font-weight-complex="normal"/>
    </style:style>
    <style:style style:name="P100"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CrimsonText" fo:font-size="12pt" fo:font-style="normal" style:text-underline-style="none" fo:font-weight="bold" style:text-blinking="false" fo:background-color="#ffffff" style:font-size-asian="12pt" style:font-weight-asian="normal" style:font-size-complex="12pt" style:font-weight-complex="normal"/>
    </style:style>
    <style:style style:name="P101"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style:use-window-font-color="true" style:text-line-through-style="none" style:font-name="Times-Roman" fo:font-size="12pt" fo:font-style="normal" style:text-underline-style="none" fo:font-weight="normal" style:text-blinking="false" fo:background-color="#ffffff" style:font-name-asian="Times-Roman" style:font-size-asian="12pt" style:font-weight-asian="normal" style:font-name-complex="Times-Roman" style:font-size-complex="12pt" style:font-weight-complex="normal"/>
    </style:style>
    <style:style style:name="P102" style:family="paragraph" style:parent-style-name="Text_20_body">
      <style:paragraph-properties fo:margin-left="0in" fo:margin-right="0in" fo:margin-top="0in" fo:margin-bottom="0in" fo:line-height="200%" fo:text-align="start" style:justify-single-word="false" fo:text-indent="0in" style:auto-text-indent="false" style:writing-mode="lr-tb"/>
    </style:style>
    <style:style style:name="P103" style:family="paragraph" style:parent-style-name="Standard">
      <style:paragraph-properties fo:margin-left="0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04" style:family="paragraph" style:parent-style-name="Standard">
      <style:paragraph-properties fo:margin-left="0in" fo:margin-right="0in" fo:margin-top="0in" fo:margin-bottom="0in" fo:line-height="138%"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5" style:family="paragraph" style:parent-style-name="Standard">
      <style:paragraph-properties fo:margin-left="0in" fo:margin-right="0in" fo:text-indent="0in" style:auto-text-indent="false"/>
    </style:style>
    <style:style style:name="P106" style:family="paragraph" style:parent-style-name="Text_20_body">
      <style:paragraph-properties fo:margin-left="0.0063in" fo:margin-right="0in" fo:text-align="start" style:justify-single-word="false" fo:text-indent="0in" style:auto-text-indent="false"/>
      <style:text-properties style:font-name="Times New Roman" fo:font-size="11pt" style:font-size-asian="11pt" style:font-size-complex="11pt"/>
    </style:style>
    <style:style style:name="P107" style:family="paragraph" style:parent-style-name="Text_20_body">
      <style:paragraph-properties fo:margin-left="0.0063in" fo:margin-right="0in" fo:text-align="start" style:justify-single-word="false" fo:text-indent="0in" style:auto-text-indent="false"/>
      <style:text-properties style:font-name="Times New Roman" fo:font-size="11pt" fo:font-weight="bold" fo:background-color="#0000ff" style:font-size-asian="11pt" style:font-weight-asian="bold" style:font-size-complex="11pt" style:font-weight-complex="bold"/>
    </style:style>
    <style:style style:name="P108" style:family="paragraph" style:parent-style-name="Text_20_body">
      <style:paragraph-properties fo:margin-left="0.0063in" fo:margin-right="0in" fo:text-align="start" style:justify-single-word="false" fo:text-indent="0in" style:auto-text-indent="false"/>
      <style:text-properties style:font-name="Times New Roman" fo:font-size="11pt" fo:font-weight="bold" fo:background-color="#ffff00" style:font-size-asian="11pt" style:font-weight-asian="bold" style:font-size-complex="11pt" style:font-weight-complex="bold"/>
    </style:style>
    <style:style style:name="P109" style:family="paragraph" style:parent-style-name="Text_20_body">
      <style:paragraph-properties fo:margin-left="0.0063in" fo:margin-right="0in" fo:text-align="start" style:justify-single-word="false" fo:text-indent="0in" style:auto-text-indent="false"/>
      <style:text-properties style:font-name="Times New Roman" fo:font-size="12pt"/>
    </style:style>
    <style:style style:name="P110" style:family="paragraph" style:parent-style-name="Heading_20_1">
      <style:paragraph-properties fo:text-align="start" style:justify-single-word="false"/>
    </style:style>
    <style:style style:name="P111" style:family="paragraph" style:parent-style-name="List_20_Paragraph" style:list-style-name="WWNum1"/>
    <style:style style:name="P112" style:family="paragraph" style:parent-style-name="List_20_Paragraph" style:list-style-name="WWNum1">
      <style:text-properties fo:font-weight="normal" style:font-weight-asian="normal" style:font-weight-complex="normal"/>
    </style:style>
    <style:style style:name="P113" style:family="paragraph" style:parent-style-name="List_20_Paragraph" style:list-style-name="WWNum3"/>
    <style:style style:name="P114" style:family="paragraph" style:parent-style-name="List_20_Paragraph" style:list-style-name="WWNum2"/>
    <style:style style:name="P115" style:family="paragraph" style:parent-style-name="List_20_Paragraph" style:list-style-name="WWNum6"/>
    <style:style style:name="P116" style:family="paragraph" style:parent-style-name="List_20_Paragraph" style:list-style-name="WWNum1">
      <style:text-properties fo:font-weight="bold" style:font-weight-asian="bold"/>
    </style:style>
    <style:style style:name="P117" style:family="paragraph" style:parent-style-name="List_20_Paragraph" style:list-style-name="WWNum3">
      <style:paragraph-properties fo:margin-left="0in" fo:margin-right="0in" fo:text-indent="0in" style:auto-text-indent="false"/>
      <style:text-properties fo:color="#000000" style:font-name="Times New Roman" fo:font-size="12pt" fo:font-weight="normal" fo:background-color="#ffffff" style:font-weight-asian="normal" style:font-weight-complex="normal"/>
    </style:style>
    <style:style style:name="P118" style:family="paragraph" style:parent-style-name="List_20_Paragraph" style:list-style-name="WWNum2">
      <style:paragraph-properties fo:margin-left="0.3217in" fo:margin-right="0in" fo:text-indent="0in" style:auto-text-indent="false"/>
      <style:text-properties fo:color="#000000" style:font-name="Times New Roman" fo:font-size="12pt" fo:font-weight="bold" fo:background-color="#ffffff" style:font-weight-asian="bold" style:font-weight-complex="normal"/>
    </style:style>
    <style:style style:name="P119" style:family="paragraph" style:parent-style-name="Text_20_body">
      <style:paragraph-properties fo:margin-left="0in" fo:margin-right="0in" fo:text-align="start" style:justify-single-word="false" fo:text-indent="0in" style:auto-text-indent="false"/>
      <style:text-properties style:font-name="Times New Roman" fo:font-size="11pt" style:font-size-asian="11pt" style:font-size-complex="11pt"/>
    </style:style>
    <style:style style:name="P120" style:family="paragraph" style:parent-style-name="Text_20_body">
      <style:paragraph-properties fo:margin-left="0in" fo:margin-right="0in" fo:text-align="start" style:justify-single-word="false" fo:text-indent="0in" style:auto-text-indent="false"/>
      <style:text-properties style:font-name="Times New Roman" fo:font-size="11pt" fo:font-weight="bold" fo:background-color="#ff6633" style:font-size-asian="11pt" style:font-weight-asian="bold" style:font-size-complex="11pt" style:font-weight-complex="bold"/>
    </style:style>
    <style:style style:name="P121" style:family="paragraph" style:parent-style-name="Text_20_body">
      <style:paragraph-properties fo:margin-left="0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22" style:family="paragraph" style:parent-style-name="Text_20_body">
      <style:paragraph-properties fo:margin-left="0in" fo:margin-right="0in" fo:margin-top="0in" fo:margin-bottom="0in" fo:line-height="200%" fo:text-indent="0in" style:auto-text-indent="false"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weight-asian="bold" style:font-size-complex="12pt" style:font-weight-complex="bold"/>
    </style:style>
    <style:style style:name="P123" style:family="paragraph" style:parent-style-name="Text_20_body">
      <style:paragraph-properties fo:margin-left="0in" fo:margin-right="0in" fo:margin-top="0in" fo:margin-bottom="0in" fo:line-height="200%" fo:text-indent="0in" style:auto-text-indent="false" style:writing-mode="lr-tb"/>
    </style:style>
    <style:style style:name="P124" style:family="paragraph" style:parent-style-name="Text_20_body" style:list-style-name="WWNum1">
      <style:text-properties fo:color="#000000" style:font-name="Times New Roman" fo:font-size="12pt" fo:font-weight="normal" fo:background-color="#ffffff" style:font-weight-asian="normal" style:font-weight-complex="normal"/>
    </style:style>
    <style:style style:name="P125" style:family="paragraph" style:parent-style-name="Text_20_body" style:list-style-name="WWNum3">
      <style:text-properties fo:color="#000000" style:font-name="Times New Roman" fo:font-size="12pt" fo:font-weight="normal" fo:background-color="#ffffff" style:font-weight-asian="normal" style:font-weight-complex="normal"/>
    </style:style>
    <style:style style:name="P126" style:family="paragraph" style:parent-style-name="Text_20_body" style:list-style-name="WWNum2">
      <style:text-properties fo:color="#000000" style:font-name="Times New Roman" fo:font-size="12pt" fo:font-weight="normal" fo:background-color="#ffffff" style:font-weight-asian="normal" style:font-weight-complex="normal"/>
    </style:style>
    <style:style style:name="P127" style:family="paragraph" style:parent-style-name="Text_20_body" style:list-style-name="WWNum6">
      <style:text-properties fo:color="#000000" style:font-name="Times New Roman" fo:font-size="12pt" fo:font-weight="normal" fo:background-color="#ffffff" style:font-weight-asian="normal" style:font-weight-complex="normal"/>
    </style:style>
    <style:style style:name="P128" style:family="paragraph" style:parent-style-name="Text_20_body" style:list-style-name="L2">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29"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3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ffffff" style:font-size-asian="12pt" style:font-weight-asian="normal" style:font-size-complex="12pt" style:font-weight-complex="normal"/>
    </style:style>
    <style:style style:name="P131" style:family="paragraph" style:parent-style-name="Text_20_body">
      <style:paragraph-properties fo:text-align="start" style:justify-single-word="false"/>
      <style:text-properties fo:font-variant="normal" fo:text-transform="none" fo:color="#000000" style:font-name="Arial1" fo:font-size="11pt" fo:font-style="normal" style:text-underline-style="solid" style:text-underline-width="auto" style:text-underline-color="font-color" fo:font-weight="bold" fo:background-color="transparent" style:font-size-asian="12pt" style:font-size-complex="12pt"/>
    </style:style>
    <style:style style:name="P132" style:family="paragraph" style:parent-style-name="Text_20_body">
      <style:paragraph-properties fo:text-align="center" style:justify-single-word="false"/>
      <style:text-properties style:font-name="Times New Roman" fo:font-size="18pt"/>
    </style:style>
    <style:style style:name="P133"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34" style:family="paragraph" style:parent-style-name="Text_20_body" style:list-style-name="L2">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35" style:family="paragraph" style:parent-style-name="Text_20_body" style:list-style-name="L3">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36" style:family="paragraph" style:parent-style-name="Text_20_body" style:list-style-name="L3">
      <style:paragraph-properties fo:margin-top="0in" fo:margin-bottom="0in"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37"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5pt" fo:font-style="normal" style:text-underline-style="none" fo:font-weight="bold" style:text-blinking="false" fo:background-color="transparent" style:font-size-asian="15pt" style:font-weight-asian="bold" style:font-size-complex="15pt" style:font-weight-complex="bold"/>
    </style:style>
    <style:style style:name="P138" style:family="paragraph" style:parent-style-name="Text_20_body">
      <style:paragraph-properties fo:margin-top="0in" fo:margin-bottom="0in" fo:line-height="138%"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P139" style:family="paragraph" style:parent-style-name="Text_20_body">
      <style:paragraph-properties fo:margin-top="0in" fo:margin-bottom="0in" fo:line-height="138%" style:writing-mode="lr-tb"/>
      <style:text-properties fo:font-variant="normal" fo:text-transform="none" fo:color="#000000" style:text-line-through-style="none" style:font-name="Calibri" fo:font-size="12pt" fo:font-style="normal" style:text-underline-style="none" fo:font-weight="bold" style:text-blinking="false" fo:background-color="transparent"/>
    </style:style>
    <style:style style:name="P140" style:family="paragraph" style:parent-style-name="Text_20_body" style:list-style-name="L4">
      <style:paragraph-properties fo:margin-top="0in" fo:margin-bottom="0in" fo:line-height="2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41" style:family="paragraph" style:parent-style-name="Text_20_body" style:list-style-name="L5">
      <style:paragraph-properties fo:margin-top="0in" fo:margin-bottom="0in" fo:line-height="2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42" style:family="paragraph" style:parent-style-name="Text_20_body" style:list-style-name="L6">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143" style:family="paragraph" style:parent-style-name="Text_20_body" style:list-style-name="L7">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144" style:family="paragraph" style:parent-style-name="Text_20_body" style:list-style-name="L8">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145" style:family="paragraph" style:parent-style-name="Text_20_body" style:list-style-name="L9">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fo:background-color="transparent"/>
    </style:style>
    <style:style style:name="P146" style:family="paragraph" style:parent-style-name="Text_20_body" style:list-style-name="L8">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font-name="Times New Roman1" fo:font-size="11pt" fo:font-style="normal" style:text-underline-style="none" fo:font-weight="normal" style:text-blinking="false"/>
    </style:style>
    <style:style style:name="P147" style:family="paragraph" style:parent-style-name="Text_20_body" style:list-style-name="L7">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148" style:family="paragraph" style:parent-style-name="Text_20_body" style:list-style-name="L8">
      <style:paragraph-properties fo:margin-top="0in" fo:margin-bottom="0in" fo:line-height="138%" fo:text-align="start" style:justify-single-word="false"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149" style:family="paragraph" style:parent-style-name="Text_20_body">
      <style:paragraph-properties fo:margin-left="0.5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50" style:family="paragraph" style:parent-style-name="Text_20_body">
      <style:paragraph-properties fo:margin-left="0.5in" fo:margin-right="0in" fo:margin-top="0in" fo:margin-bottom="0in" fo:line-height="138%"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51" style:family="paragraph" style:parent-style-name="Text_20_body">
      <style:paragraph-properties fo:margin-left="0.5in" fo:margin-right="0in" fo:margin-top="0in" fo:margin-bottom="0in" fo:line-height="138%" fo:text-indent="0in" style:auto-text-indent="false" style:writing-mode="lr-tb"/>
      <style:text-properties fo:font-size="16pt" fo:font-weight="bold" style:font-size-asian="16pt" style:font-weight-asian="bold"/>
    </style:style>
    <style:style style:name="P152" style:family="paragraph" style:parent-style-name="Standard" style:list-style-name="L1">
      <style:paragraph-properties fo:text-align="start" style:justify-single-word="false"/>
    </style:style>
    <style:style style:name="P15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4" style:family="paragraph" style:parent-style-name="Standard">
      <style:text-properties style:font-name="Cambria"/>
    </style:style>
    <style:style style:name="P155" style:family="paragraph" style:parent-style-name="Standard">
      <style:text-properties style:font-name="Cambria" style:font-name-complex="Times New Roman2"/>
    </style:style>
    <style:style style:name="P156" style:family="paragraph" style:parent-style-name="Standard">
      <style:text-properties style:font-name="Cambria" fo:font-weight="bold" style:font-weight-asian="bold"/>
    </style:style>
    <style:style style:name="P157" style:family="paragraph" style:parent-style-name="Standard">
      <style:text-properties style:font-name="Cambria" fo:font-weight="bold" style:font-weight-asian="bold" style:font-name-complex="Times New Roman2"/>
    </style:style>
    <style:style style:name="P158" style:family="paragraph" style:parent-style-name="Standard">
      <style:paragraph-properties fo:text-align="center" style:justify-single-word="false"/>
      <style:text-properties style:font-name="Cambria" fo:font-weight="bold" style:font-weight-asian="bold"/>
    </style:style>
    <style:style style:name="P159" style:family="paragraph" style:parent-style-name="Standard">
      <style:text-properties fo:font-weight="bold" style:font-weight-asian="bold"/>
    </style:style>
    <style:style style:name="P160" style:family="paragraph" style:parent-style-name="Standard">
      <style:text-properties fo:color="#ff0000"/>
    </style:style>
    <style:style style:name="P161" style:family="paragraph" style:parent-style-name="Standard">
      <style:text-properties fo:color="#c45911" style:font-name="Cambria" fo:font-weight="bold" style:font-weight-asian="bold" style:font-name-complex="Times New Roman2"/>
    </style:style>
    <style:style style:name="P162" style:family="paragraph" style:parent-style-name="Standard">
      <style:text-properties fo:color="#c45911" style:font-name="Cambria" style:font-name-complex="Times New Roman2"/>
    </style:style>
    <style:style style:name="P163" style:family="paragraph" style:parent-style-name="Standard">
      <style:text-properties fo:color="#0070c0" style:font-name="Cambria"/>
    </style:style>
    <style:style style:name="P164" style:family="paragraph" style:parent-style-name="Standard">
      <style:text-properties fo:color="#7030a0" style:font-name="Cambria"/>
    </style:style>
    <style:style style:name="P165" style:family="paragraph" style:parent-style-name="Standard">
      <style:paragraph-properties fo:text-align="center" style:justify-single-word="false"/>
      <style:text-properties fo:font-size="16pt" style:font-size-asian="16pt" style:font-size-complex="16pt"/>
    </style:style>
    <style:style style:name="P166" style:family="paragraph" style:parent-style-name="Standard">
      <style:paragraph-properties fo:margin-left="0in" fo:margin-right="0in" fo:margin-top="0in" fo:margin-bottom="0in" fo:line-height="138%" fo:text-indent="0in" style:auto-text-indent="false"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fo:font-size="12pt"/>
    </style:style>
    <style:style style:name="T2" style:family="text">
      <style:text-properties fo:font-size="12pt" fo:font-weight="bold" style:font-weight-asian="bold"/>
    </style:style>
    <style:style style:name="T3" style:family="text">
      <style:text-properties fo:font-size="12pt" fo:font-weight="bold" style:font-weight-asian="bold" style:font-weight-complex="normal"/>
    </style:style>
    <style:style style:name="T4" style:family="text">
      <style:text-properties fo:font-size="12pt"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size-asian="18pt" style:font-weight-asian="bold" style:font-size-complex="18pt" style:font-weight-complex="bold"/>
    </style:style>
    <style:style style:name="T7"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weight-asian="normal" style:font-size-complex="12pt" style:font-weight-complex="normal"/>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style:text-blinking="false" fo:background-color="#ffff00"/>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T13" style:family="text">
      <style:text-properties fo:font-variant="normal" fo:text-transform="none" fo:color="#000000" style:text-line-through-style="none" style:font-name="Times New Roman" fo:font-style="normal" style:text-underline-style="none" style:text-blinking="false" fo:background-color="transparent" style:font-size-asian="12pt" style:font-size-complex="12pt"/>
    </style:style>
    <style:style style:name="T14"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15"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T17" style:family="text">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18"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9" style:family="text">
      <style:text-properties fo:font-variant="normal" fo:text-transform="none" fo:color="#000000" style:text-line-through-style="none" style:font-name="Arial1" fo:font-size="12pt" fo:font-style="normal" style:text-underline-style="none" fo:font-weight="normal" style:text-blinking="false" fo:background-color="#ffff00"/>
    </style:style>
    <style:style style:name="T20" style:family="text">
      <style:text-properties fo:font-variant="normal" fo:text-transform="none" fo:color="#000000" style:text-line-through-style="none" style:font-name="Calibri" fo:font-size="12pt" fo:font-style="normal" style:text-underline-style="none" fo:font-weight="bold" style:text-blinking="false" fo:background-color="transparent"/>
    </style:style>
    <style:style style:name="T21" style:family="text">
      <style:text-properties fo:font-variant="normal" fo:text-transform="none" fo:color="#000000" style:text-line-through-style="none" style:font-name="Calibri" fo:font-size="12pt" fo:font-style="normal" style:text-underline-style="none" fo:font-weight="normal" style:text-blinking="false" fo:background-color="transparent"/>
    </style:style>
    <style:style style:name="T22" style:family="text">
      <style:text-properties fo:font-variant="normal" fo:text-transform="none" fo:color="#000000" style:text-line-through-style="none" style:font-name="CrimsonText" fo:font-size="12pt" fo:font-style="normal" style:text-underline-style="none" fo:font-weight="bold" style:text-blinking="false" fo:background-color="#ffffff" style:font-size-asian="12pt" style:font-weight-asian="normal" style:font-size-complex="12pt" style:font-weight-complex="normal"/>
    </style:style>
    <style:style style:name="T23" style:family="text">
      <style:text-properties fo:font-variant="normal" fo:text-transform="none" fo:color="#000000" style:text-line-through-style="none" style:text-position="super 58%" style:font-name="CrimsonText" fo:font-size="12pt" fo:font-style="normal" style:text-underline-style="none" fo:font-weight="bold" style:text-blinking="false" fo:background-color="#ffffff"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ffffff" style:font-name-asian="Times-Roman" style:font-size-asian="12pt" style:font-weight-asian="normal" style:font-name-complex="Times-Roman" style:font-size-complex="12pt" style:font-weight-complex="normal"/>
    </style:style>
    <style:style style:name="T25"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name-asian="Times-Roman" style:font-size-asian="12pt" style:font-name-complex="Times-Roman" style:font-size-complex="12pt"/>
    </style:style>
    <style:style style:name="T26" style:family="text">
      <style:text-properties style:text-position="super 58%"/>
    </style:style>
    <style:style style:name="T27" style:family="text">
      <style:text-properties style:text-position="super 58%" fo:font-size="12pt"/>
    </style:style>
    <style:style style:name="T28" style:family="text">
      <style:text-properties style:text-position="super 58%" style:font-name="Cambria"/>
    </style:style>
    <style:style style:name="T29" style:family="text">
      <style:text-properties style:text-line-through-style="none" style:text-blinking="false"/>
    </style:style>
    <style:style style:name="T30" style:family="text">
      <style:text-properties style:text-line-through-style="none" style:text-blinking="false" style:font-size-asian="12pt" style:font-weight-asian="normal" style:font-size-complex="12pt" style:font-weight-complex="normal"/>
    </style:style>
    <style:style style:name="T31" style:family="text">
      <style:text-properties fo:background-color="transparent"/>
    </style:style>
    <style:style style:name="T32" style:family="text">
      <style:text-properties fo:background-color="transparent" style:font-size-asian="12pt" style:font-weight-asian="normal" style:font-size-complex="12pt" style:font-weight-complex="normal"/>
    </style:style>
    <style:style style:name="T33" style:family="text">
      <style:text-properties style:font-name="Times New Roman1" fo:font-size="11pt" fo:font-style="normal" fo:font-weight="normal"/>
    </style:style>
    <style:style style:name="T34" style:family="text">
      <style:text-properties style:use-window-font-color="true" style:font-name="Times-Roman" style:font-name-asian="Times-Roman" style:font-name-complex="Times-Roman"/>
    </style:style>
    <style:style style:name="T35" style:family="text">
      <style:text-properties style:use-window-font-color="true" style:font-name-asian="Times-Roman" style:font-name-complex="Times-Roman"/>
    </style:style>
    <style:style style:name="T36" style:family="text">
      <style:text-properties style:use-window-font-color="true" fo:background-color="#ffffff" style:font-name-asian="Times-Roman" style:font-weight-asian="normal" style:font-name-complex="Times-Roman" style:font-weight-complex="normal"/>
    </style:style>
    <style:style style:name="T37" style:family="text">
      <style:text-properties style:text-underline-style="solid" style:text-underline-width="auto" style:text-underline-color="font-color" fo:font-weight="bold"/>
    </style:style>
    <style:style style:name="T38" style:family="text">
      <style:text-properties fo:color="#ff0000"/>
    </style:style>
    <style:style style:name="T39" style:family="text">
      <style:text-properties fo:color="#ff0000" fo:background-color="#ffff00"/>
    </style:style>
    <style:style style:name="T40" style:family="text">
      <style:text-properties fo:color="#ff0000" style:text-position="super 58%"/>
    </style:style>
    <style:style style:name="T41" style:family="text">
      <style:text-properties fo:color="#ff0000" style:font-name="Cambria"/>
    </style:style>
    <style:style style:name="T42" style:family="text">
      <style:text-properties fo:background-color="#ffff00"/>
    </style:style>
    <style:style style:name="T43" style:family="text">
      <style:text-properties fo:background-color="#00ff00"/>
    </style:style>
    <style:style style:name="T44" style:family="text">
      <style:text-properties fo:background-color="#00ff00" style:font-size-asian="11pt" style:font-size-complex="11pt"/>
    </style:style>
    <style:style style:name="T45" style:family="text">
      <style:text-properties style:font-size-asian="11pt" style:font-size-complex="11pt"/>
    </style:style>
    <style:style style:name="T46" style:family="text">
      <style:text-properties style:font-name="Arial1" fo:font-size="11pt" fo:font-style="normal" fo:font-weight="normal"/>
    </style:style>
    <style:style style:name="T47" style:family="text">
      <style:text-properties style:font-name="Cambria"/>
    </style:style>
    <style:style style:name="T48" style:family="text">
      <style:text-properties style:font-name="Cambria" style:font-name-complex="Times New Roman2"/>
    </style:style>
    <style:style style:name="T49" style:family="text">
      <style:text-properties style:font-name="Cambria" fo:font-weight="bold" style:font-weight-asian="bold"/>
    </style:style>
    <style:style style:name="T50" style:family="text">
      <style:text-properties style:font-name="Cambria" fo:font-weight="bold" style:font-weight-asian="bold" style:font-name-complex="Times New Roman2"/>
    </style:style>
    <style:style style:name="T51" style:family="text">
      <style:text-properties fo:color="#7030a0"/>
    </style:style>
    <style:style style:name="T52" style:family="text">
      <style:text-properties fo:color="#7030a0" style:text-position="super 58%"/>
    </style:style>
    <style:style style:name="T53" style:family="text">
      <style:text-properties fo:color="#0070c0" style:font-name="Cambria"/>
    </style:style>
    <style:style style:name="T54" style:family="text">
      <style:text-properties fo:color="#0070c0" style:font-name="Cambria" fo:font-weight="bold" style:font-weight-asian="bold"/>
    </style:style>
    <style:style style:name="T55" style:family="text">
      <style:text-properties fo:font-size="18pt" fo:font-weight="bold" style:font-size-asian="18pt" style:font-weight-asian="bold" style:font-size-complex="18pt" style:font-weight-complex="bold"/>
    </style:style>
    <style:style style:name="T56"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2.0535in" text:min-label-width="0.1965in"/>
      </text:list-level-style-bullet>
      <text:list-level-style-bullet text:level="2" text:style-name="Bullet_20_Symbols" style:num-suffix="." text:bullet-char="•">
        <style:list-level-properties text:space-before="2.0535in" text:min-label-width="0.1965in"/>
      </text:list-level-style-bullet>
      <text:list-level-style-bullet text:level="3" text:style-name="Bullet_20_Symbols" style:num-suffix="." text:bullet-char="•">
        <style:list-level-properties text:space-before="2.0535in" text:min-label-width="0.1965in"/>
      </text:list-level-style-bullet>
      <text:list-level-style-bullet text:level="4" text:style-name="Bullet_20_Symbols" style:num-suffix="." text:bullet-char="•">
        <style:list-level-properties text:space-before="2.5173in" text:min-label-width="0.1965in"/>
      </text:list-level-style-bullet>
      <text:list-level-style-bullet text:level="5" text:style-name="Bullet_20_Symbols" style:num-suffix="." text:bullet-char="•">
        <style:list-level-properties text:space-before="3.0083in" text:min-label-width="0.1965in"/>
      </text:list-level-style-bullet>
      <text:list-level-style-bullet text:level="6" text:style-name="Bullet_20_Symbols" style:num-suffix="." text:bullet-char="•">
        <style:list-level-properties text:space-before="3.4992in" text:min-label-width="0.1965in"/>
      </text:list-level-style-bullet>
      <text:list-level-style-bullet text:level="7" text:style-name="Bullet_20_Symbols" style:num-suffix="." text:bullet-char="•">
        <style:list-level-properties text:space-before="3.9902in" text:min-label-width="0.1965in"/>
      </text:list-level-style-bullet>
      <text:list-level-style-bullet text:level="8" text:style-name="Bullet_20_Symbols" style:num-suffix="." text:bullet-char="•">
        <style:list-level-properties text:space-before="4.4815in" text:min-label-width="0.1965in"/>
      </text:list-level-style-bullet>
      <text:list-level-style-bullet text:level="9" text:style-name="Bullet_20_Symbols" style:num-suffix="." text:bullet-char="•">
        <style:list-level-properties text:space-before="4.9724in" text:min-label-width="0.1965in"/>
      </text:list-level-style-bullet>
      <text:list-level-style-bullet text:level="10" text:style-name="Bullet_20_Symbols" style:num-suffix="." text:bullet-char="•">
        <style:list-level-properties text:space-before="5.4634in" text:min-label-width="0.1965in"/>
      </text:list-level-style-bullet>
    </text:list-style>
    <text:list-style style:name="L5">
      <text:list-level-style-bullet text:level="1" text:style-name="Bullet_20_Symbols" style:num-suffix="." text:bullet-char="•">
        <style:list-level-properties text:space-before="1.7945in" text:min-label-width="0.1965in"/>
      </text:list-level-style-bullet>
      <text:list-level-style-bullet text:level="2" text:style-name="Bullet_20_Symbols" style:num-suffix="." text:bullet-char="•">
        <style:list-level-properties text:space-before="2.2854in" text:min-label-width="0.1965in"/>
      </text:list-level-style-bullet>
      <text:list-level-style-bullet text:level="3" text:style-name="Bullet_20_Symbols" style:num-suffix="." text:bullet-char="•">
        <style:list-level-properties text:space-before="2.7764in" text:min-label-width="0.1965in"/>
      </text:list-level-style-bullet>
      <text:list-level-style-bullet text:level="4" text:style-name="Bullet_20_Symbols" style:num-suffix="." text:bullet-char="•">
        <style:list-level-properties text:space-before="3.2673in" text:min-label-width="0.1965in"/>
      </text:list-level-style-bullet>
      <text:list-level-style-bullet text:level="5" text:style-name="Bullet_20_Symbols" style:num-suffix="." text:bullet-char="•">
        <style:list-level-properties text:space-before="3.7583in" text:min-label-width="0.1965in"/>
      </text:list-level-style-bullet>
      <text:list-level-style-bullet text:level="6" text:style-name="Bullet_20_Symbols" style:num-suffix="." text:bullet-char="•">
        <style:list-level-properties text:space-before="4.2492in" text:min-label-width="0.1965in"/>
      </text:list-level-style-bullet>
      <text:list-level-style-bullet text:level="7" text:style-name="Bullet_20_Symbols" style:num-suffix="." text:bullet-char="•">
        <style:list-level-properties text:space-before="4.7402in" text:min-label-width="0.1965in"/>
      </text:list-level-style-bullet>
      <text:list-level-style-bullet text:level="8" text:style-name="Bullet_20_Symbols" style:num-suffix="." text:bullet-char="•">
        <style:list-level-properties text:space-before="5.2315in" text:min-label-width="0.1965in"/>
      </text:list-level-style-bullet>
      <text:list-level-style-bullet text:level="9" text:style-name="Bullet_20_Symbols" style:num-suffix="." text:bullet-char="•">
        <style:list-level-properties text:space-before="5.7224in" text:min-label-width="0.1965in"/>
      </text:list-level-style-bullet>
      <text:list-level-style-bullet text:level="10" text:style-name="Bullet_20_Symbols" style:num-suffix="." text:bullet-char="•">
        <style:list-level-properties text:space-before="6.2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65"/>
      <text:p text:style-name="P165">Senza Tempo</text:p>
      <text:p text:style-name="P165">“Timeless”</text:p>
      <text:p text:style-name="P165"/>
      <text:p text:style-name="P165">Documentary Film Production </text:p>
      <text:p text:style-name="P165"/>
      <text:p text:style-name="P165"/>
      <text:p text:style-name="P165"/>
      <text:p text:style-name="P165">PRODUCED BY KRISTIN ARNOLD</text:p>
      <text:p text:style-name="P165"/>
      <text:p text:style-name="P165">05/04/17</text:p>
      <text:p text:style-name="P16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pan text:style-name="T55">Table of Content</text:span> </text:p>
      <text:p text:style-name="P1"/>
      <text:p text:style-name="P2"/>
      <text:list xml:id="list3481034394397708229" text:style-name="L1">
        <text:list-item>
          <text:p text:style-name="P152">Story Synopsis</text:p>
          <text:p text:style-name="P152"/>
          <text:p text:style-name="P152"/>
        </text:list-item>
        <text:list-item>
          <text:p text:style-name="P152">Research Completed </text:p>
          <text:p text:style-name="P152"/>
          <text:p text:style-name="P152"/>
        </text:list-item>
        <text:list-item>
          <text:p text:style-name="P152">Treatment </text:p>
          <text:p text:style-name="P152"/>
          <text:p text:style-name="P152"/>
        </text:list-item>
        <text:list-item>
          <text:p text:style-name="P152">Working Script</text:p>
          <text:list>
            <text:list-header>
              <text:p text:style-name="P152">Proposed Questions and Shots </text:p>
            </text:list-header>
          </text:list>
          <text:p text:style-name="P152"/>
        </text:list-item>
        <text:list-item>
          <text:p text:style-name="P152">Story Boards </text:p>
          <text:p text:style-name="P152"/>
          <text:p text:style-name="P152"/>
        </text:list-item>
        <text:list-item>
          <text:p text:style-name="P152">Shooting Schedule and Shot Sheet </text:p>
          <text:p text:style-name="P152"/>
          <text:p text:style-name="P152"/>
        </text:list-item>
        <text:list-item>
          <text:p text:style-name="P152">Logs and Transcriptions </text:p>
          <text:p text:style-name="P152"/>
          <text:p text:style-name="P152"/>
        </text:list-item>
        <text:list-item>
          <text:p text:style-name="P152">Papercut – With Time codes, in and out notes</text:p>
          <text:p text:style-name="P152"/>
          <text:p text:style-name="P152"/>
        </text:list-item>
        <text:list-item>
          <text:p text:style-name="P152">Talent Release Form</text:p>
          <text:p text:style-name="P152"/>
          <text:p text:style-name="P152"/>
        </text:list-item>
      </text:list>
      <text:p text:style-name="P2"><text:s text:c="5"/>10). Music Information</text:p>
      <text:p text:style-name="P2"/>
      <text:p text:style-name="P2"/>
      <text:p text:style-name="P2"><text:s text:c="5"/>11). Final Script </text:p>
      <text:p text:style-name="P2"/>
      <text:p text:style-name="P2"/>
      <text:p text:style-name="P2"><text:s text:c="5"/>12). Crew List / Credit Information </text:p>
      <text:p text:style-name="P2"/>
      <text:p text:style-name="P2"/>
      <text:p text:style-name="P2"><text:s text:c="5"/>13). <text:s/>Audience Feed Back </text:p>
      <text:p text:style-name="P2"/>
      <text:list xml:id="list152395347" text:continue-numbering="true" text:style-name="L1">
        <text:list-header>
          <text:p text:style-name="P152"/>
          <text:p text:style-name="P152"/>
          <text:p text:style-name="P152"><text:soft-page-break/></text:p>
          <text:p text:style-name="P152"/>
          <text:p text:style-name="P152"/>
        </text:list-header>
      </text:list>
      <text:p text:style-name="P13"/>
      <text:p text:style-name="P13">Synopsis Of Story </text:p>
      <text:p text:style-name="P1"/>
      <text:p text:style-name="P2"/>
      <text:p text:style-name="P2">The world of Orchestra is fading, for many years big-band music has held high position within the Music community. <text:s/>In recent years, the scales of music has changed drastically echoing from the halls of Rock and Roll to the concerts of the modern Hip-Hip shows. <text:s/>Classical Music does not seem to be holding the same weight it once held. <text:s/>Enter the Florida Orchestra, a full string band bent on restoring the life given breath by the classical music of old. <text:s/>The Orchestra, led by dynamic Composer Michael Francis, has brought to light the wonders of classical music allowing there to be a higher gained interest in the orchestra itself. <text:s/></text:p>
      <text:p text:style-name="P2"/>
      <text:p text:style-name="P2">With this Documentary production, we seek to investigate a day in the life of a musician of the Florida Orchestra. <text:s/>What trials are included in the rigor of being a full time member of the orchestra, how these musicians found their path towards their career and even what is the most exciting part of the involvement with the orchestra. <text:s/>Including interviews with several members and the conductor himself, this documentary looks to investigate the Orchestra further, looking into the lives of the memebers and catching a glimpse of how powerful these performances truly are. <text:s text:c="3"/></text:p>
      <text:p text:style-name="P2"/>
      <text:p text:style-name="P2">Music had changed over the course of the years of this earth's history, and with the ever changing music, instruments seem to be a dying art. <text:s/>This documentary looks to bring life back into the world of full string orchestras and brings a new look into a performance that was always assumed to be a greater love to the older generations. <text:s/>The Orchestra may be admired by the older communities yet it is a young person's game, and this truth presses the prestige of the orchestra to involve audince members of all ages no matter their preference of music.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3">Reseach Completed </text:p>
      <text:p text:style-name="P1"/>
      <text:p text:style-name="P1"/>
      <text:p text:style-name="P47">The mission of The Florida Orchestra is to enrich the life of the Tampa Bay area as it inspires, entertains and educates a wide and diverse audience with the unique experience of live symphonic music, ensuring that future generations will continue to enjoy this legacy that so magnificently celebrates the human spirit.</text:p>
      <text:p text:style-name="Text_20_body">The Florida Orchestra’s history is steeped in orchestral tradition from both sides of Tampa Bay. In the 1930s, Tampa already had a strong orchestra scene with a WPA orchestra, and by the mid 1940s, the Tampa Symphony Orchestra was born, although it would be renamed the Tampa Philharmonic in 1959. Similarly, across the bay in St. Petersburg, community and city orchestras had already formed by the mid-to-late 1940s, and in 1950, members of the Carreno Music Club formed the St. Petersburg Symphony.</text:p>
      <text:p text:style-name="Text_20_body">Talks of the two orchestras merging began to surface in 1964. Instrumental in these talks were the conductors of the two orchestras, Alfredo Antonini of the Tampa Philharmonic and Thomas Briccetti of the St. Petersburg Symphony. An official intent of the merger was made on November 23, 1966, and on that day, representatives from both the Tampa Philharmonic and the St. Petersburg Symphony traveled by boat to the center of Tampa Bay, where they married the two institutions in a symbolic union and became the Florida Gulf Coast Symphony. The St. Petersburg Times, now known as the Tampa Bay Times, noted in an article on November 24, 1966, “The mood was one of pride for the entire Tampa Bay area, not one city over another.” The merger became official two years later, and the Florida Gulf Coast Symphony opened its first season on November 14, 1968, under the baton of 43-year-old Music Director Irwin Hoffman, who had previously guest conducted the Tampa Philharmonic. The program included Berlioz’ <text:span text:style-name="Emphasis">Overture to Benvenuto Cellini,</text:span> Respighi’s <text:span text:style-name="Emphasis">Pines of Rome</text:span>, and Shostakovich’s <text:span text:style-name="Emphasis">Symphony No. 5, Op. 47</text:span>. That first season, the Florida Gulf Coast Symphony presented five concerts from November through April, performing each concert three times. The orchestra continued to perform as the Florida Gulf Coast Symphony until its name was changed to The Florida Orchestra in 1984.</text:p>
      <text:p text:style-name="Text_20_body">Irwin Hoffman remained conductor until 1987, and during the 1988/89 season, Jahja Ling made his debut as music director to tremendous critical acclaim. Ling brought the orchestra into the international spotlight as he led them in the performance of the <text:span text:style-name="Emphasis">Star-Spangled Banner </text:span>with Whitney Houston at Super Bowl XXV before a world-wide audience of 750 million. The Florida Orchestra made musical history as the first symphony orchestra to ever be invited to perform at a Super Bowl. The 2001/02 season marked Jahja Ling’s final season as music director of The Florida Orchestra, and in May of 2002, Stefan Sanderling was appointed music director. In the summer of 2012, Sanderling’s departure from The Florida Orchestra was announced, and in June 2014, The Florida Orchestra announced Michael Francis as its newest music director.</text:p>
      <text:p text:style-name="Text_20_body">Recently, the orchestra has had a series of successes. In the fall of 2011, The Florida Orchestra launched a multi-year cultural exchange with the Cuban Institute of Music as well as its Accessibility Initiative, which effectively reduced ticket prices to all of its Masterworks and Pops concerts. In addition, the orchestra has announced a variety of partnerships and projects that further engage the orchestra with the Tampa Bay community, including a collaboration with the Tampa Bay Lightning to <text:soft-page-break/>produce the team’s theme song, <text:span text:style-name="Emphasis">Be the Thunder</text:span>. Another exciting accomplishment for the orchestra was the release of a CD on the Naxos label in the fall of 2012. Featuring music by Florida influenced classical composer Frederick Delius, the recording includes The Florida Orchestra, The Master Chorale of Tampa Bay, and baritone Leon Williams in a performance of Delius’ <text:span text:style-name="Emphasis">Sea Drift</text:span> and <text:span text:style-name="Emphasis">Appalachia</text:span>. In December of 2014, the orchestra released another CD, <text:span text:style-name="Emphasis">Holiday Pops Live!</text:span>, on their label TFO Live.</text:p>
      <text:p text:style-name="Text_20_body">The Florida Orchestra is recognized as Tampa Bay’s leading performing arts institution, the largest professional symphony orchestra in Florida, and one of the most vibrant and innovative orchestras in America. Through extraordinary musical performances, the orchestra inspires the people of Tampa Bay and serves as a leader and beacon for the musical arts throughout the state. Regardless of where performances occur, The Florida Orchestra is committed to serving the entire Tampa Bay area.</text:p>
      <text:p text:style-name="Text_20_body">The Florida Orchestra performs nearly 100 concerts annually in the tri-city area of Tampa, Clearwater, and St. Petersburg. Concert series include Tampa Bay Times Masterworks, Raymond James Pops, coffee concert matinees, rock concerts, free Pops in the Park concerts, and meducational youth concerts.</text:p>
      <text:h text:style-name="P110" text:outline-level="1">Dee Moses, Principal</text:h>
      <text:h text:style-name="Heading_20_2" text:outline-level="2">Bass</text:h>
      <text:p text:style-name="Text_20_body">Dee Moses has been the principal double-bass of The Florida Orchestra since 1975. His career, in addition to symphony and opera, has encompassed solo playing, chamber music performance, composition, and teaching.</text:p>
      <text:p text:style-name="Text_20_body">He presently serves as adjunct instructor of double-bass at the University of South Florida, maintains a private studio, and presents master classes and recitals. Moses received his high school diploma from the North Carolina School of the Arts. His bachelor’s and master’s degrees are from the Cleveland Institute of Music, where he was a student of Lawrence Angell.</text:p>
      <text:p text:style-name="Text_20_body">Summer affiliations have included the Florimezzo, Musica Viva, Cooperstown, Scotia, Eastern, Bowdoin, and Taipei festivals. In the summer of 2005, Moses began performing as principal bass of the Wintergreen Summer Music Festival in the mountains of Virginia. In 1996, Moses first performed chamber music with the esteemed musicians of La Musica International Chamber Music Festival, with whom he has subsequently collaborated frequently. In April of 1999, Moses performed the Koussevitsky Concerto for Double Bass on the Masterworks concert series of The Florida Orchestra and also appeared as soloist in March 2006 with the Paganini Moses Fantasy.</text:p>
      <text:p text:style-name="Text_20_body">Recently, Moses has delved back into contemporary composition and performance in collaboration with his wife, the modern dancer and choreographer Elsa Valbuena, who is often joined onstage by daughter Josianne. Their group, Gaudere Danza, was featured in a full-length evening as part of the first Cali En Danza contemporary dance festival in Cali, Colombia in June of 2006.</text:p>
      <text:p text:style-name="Text_20_body">Moses has also been featured soloist in the Florida premiere of the John Harbison Concerto for Bass Viol as part of a consortium of orchestras whose co-commission was organized by the International Society of Bassists.</text:p>
      <text:p text:style-name="P2"/>
      <text:h text:style-name="P110" text:outline-level="1"><text:soft-page-break/>Yuan-Yuan Wang</text:h>
      <text:h text:style-name="Heading_20_2" text:outline-level="2">Violin</text:h>
      <text:p text:style-name="Text_20_body"><text:span text:style-name="Strong_20_Emphasis">Joined TFO:</text:span> This is her first season</text:p>
      <text:p text:style-name="Text_20_body"><text:span text:style-name="Strong_20_Emphasis">Originally from:</text:span> Zhengzhou City, Henan Province, China</text:p>
      <text:p text:style-name="Text_20_body"><text:span text:style-name="Strong_20_Emphasis">Education</text:span>: Doctoral and master’s degrees in music from Indiana University, Peabody Conservatory of The John Hopkins University, Baltimore School for the Arts, Wuhan Conservatory of Music (China) and Central Conservatory of Music (China)</text:p>
      <text:p text:style-name="Text_20_body"><text:span text:style-name="Strong_20_Emphasis">Started playing the violin: </text:span>Age 6</text:p>
      <text:p text:style-name="Text_20_body"><text:span text:style-name="Strong_20_Emphasis">Other interests:</text:span> Cooking, travel, learning to paint</text:p>
      <text:p text:style-name="Text_20_body"><text:span text:style-name="Strong_20_Emphasis">Excited to join TFO because:</text:span> I felt the friendliness and warmth at my audition and want to be a part of this wonderful group. And looking forward to a warm winter!</text:p>
      <text:p text:style-name="Text_20_body"><text:span text:style-name="Strong_20_Emphasis">‘A language that everyone understands’</text:span></text:p>
      <text:p text:style-name="Text_20_body">“I came to the U.S. all by myself when I was very young to pursue my dream of becoming a better musician. When I first arrived in U.S. Customs at the Detroit airport at age 14, there was a misprint on my ticket. The officers were trying to communicate with me, but I understood nothing. After several unsuccessful attempts, they saw my violin on my back. A translator finally came and told me that they wanted to see if I could play the violin. In the middle of the crowded airport, I played Beethoven’s <text:span text:style-name="Emphasis">Violin Sonata No. 5, “Spring.” </text:span>They smiled at me after five minutes and told me, ‘Welcome and have a good summer.’ I realized that violin is something that I can communicate with, even if I don’t speak the language and know nothing about what people are talking about. As I’ve grown up, I see my music making as a tool of communication without words. I practice to be skillful at this art form, express what is in my heart, and hopefully it can become a language that everyone understands.”</text:p>
      <text:p text:style-name="P2"/>
      <text:h text:style-name="P110" text:outline-level="1">Derek Mosloff, Principal</text:h>
      <text:h text:style-name="Heading_20_2" text:outline-level="2">Viola</text:h>
      <text:p text:style-name="Text_20_body"><text:span text:style-name="Strong_20_Emphasis">Joined TFO:</text:span> January 2017</text:p>
      <text:p text:style-name="Text_20_body"><text:span text:style-name="Strong_20_Emphasis">Originally from:</text:span> Northwest corner of Minnesota</text:p>
      <text:p text:style-name="Text_20_body"><text:span text:style-name="Strong_20_Emphasis">Previous experience:</text:span> Most recently a viola fellow at New World Symphony in Miami Beach, he was principal viola with the New England Conservatory Chamber Orchestra and Orchestra of Indian Hill in Massachusetts. He has performed with the Discovery Ensemble in Boston, Atlantic Symphony in Massachusetts and Lincoln Symphony Orchestra. He has been a music fellow at the Tanglewood Music Festival in Massachusetts and festival violist for the Chelsea Music Festival in New York City.</text:p>
      <text:p text:style-name="Text_20_body"><text:span text:style-name="Strong_20_Emphasis">Education:</text:span> He received his master’s in viola performance from the New England Conservatory and bachelor’s in viola performance from the University of Nebraska-Lincoln.</text:p>
      <text:p text:style-name="Text_20_body"><text:span text:style-name="Strong_20_Emphasis">Why did you choose to play viola?</text:span></text:p>
      <text:p text:style-name="Text_20_body">I started playing the viola at age 11 in the public school orchestra in my hometown. I actually didn’t <text:soft-page-break/>have any interest in music up to that point, and ended up joining on a whim. Some friends had joined the orchestra, and they were all really excited about a trip to Minneapolis. Since I didn’t want to be left out, I decided to join in 5th grade. I didn’t know anything about string instruments, and I actually showed up and asked what instrument they would like me to play! They said viola would be a good choice, since the group needed more viola players.</text:p>
      <text:p text:style-name="Text_20_body"><text:span text:style-name="Strong_20_Emphasis">What’s a musical experience that has changed your life?</text:span></text:p>
      <text:p text:style-name="Text_20_body">I became excited about classical music when I finally had my first dedicated private teacher. I began studying with Jonah Sirota of the Chiara String Quartet only two years after I had started in the school system. The Chiara Quartet had come to Grand Forks, North Dakota, (near my hometown) to do a rural residency. Studying with him and seeing what was possible with the viola was incredibly inspiring. I remember one instance, when he played a little of the Bach Chaconne on the viola. I was awestruck at how one string instrument could produce multiple voices at the same time, each part singing its own individual line. Hearing that has stuck with me to this day.</text:p>
      <text:p text:style-name="Text_20_body"><text:span text:style-name="Strong_20_Emphasis">What do you enjoy in your free time?</text:span></text:p>
      <text:p text:style-name="Text_20_body">I enjoy reading, playing keyboard Bach, and taking long walks with my wife and our American Eskimo Dog, Sochi.</text:p>
      <text:p text:style-name="Text_20_body"><text:span text:style-name="Strong_20_Emphasis">What excites you about The Florida Orchestra?</text:span></text:p>
      <text:p text:style-name="Text_20_body">I am so excited to work with such wonderful colleagues, who play at such a high level and have been so friendly and welcoming to me. I’m also very excited to work with Music Director Michael Francis. I enjoyed working with him at the New World Symphony and learned a lot. I’m excited about how much TFO does to reach out to the broader Tampa Bay community and the state of Florida. And I’m excited to get up each day and play some of the best music ever written as my career.  I couldn’t ask for more than that.</text:p>
      <text:h text:style-name="P81" text:outline-level="1">Michael Francis, Music Director</text:h>
      <text:p text:style-name="P82"/>
      <text:p text:style-name="Text_20_body">Michael Francis has quickly established himself internationally, conducting in Asia, North America, and Europe. Known for maintaining a diverse repertoire while paying particular homage to the composers of his native Britain, Francis enjoys a great reception throughout North America, Europe and Asia.</text:p>
      <text:p text:style-name="Text_20_body">This season, Francis debuts with Atlanta and Montreal symphony orchestras and Cincinnati’s May Music Festival, and he returns to the Toronto Symphony Orchestra with Emanuel Ax. Abroad, he appears with Deutsche Radio Philharmonie Saarbrücken, Komische Oper Berlin, Dresden Philharmonic, Tampere Filharmonia, and Trondheim Symphony Orchestra.</text:p>
      <text:p text:style-name="Text_20_body">Other guest appearances have included the Cleveland Orchestra, New York Philharmonic, and Royal Philharmonic, with return engagements to the BBC National Orchestra of Wales, BBC Philharmonic, RTÉ National Symphony of Dublin, Ulster Orchestra, Dresden Philharmonic, and the symphonies of Cincinnati, Ottawa, Oregon, Houston, Indianapolis, and Pittsburgh.  His European engagements have included the London Symphony, BBC Scottish Symphony, Orquesta Sinfónica de RTVE Madrid, Helsinki Philharmonic, Mariinsky Orchestra, Orchestre Philharmonique de Monte-Carlo, and Stuttgart Radio Symphony.  In Asia, Maestro Francis has conducted the NHK Symphony and has returned to the Malaysia and Seoul philharmonics.</text:p>
      <text:p text:style-name="Text_20_body">Working with young musicians has always been a priority for Maestro Francis. Aside from a six-city Canadian tour with the National Youth Orchestra of Canada, he has made frequent visits to Miami’s <text:soft-page-break/>New World Symphony and recently performed with the National Youth Orchestra of Scotland.</text:p>
      <text:p text:style-name="Text_20_body">After several years as a tenured double-bass player in the London Symphony Orchestra (LSO), he came to prominence as a conductor in January 2007, replacing an indisposed Valery Gergiev for concerts with the LSO during the BBC’s Gubaidulina festival at the Barbican Centre. Just one month later, Francis was asked, this time with only two hours’ notice, to replace the composer/conductor John Adams in a performance of his own works with the LSO at the Philharmonie Luxembourg, and soon after in January 2009, he replaced André Previn leading a German tour of the Stuttgart Radio Symphony.</text:p>
      <text:p text:style-name="Text_20_body">Soloists that he works with include Lang Lang, Arcadi Volodos, Christian Tetzlaff, Anne-Sophie Mutter, Vadim Gluzman, Nicola Benedetti, Baiba Skride, Jamie Barton, Alisa Weilerstein, Truls Mørk, Håkan Hardenberger, Daniel Müller-Schott, Miloš and Rufus Wainwright.</text:p>
      <text:p text:style-name="Text_20_body">Francis’ discography includes the Rachmaninoff piano concertos with Valentina Lisitsa and the London Symphony Orchestra, Wolfgang Rihm’s <text:span text:style-name="Emphasis">Lichtes Spiel</text:span> with Anne-Sophie Mutter and the New York Philharmonic, and the Ravel and Gershwin piano concertos with Ian Parker.</text:p>
      <text:p text:style-name="Text_20_body">Now entering his second season as music director of The Florida Orchestra, Francis’ contract has already been extended to 2021. He is also music director of the Mainly Mozart Festival in San Diego, where he has launched an ambitious multi-year exploration of Mozart’s life. He was recently chief conductor and artistic advisor of the Norrköping Symphony Orchestra from 2012 to 2016.</text:p>
      <text:p text:style-name="Text_20_body"/>
      <text:p text:style-name="P49">Francesco Sclafani </text:p>
      <text:p text:style-name="P82"/>
      <text:p text:style-name="P82">ST. PETERSBURG, FL – The Florida Orchestra has chosen undergrad Francesco Sclafani as the winner of its USF Student Composer Competition for his work <text:span text:style-name="T56">Deconstruction of Anger.</text:span>  In a rare moment for a 23-year-old composer, the orchestra will premiere the piece, alongside works by Beethoven and Tchaikovsky, on the final concerts of the Masterworks series at three major halls in Tampa Bay in May. This is the first time The Florida Orchestra and the USF School of Music Composition Department have collaborated at this level. <text:line-break/><text:line-break/>“Francesco’s piece created an immediate connection with both the audience and the musicians. He took on a brave subject and composed from the heart,” said TFO Music Director Michael Francis, who chaired the panel that picked the winner. “His musical language is vibrant, exciting and compelling. The music demands a high level of technical skill, and the TFO musicians and I enjoyed rising to the challenge.”<text:line-break/><text:line-break/>Sclafani, who came to St. Petersburg from Long Island, N.Y., as a teenager, is pursuing a bachelor’s of music in composition at the USF Tampa campus under Assistant Professor of Composition Baljinder Sekhon and Associate Professor of Composition Paul Reller.<text:line-break/><text:line-break/>“I still remember the first concert I saw The Florida Orchestra play in high school, with Berlioz’s <text:span text:style-name="T56">Symphonie Fantastique</text:span>. It absolutely floored me,” said Sclafani, who also receives a $750 prize. “I never thought I would have the opportunity to work with the orchestra to have a piece of mine performed on the same stage as Beethoven and Tchaikovsky. I am very humbled and grateful , and this experience will stay with me for a very long time.”<text:line-break/><text:line-break/>The competition offered an unusual opportunity for young composers to write for an orchestra, which <text:soft-page-break/>also fits with Maestro Francis’ penchant for nurturing young talent. It was open to all USF composition majors; 14 submitted sample works, along with an artist statement, resume and examples of a previously written works, early in the fall semester. A panel of Francis, General Manager Edward Parsons, Principal Librarian Ella Fredrickson and select TFO musicians narrowed the finalists to five. The orchestra played through the completed works, each 6 to 8 minutes long, in the USF Music Concert Hall on Feb. 10, with Francis giving feedback to each composer. It was the first time the student composers heard their works played live by an orchestra.<text:line-break/><text:line-break/>“The competition was close, but in the end, the panel felt Francesco just edged it,” Francis said. “He has real promise. <text:line-break/><text:line-break/><text:span text:style-name="T56">Deconstruction of Anger</text:span> is based on research on anger. “It’s a very powerful emotion,” said Sclafani. “So I researched anger's various forms and tried to conceptualize the different forms in this piece.” <text:line-break/><text:line-break/>Sclafani already is building his resume as a composer. His works range from solo to orchestral pieces, including electronic compositions, and have been featured by the Society of Composers Inc. and Composers’ Circle. His work <text:span text:style-name="T56">Pinging</text:span> was selected for performance by the trio QThree during their residency at USF, and his solo guitar work, <text:span text:style-name="T56">Fractal Fingers</text:span>, was named a winner in the Vox Novus Fifteen-Minutes-of-Fame competition and performed by Rodrigo Baggio in New York City. In 2015, The Florida Orchestra chose his arrangement of <text:span text:style-name="T56">God Rest Ye Merry Gentlemen</text:span> for performance on its annual Children’s Holiday Concerts. Sclafani’s electronic work, <text:span text:style-name="T56">Assimilations</text:span>, was selected for the Electronic Music Midwest Festival’s call for works, and his electronic work, <text:span text:style-name="T56">Component Extract</text:span>, was chosen for performance at the National Student Electronic Music Event at Louisiana State University. Sclafani’s plans include graduate studies and fulfilling commissions for a variety of genres and ensembles.<text:line-break/><text:line-break/>The other four finalists were undergrad Logan Barrett for his work <text:span text:style-name="T56">Proportions</text:span>, master’s student Zachary Konick for <text:span text:style-name="T56">In Principio</text:span>, undergrad Bradley Mikesell II  for <text:span text:style-name="T56">Analog</text:span>, and master’s student Hoàng Phó  for <text:span text:style-name="T56">white night.</text:span><text:line-break/><text:line-break/>The composer competition also underscores TFO’s increased commitment to education and working with the University of South Florida. Francis, who took over as music director in 2015, is excited about supporting young composers from Florida and seeing the creative partnership grow with USF through TFO on Campus, which includes master classes, side-by-sides and other educational collaborations. <text:line-break/><text:line-break/>Professor Sekhon, who was instrumental in shepherding the composer project, agreed. <text:line-break/><text:line-break/>“This collaboration between the USF composition program and The Florida Orchestra has been a major boost for our students, composition program, and School of Music here at USF. During the nearly one-year collaboration, all of our students had an unparalleled experience,” Sekhon said.  “This opportunity has provided the semi-finalists with a training not often offered at even the most prestigious conservatories: the experience of working with a high caliber orchestra and director.<text:line-break/>“We are so excited for Francesco that his composition was selected, and know that the orchestra and audience will enjoy his work.”<text:line-break/><text:line-break/>The Florida Orchestra, conducted by Maestro Francis, will premiere the winning work on the final concert of its Tampa Bay Times Masterworks series, which also features Beethoven’s <text:span text:style-name="T56">Piano Concerto No. 5</text:span>, “Emperor,” and Tchaikovsky’s <text:span text:style-name="T56">Symphony No. 5</text:span>, on May 19-21 at the Straz Center in Tampa, Mahaffey Theater in St. Petersburg and Ruth Eckerd Hall in Clearwater. <text:line-break/><text:soft-page-break/><text:line-break/>“We congratulate Francesco and thank all the young composers involved,” Francis said. “I look forward to working more closely with Francesco to guide him as he finalizes his piece for these performances.” <text:line-break/></text:p>
      <text:p text:style-name="P2"/>
      <text:p text:style-name="P2"/>
      <text:p text:style-name="P13">Treatment</text:p>
      <text:p text:style-name="P1"/>
      <text:p text:style-name="P15">Every genre of modern music can trace its roots back to classical music. Its role in the formation of the music industry goes without saying but what role does it play today? Why is there a growing apathy towards this beautiful genre of music? The Florida Orchestra strives every day to enrich the lives of the Tampa Bay area and to remind us that classical music is vital. </text:p>
      <text:p text:style-name="P15"/>
      <text:p text:style-name="P28">“<text:span text:style-name="T1">Stop the Requiem</text:span>” <text:span text:style-name="T1">will be a documentary that explores why classical music is fading from society today and effectively shows why, as a society, we cannot let that happen. The documentary will tell the personal stories of a student of the USF Masters program of Music in Conducting, a member of the Florida Orchestra as well as the story of the one and only Michael Francis. We want to show that not only are there people that have dedicated their entire lives to this beautiful art form, but that there are people that continue to do it today. Classical music is alive and that is a point we will continue to stress throughout the documentary. However, in addition to this we do need to stress that classical music is being widely overlooked in our country. We’ll establish this in a few ways. First we will interview students from the University of South Florida, specific faculty and staff from the USF School of Music and members of the Florida Orchestra. We’ll talk to them about the issue, get their opinion on it and the audience will begin to see the issue forming. We know that the importance of a city’s symphony orchestra is an issue Michael Francis is very passionate about. We would be honored to have his personal take on why classical music is unappreciated and what he and the Florida Orchestra have done to combat the issue. His time is incredibly valuable to us and would boost the quality of the documentary immeasurably. A personal opinion from the Conductor of the Florida Orchestra would give people a look at the Florida Orchestra that they may not have seen before. When people think about conductors, often they think of an intimidating presence that only talks music every second of every day. But anyone that knows Michael Francis knows that yes he is a very passionate person, but he is also a very kind and warm person. This is a side of him that the audience could really relate to and could aid in their appreciation of classical music. </text:span></text:p>
      <text:p text:style-name="P15"/>
      <text:p text:style-name="P15">The first major foreseeable challenge with this documentary is being able to record at a concert and at rehearsals. It is our understanding that it is not always easy to get access to these but we would not need access to an entire rehearsal. If we could have access to only a portion of a rehearsal or two it would still greatly benefit the documentary. We are asking only for partial access to the rehearsals and if you see fit we could discuss the specifics of filming at those rehearsals at length. We would however need a great deal of footage from an actual concert. If for some reason we’re not able to get the footage of a concert we could possibly work around it to get footage of one of their smaller community venues but we would really love to get an actual concert filmed. Again if you see fit, we would be happy to discuss this with you and figure out a way to make this possible. </text:p>
      <text:p text:style-name="P14">The second major challenge would be finding the time to interview Michael Francis and the people on the orchestra. We understand how valuable everyone’s time is and we would not want to cause any <text:soft-page-break/>inconvenience of any kind. However, we believe that this documentary is worth making and that it will greatly benefit the orchestra and all of its members. We could easily schedule out specific time slots to interview the people that are willing to be interviewed and would ensure that it went very quickly and smoothly. We plan on making this experience go as easily and as smoothly as possible. </text:p>
      <text:p text:style-name="P15"/>
      <text:p text:style-name="P28"><text:span text:style-name="T1">The Documentary Filmmaking class submits a documentary to a minimum of 4 film festivals each </text:span><text:span text:style-name="T1">semester. In the past we have had multiple documentaries win awards at these festivals and gain great </text:span><text:span text:style-name="T1">exposure not only in the bay area but on a national scale. “Stop the Requiem” would have similar exposure. In addition to being promoted on our social media outlets, if we are able to work with TFO on this project we hope that you will promote it on your social media outlets as well. However, the main exposure on the project will be through these film festivals. </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21"/>
      <text:p text:style-name="P21"/>
      <text:p text:style-name="P33">Working Script</text:p>
      <text:p text:style-name="P21"/>
      <text:p text:style-name="P106">Video <text:s text:c="104"/>Audio</text:p>
      <text:p text:style-name="P106">Introduction of the topic (subject of Doc) <text:s text:c="45"/>Music and voice over audio track</text:p>
      <text:p text:style-name="P106"/>
      <text:p text:style-name="P107">Segment 1</text:p>
      <text:p text:style-name="P106"/>
      <text:p text:style-name="P106">Man on the Street Interviews <text:s text:c="65"/>Audio of interviews &amp; music tied in</text:p>
      <text:p text:style-name="P106"><text:tab/>Early answers regarding </text:p>
      <text:p text:style-name="P106"><text:tab/>classical music.</text:p>
      <text:p text:style-name="P109"/>
      <text:p text:style-name="P106"><text:span text:style-name="T43">B-Roll transition</text:span> <text:s text:c="84"/>Music from the florida Orchestra</text:p>
      <text:p text:style-name="P106"><text:tab/>Music of Orchestra introduced </text:p>
      <text:p text:style-name="P106"/>
      <text:p text:style-name="P108">Segment 2</text:p>
      <text:p text:style-name="P93"/>
      <text:p text:style-name="P93">History of Music and Education of Orchestra <text:s text:c="38"/>music of DJ in the clubs &amp; Michael <text:s text:c="3"/><text:tab/><text:tab/>B-Roll of DJ and Michael Francis<text:tab/><text:tab/><text:tab/> <text:s text:c="7"/>Francis' conducting orchestra</text:p>
      <text:p text:style-name="P93"/>
      <text:p text:style-name="P93"><text:span text:style-name="T43">B-Roll transition</text:span> <text:s text:c="83"/>Music and V.O. That transition Pt's 1&amp;2</text:p>
      <text:p text:style-name="P93"/>
      <text:p text:style-name="P95">Segment 3</text:p>
      <text:p text:style-name="P93"/>
      <text:p text:style-name="P93">Interview of Francesco Sclafani <text:s text:c="60"/>Audio of interviews</text:p>
      <text:p text:style-name="P93">Interview of John Chatterton <text:s text:c="65"/>background music and V.O.</text:p>
      <text:p text:style-name="P93">College of Music </text:p>
      <text:p text:style-name="P93"><text:tab/>Education <text:s text:c="5"/></text:p>
      <text:p text:style-name="P93"/>
      <text:p text:style-name="P94"><text:span text:style-name="T44">B-Roll Transition</text:span><text:span text:style-name="T45"> <text:s text:c="83"/>background music and V.O.</text:span></text:p>
      <text:p text:style-name="P93"/>
      <text:p text:style-name="P120">Segment 4</text:p>
      <text:p text:style-name="P93"><text:soft-page-break/></text:p>
      <text:p text:style-name="P93">Introduction of Pop Culture <text:s text:c="66"/>Audio from interviews</text:p>
      <text:p text:style-name="P93"><text:tab/>Interview of Russell Gant </text:p>
      <text:p text:style-name="P93"><text:tab/>Interview of DJ</text:p>
      <text:p text:style-name="P93"><text:tab/>Interviews of Orchestra memebers </text:p>
      <text:p text:style-name="P94"><text:span text:style-name="T44">B-Roll Transition</text:span><text:span text:style-name="T45"> <text:s text:c="82"/>Music of DJ and Music conducted by <text:tab/><text:tab/><text:tab/><text:tab/><text:tab/><text:tab/><text:tab/><text:tab/><text:tab/> <text:s text:c="7"/>Michael Francis</text:span></text:p>
      <text:p text:style-name="P15"/>
      <text:p text:style-name="P31">Segment 5</text:p>
      <text:p text:style-name="P30"/>
      <text:p text:style-name="P32">Emotion and Community of Classical music <text:s text:c="40"/>Music of Orchestra &amp; DJ</text:p>
      <text:p text:style-name="P32"/>
      <text:p text:style-name="P32">Conclusion of Documentary</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33">Shooting Schedule &amp; Shot Sheet</text:p>
      <text:p text:style-name="P15"/>
      <text:p text:style-name="P40">Wednesday, MARCH 22ND - Mahaffey Theater, St. Pete </text:p>
      <text:p text:style-name="P40">Weather: Sunny</text:p>
      <text:p text:style-name="P42">10:00 am <text:s text:c="9"/>Arrive on location </text:p>
      <text:p text:style-name="P42">10:30 am <text:s text:c="9"/>Full Tour completed, possible shooting locations scouted</text:p>
      <text:p text:style-name="P42">11:00 am <text:s text:c="9"/>Shot plan discussion, schedule for Interviews set up </text:p>
      <text:p text:style-name="P42">12:00 pm <text:s text:c="9"/>Cameras put in place, prepared for rehersal at 4 pm</text:p>
      <text:p text:style-name="P42">1:00 pm <text:s text:c="11"/>Watch rehersal to see what B-roll can be acquired</text:p>
      <text:p text:style-name="P42">3:00 pm <text:s text:c="11"/>Rehersal ends, prepare for interviews with orchestra members </text:p>
      <text:p text:style-name="P42">3:15 pm <text:s text:c="11"/>Interview with David Smith</text:p>
      <text:p text:style-name="P42"><text:tab/><text:tab/><text:tab/>Possible questions </text:p>
      <text:list xml:id="list2219772515585353040" text:style-name="WWNum1">
        <text:list-item>
          <text:p text:style-name="P124">Was there a moment where you decided, or just knew that you were meant to be a musician? That that was what you were going to do for the rest of your life? Are you a full time musician?</text:p>
        </text:list-item>
        <text:list-item>
          <text:p text:style-name="P111">What brought you to the Florida Orchestra?</text:p>
        </text:list-item>
        <text:list-item>
          <text:p text:style-name="P111">What excites you most about coming to work every day?</text:p>
        </text:list-item>
        <text:list-item>
          <text:p text:style-name="P112">Insert Principal Horn audition convo</text:p>
        </text:list-item>
        <text:list-item>
          <text:p text:style-name="P111">How would you express the emotional connection associated with classical music to someone who hasn’t been exposed to it?</text:p>
        </text:list-item>
        <text:list-item>
          <text:p text:style-name="P111">The common perception that people often have is, “Classical music, that’s just for old people,” how would you respond to that?</text:p>
        </text:list-item>
        <text:list-item>
          <text:p text:style-name="P111">What has classical music taught you in your life as a musician?</text:p>
        </text:list-item>
        <text:list-item>
          <text:p text:style-name="P111">What is your favorite piece to play?</text:p>
        </text:list-item>
        <text:list-item>
          <text:p text:style-name="P112">Insert interest in film scores convo</text:p>
        </text:list-item>
        <text:list-item>
          <text:p text:style-name="P111">Can you talk about a musical experience that changed your life?</text:p>
        </text:list-item>
        <text:list-item>
          <text:p text:style-name="P124">If you could describe your experience with the Florida Orchestra in one word, what word would you use?</text:p>
        </text:list-item>
      </text:list>
      <text:p text:style-name="P42">3:25 pm <text:s text:c="12"/>Interview with Derek Mossloff</text:p>
      <text:p text:style-name="P42"><text:tab/><text:tab/><text:tab/>Possible Questions<text:tab/></text:p>
      <text:list xml:id="list8468182250699380340" text:style-name="WWNum3">
        <text:list-item>
          <text:p text:style-name="P125">Was there a moment where you decided, or just knew that you were meant to be a musician? That that was what you were going to do for the rest of your life? Are you a full time musician? </text:p>
        </text:list-item>
        <text:list-item>
          <text:p text:style-name="P113">What brought you to the Florida Orchestra?</text:p>
        </text:list-item>
        <text:list-item>
          <text:p text:style-name="P113"><text:soft-page-break/>What excites you most about coming to work every day?</text:p>
        </text:list-item>
        <text:list-item>
          <text:p text:style-name="P113">How would you express the emotional connection associated with classical music to someone who hasn’t been exposed to it?</text:p>
        </text:list-item>
        <text:list-item>
          <text:p text:style-name="P113">The common perception that people often have is, “Classical music, that’s just for old people,” how would you respond to that?</text:p>
        </text:list-item>
        <text:list-item>
          <text:p text:style-name="P113">What has classical music taught you in your life as a musician?</text:p>
        </text:list-item>
        <text:list-item>
          <text:p text:style-name="P113">What is your favorite piece to play?</text:p>
        </text:list-item>
        <text:list-item>
          <text:p text:style-name="P113">Can you talk about a musical experience that changed your life?</text:p>
        </text:list-item>
        <text:list-item>
          <text:p text:style-name="P125">If you could describe your experience with the Florida Orchestra in one word, what word would you use?</text:p>
          <text:p text:style-name="P117"><text:s/>3:45 pm <text:s text:c="10"/>Interview with Yuan-Yuan Wang</text:p>
        </text:list-item>
      </text:list>
      <text:p text:style-name="P90"><text:span text:style-name="T3"><text:tab/><text:tab/><text:tab/></text:span><text:span text:style-name="T4">Possible Questions </text:span></text:p>
      <text:list xml:id="list3511360687859399518" text:style-name="WWNum2">
        <text:list-item>
          <text:p text:style-name="P114">Was there a moment where you decided, or just knew that you were meant to be a musician? That that was what you were going to do for the rest of your life? Are you a full time musician?</text:p>
        </text:list-item>
        <text:list-item>
          <text:p text:style-name="P114">What brought you to the Florida Orchestra?</text:p>
        </text:list-item>
        <text:list-item>
          <text:p text:style-name="P114">Are you originally from Florida? Can you tell us a little bit about your background?</text:p>
        </text:list-item>
        <text:list-item>
          <text:p text:style-name="P114">What excites you most about coming to work every day?</text:p>
        </text:list-item>
        <text:list-item>
          <text:p text:style-name="P114">How would you express the emotional connection associated with classical music to someone who hasn’t been exposed to it?</text:p>
        </text:list-item>
        <text:list-item>
          <text:p text:style-name="P114">The common perception that people often have is, “Classical music, that’s just for old people,” how would you respond to that?</text:p>
        </text:list-item>
        <text:list-item>
          <text:p text:style-name="P114">What is your favorite piece to play?</text:p>
        </text:list-item>
        <text:list-item>
          <text:p text:style-name="P114">Can you talk about a musical experience that changed your life?</text:p>
        </text:list-item>
        <text:list-item>
          <text:p text:style-name="P126">If you could describe your experience with the Florida Orchestra in one word, what word would you use?</text:p>
        </text:list-item>
      </text:list>
      <text:p text:style-name="P42">4:05 pm <text:s text:c="10"/>Position all cameras in the proper locations in advance of rehersal </text:p>
      <text:p text:style-name="P42">4:30 pm <text:s text:c="10"/>Rehersal / B-Roll</text:p>
      <text:p text:style-name="P42"><text:tab/><text:tab/><text:tab/>The Orchestra walking in from back stage onto the stage</text:p>
      <text:p text:style-name="P42"><text:tab/><text:tab/><text:tab/>the musicians talking amongst themselves before the practice</text:p>
      <text:p text:style-name="P42"><text:tab/><text:tab/><text:tab/>Michael Francis walking onto the podium</text:p>
      <text:p text:style-name="P42"><text:tab/><text:tab/><text:tab/>the orchestra playing their warm up songs</text:p>
      <text:p text:style-name="P42"><text:tab/><text:tab/><text:tab/>the orchestra play famous classical songs and doing them with multiple takes</text:p>
      <text:p text:style-name="P42"><text:tab/><text:tab/><text:tab/></text:p>
      <text:p text:style-name="P42">6:30 pm <text:s text:c="8"/>Rehersal ends, go over what shots were acquired for B-Roll film </text:p>
      <text:p text:style-name="P42">6:45 pm <text:s text:c="8"/>Interview with Michael Francis</text:p>
      <text:p text:style-name="P42"><text:tab/><text:tab/><text:tab/>Possible questions </text:p>
      <text:list xml:id="list311969477683127494" text:style-name="WWNum6">
        <text:list-item>
          <text:p text:style-name="P127">Can you tell me a little bit about your story and how you became a conductor?</text:p>
        </text:list-item>
        <text:list-item>
          <text:p text:style-name="P115">When most people see a conductor in a concert, they don’t really know what they’re seeing. Can you help those people understand the art of conducting?</text:p>
        </text:list-item>
        <text:list-item>
          <text:p text:style-name="P115"><text:soft-page-break/>How important is the story behind the music to you and how do you convey that story to the audience?</text:p>
        </text:list-item>
        <text:list-item>
          <text:p text:style-name="P115"><text:bookmark text:name="_GoBack1"/>Why is community involvement so important to The Florida Orchestra?</text:p>
        </text:list-item>
        <text:list-item>
          <text:p text:style-name="P115">How do you actually see The Florida Orchestra impacting the community, are there moments that make you think, “yea, we’re doing a good thing here?”</text:p>
        </text:list-item>
        <text:list-item>
          <text:p text:style-name="P127">If you could describe your experience with the Florida Orchestra in one word, what word would you use?</text:p>
        </text:list-item>
      </text:list>
      <text:p text:style-name="P42">7:15 pm <text:s text:c="7"/>Pack up cameras and lighting gear</text:p>
      <text:p text:style-name="P42">7:30 pm <text:s text:c="7"/>Shooting concluded</text:p>
      <text:list xml:id="list1687662496" text:continue-list="list3511360687859399518" text:style-name="WWNum2">
        <text:list-item>
          <text:list>
            <text:list-item>
              <text:list>
                <text:list-header>
                  <text:p text:style-name="P118"/>
                </text:list-header>
              </text:list>
            </text:list-item>
          </text:list>
        </text:list-item>
      </text:list>
      <text:p text:style-name="P91"/>
      <text:p text:style-name="P39">Thursday, MARCH 23RD - Mahaffey Theater, St. Pete </text:p>
      <text:p text:style-name="P44">Weather – Sunny </text:p>
      <text:p text:style-name="P22">8:30 am <text:s text:c="8"/>Arrive on Location </text:p>
      <text:p text:style-name="P22">9:00 am <text:s text:c="8"/>Setting up Camera, Preparing for shots </text:p>
      <text:p text:style-name="P22">9:30 am <text:s text:c="8"/>Collecting B-Roll</text:p>
      <text:p text:style-name="P22"><text:tab/><text:tab/><text:tab/>Including the coffee event, with patrons enjoying coffee with classical music in <text:tab/><text:tab/><text:tab/><text:tab/>background</text:p>
      <text:p text:style-name="P22">10:00 am <text:s text:c="6"/>Interview with </text:p>
      <text:p text:style-name="P22">10:30 am <text:s text:c="6"/>Pack up Camera and Lighting gear </text:p>
      <text:p text:style-name="P22">11:00 am <text:s text:c="6"/>Shooting concluded </text:p>
      <text:p text:style-name="P39">Straz Center, Tampa </text:p>
      <text:p text:style-name="P19">4:30 pm <text:s text:c="7"/>Arrive at Straz Center </text:p>
      <text:p text:style-name="P19">5:00 pm <text:s text:c="6"/>Discussion of shots / Setting up cameras </text:p>
      <text:p text:style-name="P19">6:00 pm <text:s text:c="6"/>Cameras set, Collecting B-Roll</text:p>
      <text:p text:style-name="P19"><text:tab/><text:tab/><text:tab/>Musicians taking their seats</text:p>
      <text:p text:style-name="P19"><text:tab/><text:tab/><text:tab/>Patrons taking their seats</text:p>
      <text:p text:style-name="P19"><text:tab/><text:tab/><text:tab/>conversation of concert </text:p>
      <text:p text:style-name="P19"><text:tab/><text:tab/><text:tab/>possible feelings from audience</text:p>
      <text:p text:style-name="P19">7:00 pm <text:s text:c="7"/>Preparation for Concert, plan discussed </text:p>
      <text:p text:style-name="P19">7:30 pm <text:s text:c="7"/>Concert begins / B-Roll</text:p>
      <text:p text:style-name="P19"><text:tab/><text:tab/><text:tab/>The songs that are being played</text:p>
      <text:p text:style-name="P19"><text:tab/><text:tab/><text:tab/>the Audience feedback from the songs </text:p>
      <text:p text:style-name="P19"><text:tab/><text:tab/><text:tab/>the audience listening attentively </text:p>
      <text:p text:style-name="P19"><text:tab/><text:tab/><text:tab/>the musicians playing their hearts out</text:p>
      <text:p text:style-name="P19"><text:soft-page-break/><text:tab/><text:tab/><text:tab/>Michael Francis conducting his troops</text:p>
      <text:p text:style-name="P19">9:00 pm <text:s text:c="8"/>Concert ends, patrons begin to leaev</text:p>
      <text:p text:style-name="P19">9:30 pm <text:s text:c="8"/>Gear collected, Cameras packed up</text:p>
      <text:p text:style-name="P19">10:00 pm <text:s text:c="6"/>Shooting concluded</text:p>
      <text:p text:style-name="P39"/>
      <text:p text:style-name="P39">Saturday, March 25TH - Mahaffey Theater, St. Pete </text:p>
      <text:p text:style-name="P19">6:00 pm <text:s text:c="11"/>Arrival at Mahaffey Theater </text:p>
      <text:p text:style-name="P19">6:30 pm <text:s text:c="11"/>Discussion of shots, camera's positioned</text:p>
      <text:p text:style-name="P19">7:00 pm <text:s text:c="11"/>B-Roll</text:p>
      <text:p text:style-name="P19"><text:tab/><text:tab/><text:tab/>Patrons walking in</text:p>
      <text:p text:style-name="P19"><text:tab/><text:tab/><text:tab/>Musicians getting ready</text:p>
      <text:p text:style-name="P19"><text:tab/><text:tab/><text:tab/>enterence of the music hall</text:p>
      <text:p text:style-name="P19"><text:tab/><text:tab/><text:tab/>the main foyer as everyone is entering the theater </text:p>
      <text:p text:style-name="P19">8:00 pm <text:s text:c="10"/>Concert begins / B-Roll</text:p>
      <text:p text:style-name="P19"><text:tab/><text:tab/><text:tab/>The orchestra playing famous songs</text:p>
      <text:p text:style-name="P19"><text:tab/><text:tab/><text:tab/>the audience clapping after song</text:p>
      <text:p text:style-name="P19"><text:tab/><text:tab/><text:tab/>the Orchestra taking a break from one song to the next </text:p>
      <text:p text:style-name="P19"><text:tab/><text:tab/><text:tab/>Conducting of Francis</text:p>
      <text:p text:style-name="P19"><text:tab/><text:tab/><text:tab/>the Orchestra finishing the performance </text:p>
      <text:p text:style-name="P19">9:30 pm <text:s text:c="10"/>Concert ends</text:p>
      <text:p text:style-name="P19">10:00 pm <text:s text:c="8"/>Cameras packed up, gear dessembled </text:p>
      <text:p text:style-name="P19">10:30 pm <text:s text:c="8"/>Shooting concluded </text:p>
      <text:p text:style-name="P41"/>
      <text:p text:style-name="P39">Sunday, MARCH 26TH - Ruth Eckerd Hall <text:s text:c="3"/></text:p>
      <text:p text:style-name="P19">5:30 pm <text:s text:c="10"/>Arrival on site, </text:p>
      <text:p text:style-name="P19">5:45 pm <text:s text:c="9"/>Cameras placed, discussion of shots and B-roll</text:p>
      <text:p text:style-name="P19">6:00 pm <text:s text:c="9"/>Collecting B-Roll</text:p>
      <text:p text:style-name="P19"><text:tab/><text:tab/><text:tab/>Patrons walking in</text:p>
      <text:p text:style-name="P19"><text:tab/><text:tab/><text:tab/>the orchestra warming up </text:p>
      <text:p text:style-name="P19"><text:tab/><text:tab/><text:tab/>musicians walksing from backstage onto the stage for the audience to see </text:p>
      <text:p text:style-name="P19">7:00 pm <text:s text:c="10"/>Concert begins /B-Roll</text:p>
      <text:p text:style-name="P19"><text:tab/><text:tab/><text:tab/>Orchestra playing concert</text:p>
      <text:p text:style-name="P19"><text:tab/><text:tab/><text:tab/>the patrons applauding them</text:p>
      <text:p text:style-name="P19"><text:tab/><text:tab/><text:tab/>the rigor of the instruments </text:p>
      <text:p text:style-name="P19"><text:soft-page-break/><text:tab/><text:tab/><text:tab/>the orchestra bowing after their performance </text:p>
      <text:p text:style-name="P19">9:30 pm <text:s text:c="10"/>Concert Ends / camera's gathered </text:p>
      <text:p text:style-name="P19">10:00 pm <text:s text:c="8"/>Gear packed up </text:p>
      <text:p text:style-name="P19">10:30 pm <text:s text:c="8"/>Shooting concluded </text:p>
      <text:p text:style-name="P46"/>
      <text:p text:style-name="P40">Friday, March 31<text:span text:style-name="T26">st</text:span> – USF College of Music</text:p>
      <text:p text:style-name="P20">1:00 pm <text:s text:c="7"/>Arrive at School of music </text:p>
      <text:p text:style-name="P20">1:15 pm <text:s text:c="7"/>Shooting B-Roll</text:p>
      <text:p text:style-name="P20"><text:tab/><text:tab/>The halls</text:p>
      <text:p text:style-name="P20"><text:tab/><text:tab/>classrooms</text:p>
      <text:p text:style-name="P20"><text:tab/><text:tab/>the enterence, with students walking in and out</text:p>
      <text:p text:style-name="P20"><text:tab/><text:tab/>a full class playing a song</text:p>
      <text:p text:style-name="P20">1:45 pm <text:s text:c="7"/>Shooting concluded </text:p>
      <text:p text:style-name="P23"/>
      <text:p text:style-name="P40">Monday, April 3<text:span text:style-name="T26">rd</text:span> – WUSF </text:p>
      <text:p text:style-name="P20">8:00 am <text:s text:c="10"/>Arrive at WUSF</text:p>
      <text:p text:style-name="P20">8:15 am <text:s text:c="9"/>Camera's Positioned, shots discussed </text:p>
      <text:p text:style-name="P20">8:30 am <text:s text:c="9"/>Interveiw with Russell Gant</text:p>
      <text:p text:style-name="P20"><text:tab/><text:tab/><text:tab/>Possible Questions </text:p>
      <text:list xml:id="list4880077259151733065" text:style-name="L2">
        <text:list-item>
          <text:list>
            <text:list-item>
              <text:list>
                <text:list-item>
                  <text:list>
                    <text:list-item>
                      <text:list>
                        <text:list-item>
                          <text:list>
                            <text:list-item>
                              <text:list>
                                <text:list-item>
                                  <text:list>
                                    <text:list-item>
                                      <text:list>
                                        <text:list-item>
                                          <text:p text:style-name="P128">How did you become a radio host and why classical music?</text:p>
                                        </text:list-item>
                                        <text:list-item>
                                          <text:p text:style-name="P134">What kind of role has this music played in your own life?</text:p>
                                        </text:list-item>
                                        <text:list-item>
                                          <text:p text:style-name="P134">What are your thoughts/perspective on the path Classical music is going?</text:p>
                                        </text:list-item>
                                        <text:list-item>
                                          <text:p text:style-name="P134">What are some challenges/difficulties</text:p>
                                        </text:list-item>
                                        <text:list-item>
                                          <text:p text:style-name="P134">Solutions to overcoming them?</text:p>
                                        </text:list-item>
                                        <text:list-item>
                                          <text:p text:style-name="P134">Have you seen a decline in listeners over the years?</text:p>
                                        </text:list-item>
                                        <text:list-item>
                                          <text:p text:style-name="P134">What is the most requested composer among your records?</text:p>
                                        </text:list-item>
                                        <text:list-item>
                                          <text:p text:style-name="P134">What is the importance of classical music is in today’s society?</text:p>
                                        </text:list-item>
                                      </text:list>
                                    </text:list-item>
                                  </text:list>
                                </text:list-item>
                              </text:list>
                            </text:list-item>
                          </text:list>
                        </text:list-item>
                      </text:list>
                    </text:list-item>
                  </text:list>
                </text:list-item>
              </text:list>
            </text:list-item>
          </text:list>
        </text:list-item>
      </text:list>
      <text:p text:style-name="P53">9:00 am <text:s text:c="8"/>Collection of B-Roll</text:p>
      <text:p text:style-name="P53"><text:tab/><text:tab/><text:tab/>The studeo itself</text:p>
      <text:p text:style-name="P53"><text:soft-page-break/><text:tab/><text:tab/><text:tab/>Gant performing the actions of a DJ</text:p>
      <text:p text:style-name="P53"><text:tab/><text:tab/><text:tab/>Gant working </text:p>
      <text:p text:style-name="P53"><text:tab/><text:tab/><text:tab/>the music playing in the background</text:p>
      <text:p text:style-name="P53">9:30 am <text:s text:c="8"/>Packing up Camera gear </text:p>
      <text:p text:style-name="P53">10:00 am <text:s text:c="7"/>Shooting concluded </text:p>
      <text:p text:style-name="P56">Tuesday, April 4<text:span text:style-name="T26">th</text:span> – USF College of Music</text:p>
      <text:p text:style-name="P55">10:15 am <text:s text:c="7"/>Call time</text:p>
      <text:p text:style-name="P55">10:45 am <text:s text:c="8"/>Cameras set up, plan recap and list of shots needed</text:p>
      <text:p text:style-name="P73"><text:span text:style-name="T30">11:00 am <text:s text:c="9"/>Interview with </text:span><text:bookmark text:name="docs-internal-guid-0f030120-5587-3fed-cf8c-edcdf59adbc7"/><text:span text:style-name="T32">John Chatterton – USF Cello Player </text:span></text:p>
      <text:p text:style-name="P55"><text:tab/><text:tab/><text:tab/>Possible questions</text:p>
      <text:list xml:id="list7495692080618453616" text:style-name="L3">
        <text:list-item>
          <text:list>
            <text:list-item>
              <text:list>
                <text:list-item>
                  <text:list>
                    <text:list-item>
                      <text:list>
                        <text:list-item>
                          <text:list>
                            <text:list-item>
                              <text:list>
                                <text:list-item>
                                  <text:list>
                                    <text:list-item>
                                      <text:list>
                                        <text:list-item>
                                          <text:p text:style-name="P135">Have you played for any other orchestras prior to this position?</text:p>
                                        </text:list-item>
                                        <text:list-item>
                                          <text:p text:style-name="P136">Do you feel it is important for more young people to gain an interest in the Orchestra?</text:p>
                                        </text:list-item>
                                        <text:list-item>
                                          <text:p text:style-name="P136">How old were you when you started playing the Cello?</text:p>
                                        </text:list-item>
                                        <text:list-item>
                                          <text:p text:style-name="P136">What is the importance of classical music is in today’s society?</text:p>
                                        </text:list-item>
                                        <text:list-item>
                                          <text:p text:style-name="P135">What kind of role has this music played in your own life?</text:p>
                                        </text:list-item>
                                      </text:list>
                                    </text:list-item>
                                  </text:list>
                                </text:list-item>
                              </text:list>
                            </text:list-item>
                          </text:list>
                        </text:list-item>
                      </text:list>
                    </text:list-item>
                  </text:list>
                </text:list-item>
              </text:list>
            </text:list-item>
          </text:list>
        </text:list-item>
      </text:list>
      <text:p text:style-name="P16"/>
      <text:p text:style-name="P96">11:40 am <text:s text:c="8"/>Interview concluded</text:p>
      <text:p text:style-name="P96">12:00 pm <text:s text:c="7"/>Camera gear packed and shooting concluded</text:p>
      <text:p text:style-name="P96"/>
      <text:p text:style-name="P100">Thursday, April 6<text:span text:style-name="T26">th</text:span> – MLK Plaza</text:p>
      <text:p text:style-name="P100">Weather: Sunny, no clouds, light breeze </text:p>
      <text:p text:style-name="P99">12:30 pm <text:s text:c="8"/>Arrive on sight</text:p>
      <text:p text:style-name="P99">12:45 pm <text:s text:c="7"/>aligning shots, cameras set up </text:p>
      <text:p text:style-name="P99">1:00 pm <text:s text:c="8"/>Interview with <text:span text:style-name="T34">Estefania Fuentes Del Razo</text:span></text:p>
      <text:p text:style-name="P101"><text:tab/><text:tab/><text:tab/>Possible questions </text:p>
      <text:p text:style-name="P102"><text:bookmark text:name="docs-internal-guid-a51bb605-6525-d2a0-e203-8c2513d6f728"/><text:span text:style-name="T24"><text:tab/><text:tab/><text:tab/><text:tab/>1. </text:span><text:span text:style-name="T25">Name, year, major?</text:span></text:p>
      <text:p text:style-name="P102"><text:soft-page-break/><text:span text:style-name="T25"><text:tab/><text:tab/><text:tab/><text:tab/>2. </text:span><text:span text:style-name="T11">What’re your favorite genres of music to listen to?</text:span></text:p>
      <text:p text:style-name="P98"><text:tab/><text:tab/><text:tab/><text:tab/>3. Specific musicians?</text:p>
      <text:list xml:id="list2112333150133877147" text:style-name="L4">
        <text:list-item>
          <text:list>
            <text:list-item>
              <text:p text:style-name="P140">Why that genre? What about it resonates with you?</text:p>
            </text:list-item>
          </text:list>
        </text:list-item>
        <text:list-item>
          <text:p text:style-name="P140">What do you think of classical music?</text:p>
          <text:list>
            <text:list-item>
              <text:p text:style-name="P140">Do you listen to it at all? Why, why not?</text:p>
            </text:list-item>
          </text:list>
        </text:list-item>
        <text:list-item>
          <text:p text:style-name="P140">What is your perspective on the current state of classical music in today’s society?</text:p>
        </text:list-item>
        <text:list-item>
          <text:p text:style-name="P140">Why do you think classical music has stayed around for as long as it has?</text:p>
        </text:list-item>
        <text:list-item>
          <text:p text:style-name="P140">If you don’t listen to classical music now, what would make you want to listen to it more?</text:p>
          <text:list>
            <text:list-item>
              <text:p text:style-name="P140">Since you do not, what is the reasons behind not listening to classical music?</text:p>
            </text:list-item>
          </text:list>
        </text:list-item>
        <text:list-item>
          <text:p text:style-name="P140">Would you be open to seeing an orchestra live if given the chance?</text:p>
        </text:list-item>
        <text:list-item>
          <text:p text:style-name="P140">Do your family members listen to classical music at all?</text:p>
        </text:list-item>
      </text:list>
      <text:p text:style-name="P79">1:15 pm <text:s text:c="9"/>Interview with Nadi </text:p>
      <text:p text:style-name="P79"><text:tab/><text:tab/><text:tab/>Possible Questions </text:p>
      <text:p text:style-name="P79"><text:tab/><text:tab/><text:tab/><text:tab/><text:span text:style-name="T36">1. </text:span><text:span text:style-name="T35">Name, year, major?</text:span></text:p>
      <text:p text:style-name="P102"><text:span text:style-name="T25"><text:tab/><text:tab/><text:tab/><text:tab/>2. </text:span><text:span text:style-name="T11">What’re your favorite genres of music to listen to?</text:span></text:p>
      <text:p text:style-name="P98"><text:tab/><text:tab/><text:tab/><text:tab/>3. Specific musicians?</text:p>
      <text:list xml:id="list759133387" text:continue-numbering="true" text:style-name="L4">
        <text:list-item>
          <text:list>
            <text:list-item>
              <text:list>
                <text:list-item>
                  <text:p text:style-name="P140">Why that genre? What about it resonates with you?</text:p>
                </text:list-item>
              </text:list>
            </text:list-item>
          </text:list>
        </text:list-item>
        <text:list-item>
          <text:p text:style-name="P140">What do you think of classical music?</text:p>
          <text:list>
            <text:list-item>
              <text:p text:style-name="P140">Do you listen to it at all? Why, why not?</text:p>
            </text:list-item>
          </text:list>
        </text:list-item>
        <text:list-item>
          <text:p text:style-name="P140">What is your perspective on the current state of classical music in <text:soft-page-break/>today’s society?</text:p>
        </text:list-item>
        <text:list-item>
          <text:p text:style-name="P140">Why do you think classical music has stayed around for as long as it has?</text:p>
        </text:list-item>
        <text:list-item>
          <text:p text:style-name="P140">If you don’t listen to classical music now, what would make you want to listen to it more?</text:p>
          <text:list>
            <text:list-item>
              <text:p text:style-name="P140">Since you do not, what is the reasons behind not listening to classical music?</text:p>
            </text:list-item>
          </text:list>
        </text:list-item>
        <text:list-item>
          <text:p text:style-name="P140">Would you be open to seeing an orchestra live if given the chance?</text:p>
        </text:list-item>
      </text:list>
      <text:p text:style-name="P79"><text:tab/><text:tab/><text:tab/><text:tab/><text:tab/>Do your family members listen to classical music at all?</text:p>
      <text:p text:style-name="Text_20_body">1:30 pm <text:s text:c="11"/>Interview with Wesley Harris </text:p>
      <text:p text:style-name="Text_20_body"><text:tab/><text:tab/><text:tab/>Possible Questions </text:p>
      <text:p text:style-name="Text_20_body"><text:tab/><text:tab/><text:tab/><text:tab/><text:span text:style-name="T24">1. </text:span><text:span text:style-name="T25">Name, year, major?</text:span></text:p>
      <text:p text:style-name="P102"><text:span text:style-name="T25"><text:tab/><text:tab/><text:tab/>2. </text:span><text:span text:style-name="T11">What’re your favorite genres of music to listen to?</text:span></text:p>
      <text:p text:style-name="P98"><text:tab/><text:tab/><text:tab/>3. Specific musicians?</text:p>
      <text:list xml:id="list734061173" text:continue-numbering="true" text:style-name="L4">
        <text:list-item>
          <text:list>
            <text:list-item>
              <text:p text:style-name="P140">Why that genre? What about it resonates with you?</text:p>
            </text:list-item>
          </text:list>
        </text:list-item>
        <text:list-item>
          <text:p text:style-name="P140">What do you think of classical music?</text:p>
          <text:list>
            <text:list-item>
              <text:p text:style-name="P140">Do you listen to it at all? Why, why not?</text:p>
            </text:list-item>
          </text:list>
        </text:list-item>
        <text:list-item>
          <text:p text:style-name="P140">What is your perspective on the current state of classical music in today’s society?</text:p>
        </text:list-item>
        <text:list-item>
          <text:p text:style-name="P140">Why do you think classical music has stayed around for as long as it has?</text:p>
        </text:list-item>
        <text:list-item>
          <text:p text:style-name="P140">If you don’t listen to classical music now, what would make you want to listen to it more?</text:p>
          <text:list>
            <text:list-item>
              <text:p text:style-name="P140">Since you do not, what is the reasons behind not listening to classical music?</text:p>
            </text:list-item>
          </text:list>
        </text:list-item>
        <text:list-item>
          <text:p text:style-name="P140"><text:soft-page-break/>Would you be open to seeing an orchestra live if given the chance?</text:p>
        </text:list-item>
      </text:list>
      <text:p text:style-name="P35"><text:tab/><text:tab/><text:tab/><text:tab/><text:tab/>Do your family members listen to classical music at all?</text:p>
      <text:p text:style-name="P35">1:45pm <text:s text:c="9"/>Interviews concluded</text:p>
      <text:p text:style-name="P35">2:00pm <text:s text:c="9"/>Shooting concluded and gear packed and returned</text:p>
      <text:p text:style-name="P35"/>
      <text:p text:style-name="Text_20_body"><text:line-break/><text:span text:style-name="T22">Thursday, April 6</text:span><text:span text:style-name="T23">th</text:span><text:span text:style-name="T22"> – The Ritz Carleton </text:span></text:p>
      <text:p text:style-name="P130">10:00 pm <text:s text:c="7"/>Arrive on sight </text:p>
      <text:p text:style-name="P130">10:30 pm <text:s text:c="7"/>Call Time </text:p>
      <text:p text:style-name="P130">11:00 pm <text:s text:c="7"/>B-Roll Given </text:p>
      <text:p text:style-name="P130"><text:tab/><text:tab/><text:tab/>Patrons at the club loving the EDM being played </text:p>
      <text:p text:style-name="P130"><text:tab/><text:tab/><text:tab/>DJ mixing tracks and vibing with his music </text:p>
      <text:p text:style-name="P130"/>
      <text:p text:style-name="P130">11:30 pm <text:s text:c="7"/>Interview with DJ Christian Alexander </text:p>
      <text:p text:style-name="P99"><text:tab/><text:tab/><text:tab/></text:p>
      <text:p text:style-name="P96">12:00 pm <text:s text:c="6"/>Collection of B-Roll</text:p>
      <text:p text:style-name="P96"><text:tab/><text:tab/><text:tab/>Patrons partying in the club </text:p>
      <text:p text:style-name="P96"><text:tab/><text:tab/><text:tab/>music and reaction to music </text:p>
      <text:p text:style-name="P96"/>
      <text:p text:style-name="P96">1:00 am <text:s text:c="7"/>Wrap up and Packing up material </text:p>
      <text:p text:style-name="P96">1:30 am <text:s text:c="7"/>Shooting concluded </text:p>
      <text:p text:style-name="P96"/>
      <text:p text:style-name="P100">Saturday, April 8<text:span text:style-name="T26">th</text:span> – Switzer Residence </text:p>
      <text:p text:style-name="P99">11:30 am <text:s text:c="7"/>Arrive on sight</text:p>
      <text:p text:style-name="P99">11:45 am <text:s text:c="7"/>Call time </text:p>
      <text:p text:style-name="P99">12:00 pm <text:s text:c="7"/>Collecting B-Roll</text:p>
      <text:p text:style-name="P99"><text:tab/><text:tab/><text:tab/>Students taking lessons in multiple instruments</text:p>
      <text:p text:style-name="P99"><text:tab/><text:tab/><text:tab/>shots of Switzer teaching students </text:p>
      <text:p text:style-name="P99">1:00 pm <text:s text:c="10"/>B-Roll shot</text:p>
      <text:p text:style-name="P99">1:30 pm <text:s text:c="10"/>Questions prepared for interview, run through of camera angles</text:p>
      <text:p text:style-name="P99">1:45 pm <text:s text:c="10"/>Interview with Linda Switzer </text:p>
      <text:p text:style-name="P99"><text:soft-page-break/><text:tab/><text:tab/><text:tab/>Possible Questions </text:p>
      <text:p text:style-name="P99"><text:tab/><text:tab/><text:tab/><text:tab/>1. <text:span text:style-name="T31">Whats the story behind the Florida School of arts</text:span></text:p>
      <text:p text:style-name="P97"><text:tab/><text:tab/><text:tab/><text:tab/>2. What brought you to this point (teaching)</text:p>
      <text:p text:style-name="P97"><text:tab/><text:tab/><text:tab/><text:tab/>3. What do you enjoy about it</text:p>
      <text:p text:style-name="P97"><text:tab/><text:tab/><text:tab/><text:tab/>4. What brings your students to your school</text:p>
      <text:p text:style-name="P97"><text:tab/><text:tab/><text:tab/><text:tab/>5. What age range do you teach</text:p>
      <text:p text:style-name="P54"><text:tab/><text:tab/><text:tab/><text:tab/>6. Some accomplishments of past students?</text:p>
      <text:p text:style-name="P54"><text:tab/><text:tab/><text:tab/><text:tab/>7. Is there a difference between older and younger students</text:p>
      <text:p text:style-name="P54"><text:tab/><text:tab/><text:tab/><text:tab/><text:tab/>What is it and why?</text:p>
      <text:p text:style-name="P54"><text:tab/><text:tab/><text:tab/><text:tab/>8. Importance of learning music, specifically classical</text:p>
      <text:p text:style-name="P54"><text:tab/><text:tab/><text:tab/><text:tab/>9. What do you think about the perception that classical music is dying?</text:p>
      <text:p text:style-name="P16">2:30 pm <text:s text:c="9"/>Interview concluded </text:p>
      <text:p text:style-name="P16">3:00 pm <text:s text:c="9"/>gear packed and shooting concluded</text:p>
      <text:p text:style-name="P16"/>
      <text:p text:style-name="P16"/>
      <text:p text:style-name="P97"/>
      <text:p text:style-name="P97"/>
      <text:p text:style-name="P97"/>
      <text:p text:style-name="P54"/>
      <text:p text:style-name="P54"/>
      <text:p text:style-name="P54"/>
      <text:p text:style-name="P52"/>
      <text:p text:style-name="P21"/>
      <text:p text:style-name="P21"/>
      <text:p text:style-name="P21"/>
      <text:p text:style-name="P21"/>
      <text:p text:style-name="P132"><text:span text:style-name="T6"/></text:p>
      <text:p text:style-name="P132"><text:soft-page-break/><text:span text:style-name="T6">Logs And Transcriptions </text:span></text:p>
      <text:p text:style-name="P27"/>
      <text:p text:style-name="P131"><text:bookmark text:name="docs-internal-guid-be2f8209-6cad-0521-0af2-21f688c41402"/>John Chatterton (USF Cello Player)</text:p>
      <text:p text:style-name="Text_20_body"/>
      <text:p text:style-name="P58">3/31/17</text:p>
      <text:p text:style-name="P58">Shot B-roll footage in USF College of Music from 1-1:45</text:p>
      <text:p text:style-name="P58">Crew: Forrest</text:p>
      <text:p text:style-name="Text_20_body"/>
      <text:p text:style-name="P58">4/4/17</text:p>
      <text:p text:style-name="P58">Conducted interview with John</text:p>
      <text:p text:style-name="P58">10:15 call time</text:p>
      <text:p text:style-name="P58">Interview began at 11</text:p>
      <text:p text:style-name="P58">Ended by 11:40</text:p>
      <text:p text:style-name="P58">Crew: Forrest, Nigeria, Charlie, Demi</text:p>
      <text:p text:style-name="P58"/>
      <text:p text:style-name="P58">Full Log </text:p>
      <text:p text:style-name="P72"><text:span text:style-name="T29"><text:tab/></text:span><text:bookmark text:name="docs-internal-guid-be250b89-6cb4-1258-1077-47ab99fbf576"/><text:span text:style-name="T37">John Chatterton - USF Cello Player</text:span></text:p>
      <text:p text:style-name="Text_20_body"/>
      <text:p text:style-name="P74"><text:span text:style-name="T14">Intro</text:span><text:span text:style-name="T15">:</text:span></text:p>
      <text:p text:style-name="P66">I’ve been playing the cello for about 13 years now. I started in grade school when i was living in new york. And I fell in love with it right from the start. .</text:p>
      <text:p text:style-name="Text_20_body"/>
      <text:p text:style-name="P66">I’ve played all music from late renaissance music to you know pop music uhm in the classical world, I—I gravitate towards contemporary music</text:p>
      <text:p text:style-name="Text_20_body"/>
      <text:p text:style-name="P61">How Society Affects Classical Music:</text:p>
      <text:p text:style-name="P66">With early music  to break it down you know when it comes to structure and form it’s very – it’s very basic like I said rules and regulations</text:p>
      <text:p text:style-name="Text_20_body"/>
      <text:p text:style-name="P66">The closer you get to today and age the more rules are broken</text:p>
      <text:p text:style-name="P66">I think there’s a lot of factors that go into that. Class, society. That’s been a major rule in the development of  classical music. </text:p>
      <text:p text:style-name="Text_20_body"/>
      <text:p text:style-name="P66">At one point classical music was done and it was composed, performed, and it was experienced in the courts.  It was meant for entertainment for the wealthy, or in the church</text:p>
      <text:p text:style-name="P66"><text:soft-page-break/>it was all mostly religious based and then it became secular based. </text:p>
      <text:p text:style-name="Text_20_body"/>
      <text:p text:style-name="P66">And then you know it started to get into the home uh ordinary people started to play instruments and then they started to experience classical music so, I think …its—this change has been because of class and society and this desire to develop what it is. </text:p>
      <text:p text:style-name="Text_20_body"/>
      <text:p text:style-name="P66">They were already doing this you, know there’s a lot of composers out there that were …that wanted to jump into the abyss they wanted to take the road less traveled and that opened up a lot of possibilities for music as well in the development. </text:p>
      <text:p text:style-name="Text_20_body"/>
      <text:p text:style-name="P74"><text:span text:style-name="T20">Drive</text:span><text:span text:style-name="T21">:</text:span></text:p>
      <text:p text:style-name="P66">sometimes I feel like I’m beating my head against the wall. In the practice room specifically. In the end its always been worth it to me. </text:p>
      <text:p text:style-name="Text_20_body"/>
      <text:p text:style-name="P66">Theres this never ending goal as a musician specifically that we’re always trying to reach. This need to better ourselves.</text:p>
      <text:p text:style-name="Text_20_body"/>
      <text:p text:style-name="P66">One of the greatest cellists that ever lived, pablo casals, said in an interview before he passed away, he was in his 90’s, mr casals why do you continue to practice. He said because im always improving every day im always doing something different. Just the idea of that in it of itself should be enough for any musician to want to be driven. </text:p>
      <text:p text:style-name="Text_20_body"/>
      <text:p text:style-name="P66">Also this idea of collaboration building relationships, making a name for yourself and others in society, through music. </text:p>
      <text:p text:style-name="Text_20_body"/>
      <text:p text:style-name="P74"><text:span text:style-name="T20">Relevancy</text:span><text:span text:style-name="T21">:</text:span></text:p>
      <text:p text:style-name="P66">If you corner yourself if you limit yourself as a musician, this day and age its going to be difficult to find yourself on a sustainable career path in music.</text:p>
      <text:p text:style-name="Text_20_body"/>
      <text:p text:style-name="P66">I dont wanna say that different avenues are dying, it has its struggles, but keeping it relevant in todays world is another one of those things that drives the musician</text:p>
      <text:p text:style-name="Text_20_body"/>
      <text:p text:style-name="P66">On many occasions you musicians are going to also be composers, or the have experience arranging so a lot of them will take classical music and they'll take these songs and they'll do a fusion of them</text:p>
      <text:p text:style-name="Text_20_body"><text:soft-page-break/></text:p>
      <text:p text:style-name="P66">And its been done in all genres of music. Ive seen it dont with r&amp;b ive seen it done with rock, classic rock, and ive seen it done with jazz. Its out there and its really opening up the world for musicians as far as possibilities and things that they can do, as far as they’re willing.</text:p>
      <text:p text:style-name="Text_20_body"/>
      <text:p text:style-name="P66">We have to be open to trying new things, and you never know you may love it</text:p>
      <text:p text:style-name="Text_20_body"/>
      <text:p text:style-name="P67">Opportunities in FL</text:p>
      <text:p text:style-name="Text_20_body"/>
      <text:p text:style-name="P66">It can be difficult to trying to get people to go to the concert hall. Theres so many different things they can do to be occupied, that they can do for enjoyment.</text:p>
      <text:p text:style-name="Text_20_body"/>
      <text:p text:style-name="P66">But this drive is seen in places like florida, in this up-and-coming musical atmosphere where theres these different lower tier orchestras popping up that give us musicians opportunities, that give us that drive to think, “ok, I can do this. I can go out and I can play professionally” </text:p>
      <text:p text:style-name="Text_20_body"/>
      <text:p text:style-name="P66">These are professional opportunities. Yes theyre not the vienna philharmonic, but its enough for us to really work towards becoming professional musicians.</text:p>
      <text:p text:style-name="Text_20_body"/>
      <text:p text:style-name="P67">Pitch to listen to classical music:</text:p>
      <text:p text:style-name="Text_20_body"/>
      <text:p text:style-name="P66">I would say to anyone whether you are a musician or whether you are not a musician, take the time to listen to classical music and get involved with the community and whats going on in the community with classical music. Theres a lot of things going on in all different communities big and small, and a lot of them have something different to offer.</text:p>
      <text:p text:style-name="Text_20_body"/>
      <text:p text:style-name="P66">And i guarantee , like i said whether you're a musician or not, you're going to enjoy the time you take to get that experience and if you get involved.</text:p>
      <text:p text:style-name="Text_20_body"><text:line-break/></text:p>
      <text:p text:style-name="Text_20_body"/>
      <text:p text:style-name="P70">Linda Switzer (Florida School of Arts Founder/Professional Opera Singer)</text:p>
      <text:p text:style-name="Text_20_body"/>
      <text:p text:style-name="P58">4/8/17</text:p>
      <text:p text:style-name="P58"><text:soft-page-break/>Location: Her home in Seminole Heights</text:p>
      <text:p text:style-name="P58">Call time: 11:45 am</text:p>
      <text:p text:style-name="P58">Shooting B-roll of student lessons: 12-1</text:p>
      <text:p text:style-name="P58">Interview: 1:45-2:30</text:p>
      <text:p text:style-name="P58">Crew: Forrest, Jeania, Rosalyne, Queena</text:p>
      <text:p text:style-name="P26"/>
      <text:p text:style-name="P24">Francesco <text:bookmark text:name="docs-internal-guid-8686c842-90ab-a84f-9fe7-677b93766911"/><text:span text:style-name="T13">Sclafani interview </text:span></text:p>
      <text:p text:style-name="P15">Tuesday:</text:p>
      <text:p text:style-name="P15"><text:tab/>Interviews</text:p>
      <text:p text:style-name="P28"><text:span text:style-name="T1"><text:tab/></text:span><text:bookmark text:name="docs-internal-guid-a51bb605-00eb-e492-d792-c03d52b18091"/><text:span text:style-name="T7">Questions for Francesco - USF Student who won the Florida Orchestra’s composition contest, his composition will be performed by the Orchestra in May:</text:span></text:p>
      <text:p text:style-name="P16"/>
      <text:p text:style-name="P83">Was there ever a point during the contest that you felt overwhelmed by the pressure, or had any doubts?</text:p>
      <text:p text:style-name="P16"/>
      <text:p text:style-name="P84">How long were you training before you entered the competition?</text:p>
      <text:p text:style-name="P16"/>
      <text:p text:style-name="P84">What made you want to enter the art of composing?</text:p>
      <text:p text:style-name="P16"/>
      <text:p text:style-name="P83">As a college student, do you see appreciation for classical music deteriorating among your peers outside other music students?</text:p>
      <text:p text:style-name="P16"/>
      <text:p text:style-name="P83">What instruments do you know how to play? Best one?</text:p>
      <text:p text:style-name="P16"/>
      <text:p text:style-name="P83">Talk about the process of composing this type of music, how do you decide what instruments are going to play what parts, etc</text:p>
      <text:p text:style-name="P16"/>
      <text:p text:style-name="P83">What modern genres of music would you say are the most similar to classical? The most inspired by classical music?</text:p>
      <text:p text:style-name="P16"/>
      <text:p text:style-name="P83">What kind of music do you listen to?</text:p>
      <text:p text:style-name="P16"/>
      <text:p text:style-name="P83">Who is your favorite composer?</text:p>
      <text:p text:style-name="P16"/>
      <text:p text:style-name="P83">Who is your favorite contemporary artist?</text:p>
      <text:p text:style-name="P16"/>
      <text:p text:style-name="P83"><text:soft-page-break/>Do you write other types of music?</text:p>
      <text:p text:style-name="P96"/>
      <text:p text:style-name="Standard"><text:span text:style-name="T48">00:00 – 00:24</text:span><text:span text:style-name="T50"> </text:span><text:span text:style-name="T48">BUT, A LOT OF THE PERFORMANCE ASPECT OF IT IS JUST YOURE RUNNING THE THINGS BEHIND THE SCENES TO MAKE SURE THE CONCERT GOES WELL. THE PERFORMERS ARE DOING ALL THE “WORK” BY PLAYING THE STUFF THEY ASK YOU TO PLAY.</text:span></text:p>
      <text:p text:style-name="P155">00:24 – 01:13 THAT-THAT WAS THE BIG DEAL ALL THE TIME SIGNATURES THAT THEY HAD TO DEAL WITH UM. IT MADE SENSE TO ME BECAUSE I SIT SAT WITH THE PIECE FOR A MONTH AND A HALF. I KNOW WHAT IT SOUNDS LIKE I KNOW HOW TO SEPARATE THE SEVENS, THE FIVES, THE THREE, THE NINES ALL THAT STUFF WAS VERY EASY FOR ME TO DIVIDE UP BUT THEN SIGHT READING FOR THE FIRST TIME A LOT OF CLASSICAL LITERATURE DOES NOT USE THOSE TIME SIGNATURES BECAUSE ITS NOT NECESSARY. SO IT KIND OF TURNS THE GEARS A LITTLE BIT AND THEY WORK THAT MUCH MORE. AND THERE IS A WAY, I FIGURED OUT A WAY TO SIMPLIFY IT WHERE YOU ONLY HAVE TO USE LIKE THREE EIGHTHS OR SOMETHING LIKE THAT SOMETHING MUCH MORE SIMPLE TO READ BECAUSE SORT OF A LOT OF MUSICIANS SEE THAT SORT OF STUFF SO I AM GLAD THAT IT WAS WORTHY TO BE CHALLENGED WITH SO THAT’S ALWAYS THAT’S ALWAYS THE FUN PART ABOUT IT. </text:p>
      <text:p text:style-name="P155">01:35- 03:33 THE PROCESS BEHIND IT IS THAT WELL IM PUTTING IN QUTATIONS “SPECIAL” IN THE FIELD OF MUSIC CAUSE I HAVE WHAT IS CALLED PERFECT PITCH. WHERE I CAN PICK A NOTE OUT OF ANYTHING I COULD – THAT’S A D AND IF YOU LOOK IT ACTUALLY IS A D FOR EXAMPLE THAT’S ACTUALLY WHAT IT IS. THAT’S A C THAT’S AN A, B, E – ITS EASY, OBVIOUSLY IM NOT LOOKING AT THE PIANO AND CAN TELL ITS JUST THAT I KNOW WHAT IT SOUNDS LIKE AND AS A RESULT I CAN JUST PICK OUT AND TELL – THAT’S G AND A B. SO ITS LIKE IT SCALES ACCORDINGLY SO I CAN PICK OUT WHAT I WRITE IN MY HEAD ALREADY SO I KNOW EXACTLY WHAT IT SOUNDS LIKE ALREADY. UH SO WHEN WRITING ALL THIS STUFF I ALREADY HAVE AN IDEA OF WHAT I WANT TO HAVE SOUND I JUST HAVE TO WRITE IT DOWN THE WAY IT IS AND FOR ME THE ISSUE HAS BEEN TRANSFERING WHATS IN MY HEAD AND ONTO PAPER. THE ORCHESTRA PIECE IS A GREAT EXAMPLE OF IT WORKING OUT BECAUSE I HAD STUFF IN MY HEAD WHERE IT WAS LIKE 99% THERE WAS ONE SPOT RIGHT AT THE ENDING THAT WAS LIKE 100% WHAT I WANTED FROM IN MY HEAD BECAUSE THERE’S SOME STUFF THAT GETS LOST IN TRANSLATION CAUSE WHEN YOU’RE WHEN I GET CAUGHT UP IN WRITING CERTAIN IDEAS DOWN I GET CAUGHT UP WHEN WRITING CERTAIN THINGS DOWN I FORGET THE ORIGINAL THING CAME FROM SO IM LIKE OKAY ILL JUST PUT A COUPLE THINGS THERE AND I THINK THIS IS WHAT IT WAS RATHER THAN BEING FOCUSED ON JUST THE ONE IDEA WHICH IS SOMETHING THAT IM WORKING ON AS WELL. BUT BASICALLY THE PROCESS BEHIND IT IS LIKE I CAME UP WITH LIKE I GUESS THE TAGLINE OR THE IDEA AND SO MINE WAS HAVING LIKE MULTIPLE LINES HAPPENING AT THE SAME TIME IN THE SAME TONAL CENTER IN THE SAME KEY AREA. IT WOULDN’T BE A KEY THOUGH BECAUSE THERE’S A LOT OF CLOSE INTERVALS WHICH CREATES A LOT OF DISTANCE THAT ADDS TO THE EFFECT OF THE PIECE SO WORKING FROM THAT I WAS ABLE TO BUILD TO THAT POINT AND HAVE THAT POINT LAST UNTIL THE VERY END. </text:p>
      <text:p text:style-name="P155">03:48- 03:58 (HIM SAYING HIS NAME, MAJOR AND YEAR)</text:p>
      <text:p text:style-name="Standard"><text:span text:style-name="T48">04:08 – 06:27 IN TERMS OF CLASSICAL MUSIC WHEN YOU GET RAISED AS AN INFANT OR YOU PLAY MUSIC TO THE CHILD GROWING UP I HAD THAT THERES MOZART GOING ON THERE’S BETTHOVEN GOING ON ALL OF THAT. I WAS SINGING FROM LIKE 2 YEARS OLD ON ACCORDING TO MY PARENTS, I DON’T REMEMBER IT BUT FROM THAT POINT ON I COULD READ TEXT AT LIKE 3 AND I STARTED LEARNING MUSIC WHEN I WAS 5. I TOOK PIANO LESSONS FOR ABOUT A YEAR OR SO I WAS THE BIGGEST PAIN IN THE NECK I WOULD NEVER SIT DOWN OR SIT STILL </text:span><text:soft-page-break/><text:span text:style-name="T48">BUT THE MOMENT I STOPPED I STARTED PLAYING THE PIANO ON MY OWN STARTED MAKING UP MY OWN LITTLE NOT SO MUCH COMPOSITIONS BUT YOU KNOW LIKE LITTLE CHORD PATTERNS IT WOULD GO FROM LIKE A 1 4 5 CHORD TYPE WHICH IS LIKE C A F G LIKE THESE 50S DUWOP PROGRESSIONS. BASICALLY I COULD HEAR ALL THESE DIFFERENT IDEAS AND GO OFF A LOT OF WHAT THINGS SOUNDED LIKE AND I WAS ALWAYS LOOKING FOR SOMETHING THAT SOUNDED COOL BUT I DIDN’T KNOW IT BECAUSE I ALWAYS THOUGHT EVERYTHING I CAME UP WITH WAS THE BEST WHEN I WAS THAT YOUNG CAUSE LIKE NOBODY QUESTIONED IT. SO I SANG AND I GUESS DID THAT LITTLE NOODLING ON THE PIANO THING UNTIL ABOUT FIFTH GRADE WHERE I STARTED GETTING EXPOSED TO SERIOUS OR EXPOSED AGAIN TO SERIOUS CLASSICAL MUSIC. I KNEW ABOUT FOUR SEASONS BY BIVALDI. I KNEW ABOUT THE EASY STUFF LIKE BEETHOVENS FIFTH, THE NINTH SYMPHONY, AN ODE TO JOY. I KNEW ALL THE ONES THAT WERE EASY TO REMEMBER BUT IN THE FIFTH GRADE I PICKED UP CLARINET SO I STARTED LEARNING SOLOS FOR THE CLARINET AND IT SORT OF EXPANDED OR EXPOSED ME TO A WIDER VARIETY OF PIECES OF MUSIC NOT NECESSARILY THE ONES THAT I LISTENED TO. I STARTED LISTENING TO CLARINET SOLOS. I STARTED LISTENING TO BAND PIECES AND IT KINDA GREW FROM THERE. I STARTED PLAYING CLARINET FROM FIFTH GRADE UP UNTIL LIKE TODAY. THOUGH IT’S BEEN PRETTY CONSISTENT. I RESUMED PIANO LESSONS IN MY JUNIOR YEAR OF HIGH SCHOOL CAUSE WE WERE PART OF A COLLEGE PROGRAM AND I WORKED WITH THE COLLEGE THEY WORKED WITH THE HIGH SCHOOL FROM THE COLLEGE BECAUSE THEY HAD A SMALL SCHOOL OF MUSIC THERE NOT HERE IT WAS IN ST PETE. ST PETE COLLEGE WAS THE COLLEGE THAT I WENT TO BEFORE HERE </text:span></text:p>
      <text:p text:style-name="P155">06:30 – 08:15 <text:s/>THERES A DUAL HIGH SCHOOL COLLEGE PROGRAM THAT I GOT ACCEPTED TO AND WAS LIKE THE REASON I CAME DOWN HERE. ME AND MY DAD FOUND THE CHARTER SCHOOL DOWN IN ST PETE, I TESTED IN AND GOT IN AND THAT’S WHY WE MOVED DOWN TO FLORIDA IN THE FIRST PLACE. AND SO AFTER THAT I WARMED BACK INTO IT BECAUSE AFTER MOVING DOWN THERES A LOT OF STUFF THAT HAPPENS WHEN YOU MOVE 1,200 MILES. YOU GET EVERYTHING TOGETHER AND YOU’RE LIKE “I HAVE A CLARINET DON’T I?” AND YOU’RE LIKE OOOKAY I GUESS I’LL START PLAYING IT AGAIN AND START SINGING AGAIN. AND STARTED TAKING PIANO LESSONS. THAT’S WHERE I STARTED LEARNING A LOT ABOUT CLASSICAL REPITOIRE WAS TAKING MUSIC THEORY CLASSES THERE DIFFERENT TYPES OF MUSIC HISTORY, LEARNING DIFFERENT TYPES OF PIECES FOR BOTH CLARINET AND PIANO, AND THEN I STARTED MY FIRST MUSIC COMPOSITION CLASSES THERE AND THAT WAS WHEN I STARTED LEARNING WHAT I REALLY LIKED ABOUT MUSIC. ITS LIKE CREATING SOMETHING COOL THAT PEOPLE WOULD BUT ALSO I LIKE AS WELL BECAUSE IF I’M WRITING SOMETHING THAT JUST I LIKE AND OTHER PEOPLE DON’T LIKE IT THEN I’M ONLY WRITING IT FOR THE MONETARY VALUE OF IT WHICH IS NOT THE GOAL. IF I WRITE IT JUST FOR MYSELF AND NO ONE ELSE LIKES IT THERES NO POINT IN WRITING IT BECAUSE I COULD JUST SIT AT MY COMPUTER AND DO THAT AS A HOBBY AND DO SOMETHING ELSE. SO I WANNA MAKE IT TO WHERE I LIKE IT BUT THEN YOU LIKE IT AS WELL BUT IT’S NOT SOMETHING THAT YOU’VE HEARD BEFORE OR NOT SOMETHING THAT YOU’VE EVER EXPECTED TO HEAR. AND THAT’S SORT OF WHAT THIS ORCHESTRA PIECE WAS IT TOOK A CONCEPT THAT EVERYONE KNEW AND THAT WAS ANGER BUT IMAGINED IT IN WHAT I THOUGHT IT WAS. SO THE TIME WHEN I REALLY STARTED EXPANDING MY MUSICAL INFLUENCE WHEN I FIRST CAME HERE ABOUT TWO YEARS AGO. AND THAT’S WHEN MY LISTENING EXPANDED A LOT THAT’S WHEN I STARTED BEING EXPOSED TO A LOT MORE MUSIC AS SOON AS I CAME HERE. </text:p>
      <text:p text:style-name="Standard"><text:span text:style-name="T48">08:25 – 09:15 I LISTENED TO A LOT OF CLASSIC ROCK MY DAD LIKE DURING THE TIME HE LISTENED TO JIMI HENDRIX, THE DOORS, LISTENED TO A LOT OF THE CLASSIC ROCK TYPE THING. BUT I KEEP TRYING TO FIND STUFF FROM THAT TIME AND SAY “HEY HAVE YOU </text:span><text:soft-page-break/><text:span text:style-name="T48">HEARD ABOUT THIS” AND OF COURSE HE’S HEARD OF IT, HE’S HEARD EVERYTHING. SO HE HAS ALL THAT BUT HE ALSO LIKES HONDEL, BACH, AND MOZART SPECIFICALLY LIKE THOSE THREE COMPOSERS MEAN A LOT TO HIM. HE’D OCCASIONALLY PUT ON WATER MUSIC SUITE BY HONDEL OR HE’D PUT ON THE FIREWORKS BY HONDEL OR SOMETHING LIKE THAT AND HE’D PLAY IT FULL BLAST LIKE THE WHOLE HOUR THROUGH AND I WOULD BE LIKE “THIS IS NICE AND ALL BUT IT’S TOO LOUD.” OF COURSE MY DAD DIDN’T KNOW. But um, really the time when I started figuring out classical, I, I listened to a lot of not classical music growing up. I was only very sparse. My nana listened to operas from Puccini and stuff like that. So that was my opera influence. And then my dad listened to some classical orchestra works and then there was like, the Mozart clarinet quintet, which is a clarinet-string quartet. So, it wasn’t a lot. Compared to like, most people (BEGINS TO TALK ABOUT PEER) </text:span></text:p>
      <text:p text:style-name="P157">(09:48) JamiKay: You said, I think, that you first saw FL orchestra and that was big moment for you, so why?</text:p>
      <text:p text:style-name="P155">(10:00) Uh well, I had never been to an orchestra concert before. And, going to SPC, one of the requirements was to go to uh, a professional performance. And they had a lot of recitals at the college that were there. But, we all decided as group of like, the 10 people we were, we said let’s just all go to the Florida Orchestra and we can get discounted tickets to there. And so we all go into two cars, or three cars, and we went down there and it was Barrio’s symphony Fantastique, which is a programmatic piece, which means it doesn’t necessarily have like, a melody line you follow as like, the idea of the piece. It, he still uses a melody, it just gets transformed in different ways and it’s more of his uh, mental, uh depiction of a certain event that happened with, of marrying a woman that didn’t work out and with trying to do different things and then, as the piece progresses it was a very programmatic piece and it pulled the, it pulled at the emotions of everyone and it was absolutely amazing. It was the coolest thing I’d ever seen and I had never seen an orchestra in person before. Granted, I was like, top row, all the way in the back. I could, all the performers were like this sm-, this large, so I could, I couldn’t see much but I heard it and it was so nice to hear. And that was my first exposure to the Florida Orchestra where they were playing that piece. </text:p>
      <text:p text:style-name="P155"><text:s/>– 11:15 11:30 – 12:45 (TALKS ABOUT HOW THE TASTE FOR MUSIC HAS CHANGED BUT CLASSICAL WILL ALWAYS CONTINUE BECAUSE IT WAS POP MUSIC DURING ITS TIME IN THAT EVERYONE LIKED IT. WHAT HE’S TRYING TO DO WITH CLASSICAL)</text:p>
      <text:p text:style-name="Standard"><text:span text:style-name="T49">Junior Composer(13:07)</text:span><text:span text:style-name="T47">: …Physically be done by instruments. I do think there is a purpose for instrumental music and there is a reason why the pieces have lasted as long as they have in instrumental groups like the Florida orchestra have been around for 50 years and stuff. So, it was basically going on and on and on on the same idea and it’s just I guess generating a new interest for newer music to revitalize it so where people can go and they don’t know what’s going to happen but they hear it and it’d be like they come out of the concert going like that was new. They wouldn’t necessarily have to have a positive or negative reaction to it they would just have to be there so they could hear it which I think is something that would be nice to see in the future. So I – it’s – the future of classical music is going in an electronic direction but orchec—I think like orchestral or regular acoustic music can be uhm… can continue along with like --- it’ll be on the same plane. </text:span></text:p>
      <text:p text:style-name="Standard"><text:span text:style-name="T49">Jamikay</text:span><text:span text:style-name="T47"> : (14:05) Sure. That’s good. Uhm. So, when you’re like uh you were talking about the process of composing so I mean if you knew the orchestra was going to be playing your piece right you kind of know what sections comprise an orchestra so when you’re personally putting the pen to the paper how do you pick which instruments you want. </text:span></text:p>
      <text:p text:style-name="Standard"><text:span text:style-name="T49">Junior Composer:</text:span><text:span text:style-name="T47"> Well, they gave us a guideline on what they have. Like they had three, three, three, three which is three flutes which is two flutes of piccolo, two oboes, an English horn, uh, </text:span><text:soft-page-break/><text:span text:style-name="T47">two clarinets, a bass clarinet, and two bassoons and contra bassoon. So they had that like I knew I had that for the winds. For the brass they had four French horns or four horns, two trumpets, three trombones, or two trombones and one base trombone which I used and a tuba. They also had the timpanist plus percussionist and then strings which were all five sets of strings and so they give you that wide perimeter as well as like either piano harp cellists, what have you. So I picked what would I think—I think for me like a lot of the times what kind of sound I was going for, uhm, and so specifically I think it was figuring out what ideas worked in the what instruments like a lot of moving flowing lines would work slurred in the woodwinds or with the strings playing with them or like the piano playing one line in their hand or something like that. And like the more powerful hits and stuff like that would happen better with the brass and possibly like low low strings and percussion hitting it. Although, percussion there’s a lot of different affects you can use with percussion which is its own animal and so you don’t think of it all at once because that will overwhelm any person. Unless you have some sort of great mental facility to where you’re able to conceptualize everything at the same time. I tried and I did pretty well but I wouldn’t work that large unless I was going for a –like a total sound like the entire orchestra which I – for the—for the one section of the piece that’s what I did. I had a section where everyone played. Then I –I would do that a few times and then I would have to think wide, but other than that their ideas were <text:s/>only the strings would play , or the strings where the winds would come in, just the brass, or percussion comes in here then the strings take over. So you think in much smaller segments building up to the tootie sections which all-everyone plays at the same—everyone plays at the same time or in the same area. So coming up with how to make that go between all the instruments was probably a big challenge for me when I was working on this. </text:span></text:p>
      <text:p text:style-name="P12"/>
      <text:p text:style-name="Standard"><text:span text:style-name="T49">JamiKay:</text:span><text:span text:style-name="T47"> (17:04) Oh, so you had your piece performed right when they were going through the finalists?</text:span></text:p>
      <text:p text:style-name="Standard"><text:span text:style-name="T49">Junior Composer</text:span><text:span text:style-name="T47">: It was a reading yeah they were going through and playing the piece. They were--they played the whole thing and they would-he would provide his feedback on what would work and what wouldn’t. And then he would play through different parts and either suggest or say that this was well done or that you could do this better or that for example like the trombone should be softer and then he plays it again and all of a sudden it sounds different. And so that performance it was—I’d say I <text:s/>wouldn’t even say it was a serious performance because they came out to play through it for us but it was a very—it was very fun to have them actually play it so. </text:span></text:p>
      <text:p text:style-name="Standard"><text:span text:style-name="T49">JamiKay (17:43):</text:span><text:span text:style-name="T47"> That would’ve been kind of a very scary moment but I’m sure like very rewarding to you know actually hear it. </text:span></text:p>
      <text:p text:style-name="Standard"><text:span text:style-name="T49">Junior Composer: </text:span><text:span text:style-name="T47">Yeah, I have uhm… I don’t –from somebody that was in the audience I seemed to come off the least nervous when I was on the stage. Uh, which was good because there’s a sense of nervousness like when I had never had that happen before or no orchestra has played any my music or no large assemble has ever played my stuff so there’s always my stuff like that feeling of like this has never happened. This going to be—This-- whats going to—Like what is going to happen—even though they’re gonna play the notes- they’re going to be follow—theyre going to be following the director and that’s whats going to happen. You don’t think that when you’re 5 seconds from the start and all of a sudden they’re going to get ready to play it so that’s-- that’s the exciting but nerve wrecking part. </text:span></text:p>
      <text:p text:style-name="Standard"><text:span text:style-name="T49">JamiKay (18:25)</text:span><text:span text:style-name="T47">: And so uhm it’s good though that the orchestra is starting to work with USF. I mean you’re a junior now so you’ll have like this year and the next year. So what is the importance of the orchestra doing outreach in the community aside from just you know performances. </text:span></text:p>
      <text:p text:style-name="Standard"><text:span text:style-name="T49">Junior Composer: </text:span><text:span text:style-name="T47">It just shows that</text:span><text:span text:style-name="T49"> </text:span><text:span text:style-name="T47">people still write music and people still write stuff and a lot </text:span><text:soft-page-break/><text:span text:style-name="T47">of the stuff ends up being very well prepared and so as a result it comes up with very nice sounding music or very cool sounding music or stuff that people don’t know <text:s/>--its like –its like its like you don’t know what you want if you’ve never heard it or like if you’ve never seen it like you don’t know what to expect and so all of a sudden like they’re showing that like most composers exist and we actually write stuff for instrumental forces as large or smaller and it’s not just like a school thing it’ll be like a community thing and I just think that with the Florida orchestra outdoing the account—like the combined <text:s/>outreach composition department it’ll lend itself to a very very fruitful partnership. I think that’ll last a long time. It’ll continue to expose the area around here that composing still happens it’s not a thing that ended in the mid 20s or 30s or something like that. It still goes on past there. And its fun. </text:span></text:p>
      <text:p text:style-name="Standard"><text:span text:style-name="T49">JamiKay:</text:span><text:span text:style-name="T47"> Did you have any ideas Taylor? Would you to ask any questions? I mean I asked about classic music deteriorating, uhm deciding what instruments are going to be played and uhm what kind of music you listen to right you said just—you—</text:span></text:p>
      <text:p text:style-name="Standard"><text:span text:style-name="T49">Junior Composer: </text:span><text:span text:style-name="T47">It was-it was a wide variety of material but mostly like classic rock and like the bit of classical I got was from when my dad would play it. </text:span></text:p>
      <text:p text:style-name="Standard"><text:span text:style-name="T49">Taylor(20:22): </text:span><text:span text:style-name="T47">When you play classical music and you listen you know to more contemporary music where –what--where do you see the most inspiration from classical music than contemporary music? </text:span></text:p>
      <text:p text:style-name="Standard"><text:span text:style-name="T49">Junior Composer:</text:span><text:span text:style-name="T47"> Uhm a lot of it is based off of the old forms that the classical—the older classical music used compared to the newer stuff like they’d have an idea where like it’s not the same pitch material it doesn’t sound the same but it still follows the same format like you have an A section which has the main idea then it goes to u have the B section which is a modification or a completely different idea, <text:s/>then it goes back to the A section and it’s like Sonata form where it goes A B A and you know it’s like it’s the exposition, development, recap and so they take a lot of forms from older times. And a lot of the times composers take motifs from older pieces of music like from a bach, from a part corral, <text:s/>or from a piece of music that has like a specific motive that is memorable in some way or they take stuff from folk songs or they take <text:s/>the melody of the folk song and then they do something interesting and different underneath it and so there’s a lot of inspiration from older music it’s just to say how does older classical-- how can we make this contemporary music interesting while still incorporating elements from past pieces without us sounding like we’re just copying and pasting this part here this part here all of a sudden its different. You don’t—and honestly what makes it more than just that and that’s-that gets us the challenge for now for nowadays. </text:span></text:p>
      <text:p text:style-name="Standard"><text:span text:style-name="T49">JamiKay(21:53)</text:span><text:span text:style-name="T47">: Uhm where do you –where do you see yourself in classical music? Do you want to compose or do you want to conduct or..?</text:span></text:p>
      <text:p text:style-name="Standard"><text:span text:style-name="T49">Junior Composer:</text:span><text:span text:style-name="T47"> No, I-I as a composer you wind up conducting your own work eventually and so as a result a lot of great composers from the 20</text:span><text:span text:style-name="T28">th</text:span><text:span text:style-name="T47"> century were also really great conductors because they had to conduct through their music. And so they conduct through their own, the other music not that it becomes easier but they have the time to analyze it cause their analyzing it not only for it being performed but also for their purposes so that they can compose something from the influence from that work so I do see my – I-This This uh competition helps like solidify the fact that I was good at this. I want to do this at least for a very long time before moving on to anything else and so I could see myself composing for the rest of my life essentially and it being enjoyable because this is fun I enjoy this staying up till three in the morning four nights in a row was not something I would like to repeat but if I have to do it again I can do it again so it’s a lot of fun I always enjoyed it it’s never not been fun for me and so coming up with new ideas new--taking new influences from different types of works all that certain stuff is a part of the creation I guess the creative process that we’re continually developing over the course of our life and so I </text:span><text:soft-page-break/><text:span text:style-name="T47">very much think that I’ll be composing for a very long time. </text:span></text:p>
      <text:p text:style-name="Standard"><text:span text:style-name="T49">Taylor(23:17</text:span><text:span text:style-name="T47">): I mean, okay so you’re a student of music and obviously like you appreciate you know the older forms of music but you’re also a college student so when you look around at your peers who aren’t being musically educated how do you think they see this type of music?</text:span></text:p>
      <text:p text:style-name="Standard"><text:span text:style-name="T49">Junior Composer: </text:span><text:span text:style-name="T47">It’s strange that’s the simplest way that a lot of people – some people like it some people uhh I don’t know many people outside the school of music that come to these events but I do know a few people that have at least in my freshman sophomore year when I was-- when I worked less out of school and I was here more often I’d go around places I’d meet people friends would introduce me to friends and all of a sudden some people would go and some people actually enjoyed coming to the concerts and they enjoyed the music even that--even though that it was new <text:s/>because they like it because it is new but the overwhelming majority they either just don’t have time or it’s not interesting its one or the other and since we’re all in a schedule based society now everyone can justify by saying oh I have something to do here rather than taking the time out and saying I’m just going to hang out for two hours and going to probably go out to eat afterwards but let’s see how the concert goes and I don’t think, not necessarily like not enough exposure but also it has to be I guess an in tandem thing where you can go in not expecting any- not that you’re not expecting anything but you don’t know what to expect so you don’t go in with any reservations but at the same time we have to promote it to where you can come with no reservations and you won’t --- and there won’t be any like misunderstandings between the different schools of thought from the musicians that know the music compared to the people that don’t know it yet or have yet to be exposed to it and so it’s a matter of not being told about it. A lot of the art schools work together like the theater, dance, visual art and music all work together because it’s kind of the same field. We all know about the theater concerts going on, we know about the dance productions, we know about the art shows and they all know about the concerts. But anyone outside of that doesn’t necessarily know because we don’t tend to -- our promotions don’t go very far outside of that, physically speaking, like the farthest I think any of our stuff has gone is the Marshall center or something like that but it’s gone a various different ways and figuring out how to market it to a group of people that would otherwise have no interest has kinda been the challenge to where it generates an interest again. Because people have the music that last 3 minutes and they have the same song that has the same drop, that has the same progression after that and they like it and that’s fine because I do the same thing. I can’t beat a song to death because I always like the same part of every song that I’ve liked. And so I understand why it wouldn’t sound appealing at first but it’s worth trying to get an agreement to where we can try to figure out how to get a liking or an interest in this music again.</text:span></text:p>
      <text:p text:style-name="P158">Transcription Part 2</text:p>
      <text:p text:style-name="P12">(00:00)…Orchestra plays more classical, classically oriented pieces. <text:s/>Like, I guess you’d call it older. But they do play the, the newest things they’ve played, they’ve played stuff from the twentieth century. But, their concerts are pretty well attended because they play orchestra works. They’re just played by kids instead. So they tend to be well attended, but they, like, for example, the composer’s concerts… it depends, it literally depends on the shift of the wind. Either you get a lot of people because its reached the right amount, or you don’t get as many people as you would want. And you would want it to be better, so, it’s really, a toss of the coin at that point. </text:p>
      <text:p text:style-name="P156">(00:38) Taylor:…More specifically...like, are there old people in the crowd? </text:p>
      <text:p text:style-name="Standard"><text:span text:style-name="T47">(00:41)…Yes. There, the, in the school of music there’s an even split. Because you have enough students that want to go either because they need the recital credit or they like the music. And you have the older people who like the music, and heard that they’re going to perform it, and they go. And so it tends to be an even split. The FL Orchestra performances, I don’t know how they’re split up but I’m hoping that it’s a wide variety of like, from young to old so that, and everyone gets </text:span><text:soft-page-break/><text:span text:style-name="T47">exposure to it, to where at least prolong the use of classical music longer. </text:span></text:p>
      <text:p text:style-name="P156">(01:13) JamiKay:…Um, so like, for composition majors, and I guess just other music majors, a lot of people like, leaving college and going into the professional field will take on internships and things like that. So what sort of opportunities are there for students, you know, on the cusp of entering the field professionally?</text:p>
      <text:p text:style-name="P12">(01:31) Well, what happens is there’s a lot of things that can be done. As a um, as a composer you have to be good at a lot of different things. In our composition program, we have to be good at audio manga, audio engineering as well. And so, if we can find jobs that can like, sustain us and keep us alive while we work on getting our compositional career to catch up, we can work either, like literally speaking, go right into a field as an audio engineer and say that you’re qualified in it because that’s what my degree qualifies me, because I took the time and figured out how to do it. Or you can go into like, Master’s and doctorate, doctorate level degrees to where that will qualify you to teach at college level, to be able to serve at different functions around the United States. <text:s/>And, there’s not necessarily, I don’t, I havent heard of like, an internship per say really. What that ends up being is like, it’s self-provided like you create your own ensemble for example. There’s a lot of new music ensembles that tour around the United States that were created because they want to play music that’s new, or for them because they’re, they, they sell out the venues that they go to, and they do very well. </text:p>
      <text:p text:style-name="P12">So, I wouldn’t necessarily say that an internship is what we do, we kind of do like, real-time performances. And figure out how to run performances so that when we go someplace else, either as a professor or as a student that we know how to run the material and that we’re able to continue propagating that so where we can make a living off of that after we’re done. So a lot of the prep comes with school, uh, with the schooling we have in this program here specifically does a great job with preparing a lot of people for moving on to masters and doctorate and then their jobs afterward.</text:p>
      <text:p text:style-name="P156">(03:13) Taylor: That makes me think of something interesting, can you compare yourself...I mean, you’re getting an excellent education in music. You’re like actually getting all of these opportunities. <text:s/>Compare yourself to people who are, like, you know, drop out of school and go off and try to be a musician. My sister’s like that, she’s trying to be a folk singer out in Dallas, and she’s actually doing pretty well at it. So like, the non-traditional way…</text:p>
      <text:p text:style-name="Standard"><text:span text:style-name="T47">(03:37)The non-traditional way works if you put the time into it. Eddie Van Halen practiced for seven hours a day, every day, without fail. He didn’t go to music school at all. But him and his brother figured they, they took classical music lessons, they took piano lessons from the teacher. And then Eddie Van Halen learned guitar and then practiced and that’s why you know Van Halen, as opposed to some other group because they put in the time. A lot of the time, and also it’s like, everyone’s not given an even hand - especially in music, like, either you prac- like there’s two spectrums. Either you’re vastly talented and the practice just comes naturally or you’re not as talented but you have the work ethic to practice every day, seven hours a day to make sure you’re the best and no one can question you. And so at that point, you can be successful, you just have to make sure you find your own voice. At that point, I’m pretty sure, there was no other like, musical style kind of like Van Halen’s progressions and their type of style of music. And nobody played guitar like he did. So, he created something new that was in a field that already existed, and people were like “what is this? This is amazing” and you, like I said you can go solo. Like my dad, my brother and I, we’d goof around we’d do songs and stuff as well at our house. I mean, we’ve even like threatening to do like, a cd, just to see what happens. Like, just for fun, like if we’re going to record a bunch of stuff and then send it. Or something like that, like we’ll do some stuff for fun and then we’ll see like, oh this sounds pretty good – we can try it here, or we can do this. </text:span><text:soft-page-break/><text:span text:style-name="T47">And, so, it’s a matter of putting the time in and making sure you can get better. So, a lot, a lot of the musicians that were in the classical period were not schooled per say. They taught, were taught, individually like one-on-one from different, different teachers. Like, they’d have private lessons for two hours a day and then they’d go and work and then they’d provide the next day they’d have another lesson and do it again. But they didn’t go to school for it. They had the real time experience, they actually went out and did things, they went to places, they had parties where there’d be dueling pianists – where they’d come up with an idea and then the next pianist would sit down and modify that and then the next one, the first one would come back and then modify the third one. They’d have real time practices. Kind of like having a jam session with like, uh Def, with Def Leopard or something like that. Where like, all of a sudden the guitarist plays something and then you’ve gotta play something off of what he plays and then go back and forth. Kind of like a Grateful Dead type of thing where it’s like the jam session that never ends. So, it’s like, doing that, but in every aspect of composing. Or every aspect of performing. Or both. Since all of like, popular music people are composers and performers. So, it’s not like a bad thing. Like, if people just drop out and teach music for the rest of their lives, like, yeah I guess you got what you wanted – you didn’t do school and you did music – that’s fine. But it’s not like the big impact that people would like to leave on the rest of, on the rest of the world essentially. And so, I don’t bash people that go on and try that because I know a lot of people that are like, the singer-songwriter type of person that do a lot of local gigs around here. They’re usually accompanied with a guitar and they sing and they do really well, it’s just the issue, the issue I have with that is that they all sound the same. Like, there hasn’t been somebody that’s blown me away with their songwriting…yet. I say yet because there’s always promise in anyone, in everyone and anyone. So. <text:s/></text:span></text:p>
      <text:p text:style-name="P156">(06:55) Taylor: You were talking about the impact that musicians want to leave, what impact do you want to leave? </text:p>
      <text:p text:style-name="P12">(06:58) I want to, well, first off, my goal is to show that classical music not only – isn’t dead, but it’s really cool. Like, you can come up with a lot of cool sounding stuff that you normally wouldn’t think of as like, something that either could be done or should be done in a classical setting, but I, but do it anyway and so. I want to, like, I want people to be interested in classical music again because of my stuff. I want, when they listen to mine, I want them to listen to like, a friend of mine’s work as well to show that there’s a vast difference between what people can do nowadays and so there’s a lot of stuff that you can listen to and you can find what you like. Or you can like all of it. I just want to be able to do that in some fashion, so, I was pretty successful with the uh, orchestra piece here – cause I was able to like, get an idea that I liked and that I wanted to relate to people and did it in a new fashion. I’m pretty sure not, not a lot of people wrote the way that I wrote for that particular piece. There’s a specific method involved with starting from the end and working backward. So, it was a matter of figuring out how that works and if people like it, and if they do – how can I replicate that and have it to where they can support other people. And so it’ll help grow the field a little more back to where classical music is once again appreciated to the fullest. It still is, but it’s not where it could be. </text:p>
      <text:p text:style-name="P12"/>
      <text:p text:style-name="P156">(08:20) JamiKay: And so now that you’ve been selected for this, you’ll be doing what now? With the Florida Orchestra.</text:p>
      <text:p text:style-name="Standard"><text:span text:style-name="T47">(08:27) Well first I have to meet with the uh, with Michael Francis, Maestro Francis, on discussing my piece. He wants to talk with me more in depth about things he likes and things he would like to revise with me on it and have it to where the orchestra can play it the best. To where the orchestra can play it 100 percent, no problem, and will, at the same time, be received the same way by the audience. And so, he said, he’s cou- done more in music than I have. He’s older, he’s </text:span><text:soft-page-break/><text:span text:style-name="T47">had more experience, he played with the London, uh, philharmonic, I believe – before he became a conductor, and he knows a lot. He knows a lot more than I, than I know now. And so, any and all advice from him would be wonderful. And so meeting with him would really help with moving this forward and getting my piece to where it should be, which is where, hopefully, it will be by May 19</text:span><text:span text:style-name="T28">th</text:span><text:span text:style-name="T47"> which is when the first performance happens. </text:span></text:p>
      <text:p text:style-name="P156">(09:19) JamiKay: Oh so there’s more than one?</text:p>
      <text:p text:style-name="Standard"><text:span text:style-name="T47">(09:21) There’s three on that weekend. There’s the 19</text:span><text:span text:style-name="T28">th</text:span><text:span text:style-name="T47">, 20</text:span><text:span text:style-name="T28">th</text:span><text:span text:style-name="T47">, and the 21</text:span><text:span text:style-name="T28">st</text:span><text:span text:style-name="T47">. <text:s/></text:span></text:p>
      <text:p text:style-name="P156">(09:27) Taylor: I like to just ask ‘out there’ questions sometimes, if you weren’t doing music, what would you be doing? </text:p>
      <text:p text:style-name="P12">(09:32) I’d be a mathematician of some sort. Or a scientist. I was very, I scor-, I was the traditional engineer child growing up in school. Like my, I was very good at school. I would be good at the tests. I knew how to take tests. I wouldn’t get a 100 because I’d rush, I’d go fast, I’d skip something and I’d get three off so I’d get a 97 instead of 100. So you get, all of my other friends who were as, that smart would get a 100 because they didn’t rush and fly through it. Like I wanted to be done with the test in 10 minutes and go play baseball again or something like that. So, but, I would probably be some sort of, uhm, engineer, scientist of so-, engineer, mathematician, scientist, because I was good at the subject and I found it interesting and fun. So, like right now, I’m interested in particle physics and it’s not like something you could pick up for a hobby. But I just, I like it, it’s cool. This, uh, this concepts in there that I think would be interesting just to learn just for the sake of learning it. Because it’s, it’s what makes up what we are. Science is a very important part of our development as people, because we have to know where things come from and how things originated and how to define what things are. And so, I guess the understanding of it is really what I would like doing is, for all that stuff. I’m, I could be a, uhm, probably be some surgical doctor or something like that, I could deal. I’ve never had a problem with like, gore or blood or whatever that is. So, I mean, I could do surgery pretty well. I’ve never had an issue with that. Uhm, but, I could, I, there’s a lot of stuff I could do. I wanted to be an author. So I have a couple of things, like ideas, on a word file someplace on my flash drive and I have like, poems that I came up with throughout high school and stuff like that. I wanted to do everything at one point. So, it’s hard to say what I’d be doing if I wasn’t music, it’d be a varied option, it’d be anywhere from literature to, to the, study of particle physics, like, it could be anywhere in between. (11:35) </text:p>
      <text:p text:style-name="P158">Transcription Part 3</text:p>
      <text:p text:style-name="P12">(00:00) I started with piano. I can play the, I can sing. I played clarinet which also entails bass clarinet, alto clarinet, which is like, it’s technically three but it’s one instrument. So there’s that. I have played church organ, classic uh I guess liturgical, liturgically speaking I played church organ as well. Um. I played guitar, I want to get better at guitar. I played, uh, electric bass, wanna get better at that. I played, I have played tenor sax, sometimes. I have played flute a little bit. Um. And uh, I’ve played accordion like once or twice, I can’t say I’m great at that. But like, I, I can play at least 6 or 7 instruments. </text:p>
      <text:p text:style-name="Standard"><text:span text:style-name="T47">(00:47) </text:span><text:span text:style-name="T49">So being a composer, how much knowledge of the other instruments, cause I feel like most composers they start on piano and they put their pieces together on the piano. So how much do you feel the knowledge of other instruments weighs into composing? </text:span></text:p>
      <text:p text:style-name="Standard"><text:span text:style-name="T47">(00:57) It definitely shows in how it’s received. I’ve written a few pieces for clarinet and for multiple instr- clarinets which is like, main-, I guess the instrument I spent the most time actively practicing. Piano, I just noodle around on. My piano writing is has been pretty good according to my teachers, but my clari- my woodwind writing is probably the best next to string writing. The string writing is interesting because I don’t play any classical stringed instruments at all. It just seems whatever my ideas come out to be works. And it works well. But a lot of my woodwind </text:span><text:soft-page-break/><text:span text:style-name="T47">writing is very good. I have a hard time writing for brass and percussion. And so figuring out how to write brassy or percussion-like material is the hard part that I have because I don’t play that. Like I’ve played drum set for 6 months but I don’t, that doesn’t, it’s not enough for me to understand how it works and how it relates to larger scale things or like, you can’t – playing drum set will not help you get a sound for a gong hit like that cause there’s no such thing in a drum set. At least, not that I know of. So, it do- knowledge of instruments, playing instruments and learning instruments definitely helps with compositional ability because it shows that you understand how the instruments sounds, what works and what doesn’t work- for any instrument. And for instruments you cannot physically play, you spend a lot of time looking up what stuff has worked before, what stuff sounds good and what stuff hasn’t been done that can be done sounds good. So that’s a general idea of how it relates. </text:span><text:bookmark text:name="_GoBack3"/></text:p>
      <text:p text:style-name="Standard"><text:span text:style-name="T47">(02:30) </text:span><text:span text:style-name="T49">And I guess on one last note just like, a couple of sentences, what, you know, advice or what would you say for people, like younger people, that would want to get into classical music, like, what would you tell them. </text:span></text:p>
      <text:p text:style-name="P166">(02:45) I’d say please do. It really helps with any- everything you do. Cause music is an interesting animal to where it bypasses a lot of physical things that people have. A lot of, a lot of, like for example, my nana was having mental issues when she was aging the last ten years or so. But when she listened to music, she’d back to her own self. It would bypass whatever brain deterioration or whatever it was called that she was going through and she’d be herself again. It would, it completely changed her because a lot of the time she wouldn’t know where she was, she didn’t know how to do this, when the music was on, she was a housewife. So she started doing the stuff, everything, she knew where everything was, she was on top of everything all the time. And music bypasses so much. It really speaks to what makes us human and what makes us connect to each other. And, because of that, I think there’s much more beyond it being just human. Whether or not you’re religious there’s something beyond humans that is the reason why music is the way it is. Cause it’s not – there’s nothing literally that can explain it, why it does what it does and how it affects us the way it does. Like, a combination of sounds makes you feel sad. How does that make you feel sad? There’s no correlation scientifically about why this sound makes a person sad. But that chord is music and music relates beyond a human level. I could say on a spiritual level to where it relates to us physically in its own way and that’s why music is so powerful. (04:19)</text:p>
      <text:p text:style-name="P166"/>
      <text:p text:style-name="P166"/>
      <text:p text:style-name="P104">Whats the story behind the Florida School of arts</text:p>
      <text:p text:style-name="P104"/>
      <text:p text:style-name="P54">What brought you to this point (teaching)</text:p>
      <text:p text:style-name="P54">What do you enjoy about it</text:p>
      <text:p text:style-name="P54">What brings your students to your school</text:p>
      <text:p text:style-name="P54"><text:soft-page-break/>What age range do you teach</text:p>
      <text:p text:style-name="P54">Some accomplishments of past students?</text:p>
      <text:p text:style-name="P54">Is there a difference between older and younger students</text:p>
      <text:p text:style-name="P54">What is it and why?</text:p>
      <text:p text:style-name="P54">Importance of learning music, specifically classical</text:p>
      <text:p text:style-name="P25"/>
      <text:p text:style-name="P149">What do you think about the perception that classical music is dying?</text:p>
      <text:p text:style-name="P121">Linda Switzer Transcription</text:p>
      <text:p text:style-name="P122"><text:bookmark text:name="docs-internal-guid-efcf619e-d3e6-a2c4-52a4-9a8c627c548f"/>I am Linda Switzer. Im a professinal musician in the tampa bay area. Im a voice teacher teaching about 70 hours of voice a week. But i own the FLorida arts school, and i also have an opera company called the florida lyric opera.</text:p>
      <text:p text:style-name="Text_20_body"/>
      <text:p text:style-name="P66">Ive always loved music. I started taking piano lessons when i was about 7, and my mother had wanted to be an opera singer and tried to get me to take voice lessons, i said “i dont want voice lessons, because you wanted to be a singer”. So at 18 i said “guess what? I think i want some voice lessons”</text:p>
      <text:p text:style-name="Text_20_body"/>
      <text:p text:style-name="P66">So i actually did that and joined the chorus my last year of high school at jefferson, so that changed the complete path of what i was going to do. I was going to be a scientist, a chemist, but i think my love of the arts, my passion, was realized my senior year. </text:p>
      <text:p text:style-name="Text_20_body"/>
      <text:p text:style-name="P66">I was so lucky cuz my undergraduate degree, i ended up transferring out of ucf to a small school in virginia, longwood university, and  then my masters degree came from the university of cincinatti, the college concervetory of music there.</text:p>
      <text:p text:style-name="Text_20_body"/>
      <text:p text:style-name="P66">And when i got out of there, i knew i wanted to have my school i knew i wanted to teach, but i knew i also wanted the best regional career i could have living in florida</text:p>
      <text:p text:style-name="Text_20_body"/>
      <text:p text:style-name="P66">I won the metropolitan opera auditions for the state of florida and i placed in the region and that opened up a lot of doors for me. </text:p>
      <text:p text:style-name="Text_20_body"/>
      <text:p text:style-name="P66"><text:soft-page-break/>But back in the day i sang some of the coffee concerts with the florida orchestra.</text:p>
      <text:p text:style-name="P66">And then i was a soloist for the opera tampa, and at that time, the florida orchestra was the contracted orchestra that played with us.</text:p>
      <text:p text:style-name="Text_20_body"/>
      <text:p text:style-name="P66">So boy was i lucky, i was coming up in the ranks through the 90s when all those opportunities were here. So, very very grateful. </text:p>
      <text:p text:style-name="Text_20_body"/>
      <text:p text:style-name="P67">Florida Classical/Opera Scene</text:p>
      <text:p text:style-name="Text_20_body"/>
      <text:p text:style-name="P66">So ill tell you whats happened over the years. And especially since i sang. I started singing with opera tampa in the late 90s through about the mid 2000’s</text:p>
      <text:p text:style-name="Text_20_body"/>
      <text:p text:style-name="P66">A lot of retired people like tito cappobianco who was a very very famous stage director moved down here to florida. And cheryl mills, very very famous...everybodys moving to florida..and yes, Disney opend a door to florida, oddly enough. And yes i think our climate here, and the growth in the tampa bay. Absolutely. More theaters coming up, you bet. We are the hot place to be, just saying.</text:p>
      <text:p text:style-name="Text_20_body"/>
      <text:p text:style-name="P67">Florida School of Arts Startup</text:p>
      <text:p text:style-name="Text_20_body"/>
      <text:p text:style-name="P66">I always wanted to have a school that housed underneath it all kihnd of singing things all kind of theater things, buty also to havfe instrumental music there.</text:p>
      <text:p text:style-name="Text_20_body"/>
      <text:p text:style-name="P66">So i thought, well, ya know? Im gonna try and see if i can put all of this together in some way </text:p>
      <text:p text:style-name="Text_20_body"/>
      <text:p text:style-name="P66">I started teaching voice privately backk in the early 80s</text:p>
      <text:p text:style-name="Text_20_body"/>
      <text:p text:style-name="P66">Then i starterd to have a couple of studens back then that started to have national tours, broadway tours, so i thought ok, i gotta have more space</text:p>
      <text:p text:style-name="Text_20_body"/>
      <text:p text:style-name="P66">So i started teaching out of my parents house, and i outgrew that space, then i rented an office space and added a musical theater component with kids dancing, i though okay well ive outgrown that space</text:p>
      <text:p text:style-name="Text_20_body"/>
      <text:p text:style-name="P66">The more things i’ve offered the more space ive needed and ive always  been connected to the <text:soft-page-break/>seminole heights area so i vought a commercial building out here, and now, that more kids are making it on broadway and from the classical realm from my studio, i’ve outgrpwn that space, so the beat goe</text:p>
      <text:p text:style-name="P67">Favorite thing about teaching/historical connections of music</text:p>
      <text:p text:style-name="P66">Every day i get to get up and teach people about music and live with music of the broaadway genre and the classical genre. Oh my gosh, i dont knwo to me its inspiring. And then when i start to explain to them the times when this was written i think “wow” im teaching them history too</text:p>
      <text:p text:style-name="Text_20_body"/>
      <text:p text:style-name="P66">Because a lot of operas deal with love, unrequited love, realized love, and love’s what drives our world, hopefully so to me , just the topics of humanity are universal throughout time whether they are classicaly represented or broadway represented or through poetry. So i think just normal human emotions are what connect us, through beautiful music.</text:p>
      <text:p text:style-name="Text_20_body"/>
      <text:p text:style-name="P66">When i teach classical music, classical music opera to me is more vowel driven </text:p>
      <text:p text:style-name="P123"/>
      <text:p text:style-name="P123">LS: I hope I’m making sense. </text:p>
      <text:p text:style-name="Standard">INT: When we first started this, one of our first perceptions was that classical music was dying, because if you’re not connected in that community you don’t actually know what’s going on. What would you say to someone with that perspective that classical music is dying?</text:p>
      <text:p text:style-name="Standard">LS: Well you know what’s interesting… I run this high school vocal competition. It’s a classical competition for high school singers from around Pinellas, and when I’m teaching that music one of the requirements is that they have to come in with a classical piece in Italian. Oh my God, how much that stimulates the brain just trying for me to teach foreign language to these kids and they eat it up. To them I make it like a game. It’s like Okay you know? And it’s true I’m teaching them college level material and you get to learn something in Italian, something in French, something in German. I mean it stimulates your brain. You’re not always going to get that in English right? (Laughter)</text:p>
      <text:p text:style-name="Standard">We have to make it relevant and part of it is like this opera company that I have now. We did our first opera last summer and it was a donizetti opera. In which it was called Viva La Mamma, a comic opera, and we made it relevant in that we costumed it in present day dress. All of the spoken dialogue we did in English. And it’s funny. It’s about a stage mother and the mother has always been done by a baritone in drag. Well, that’s our world sometimes right? And we turned that story, and again, a lot of those stories are just universal. I have stage mothers, not so much now, but I have… And this mother was pushing her daughter who was untalented to go out there and sing. So again, these old stories are still relevant, still happen. You just have to modernize them to the year 2017 and how it applies to settings now. But still the story thread goes through. </text:p>
      <text:p text:style-name="Standard"/>
      <text:p text:style-name="Standard">----</text:p>
      <text:p text:style-name="Standard"/>
      <text:p text:style-name="Standard">INT: <text:span text:style-name="T42">?????????????</text:span></text:p>
      <text:p text:style-name="Standard">LS: That’s right, figuring out different ways to keep it relevant.</text:p>
      <text:p text:style-name="Standard"><text:soft-page-break/>INT: When he mentioned it I liked his perspective because he used it as more of a drive to create something new, make something new. Instead of a fear of how to keep this going. Instead he said let’s look what we’re working with and create something new out of it. So how is that struggle of staying relevant is overcome? What keeps people willing to try something new?</text:p>
      <text:p text:style-name="Standard">LS: Well, in my line of work we deal so much with text… I took a class called acting opera, in which you take all of those translations and you really know your text in Italian, or whatever language, but you really know verbatim the English. So that when you get up to be a singing actor it’s so organic, that even people that aren’t seeing the supertitles know what you are trying to convey because it has now become so much a part of your ingrained body. But that’s the responsibility of the artist to do their homework so well that it is an organic thing, and people no matter what can relate to it. And I think that exposing the generations coming up to it and making them love it. Now my students that would never have touched classical art songs say, “Oh my God, can we have classical day today?” And you have to make it fun. Then I’ll say, “Okay, I’m going to translate this art song, and this is what this means. This is about this girl who’s a player. She likes this guy, and he adores her, but she doesn’t just want to have him. She wants these ten other boyfriends. So see? That was written in the 18th century, but did that happen at school today? “Oh my God Ms. Linda you ought to know about this. Yeah I really like this guy but this girl came…” So I’m like, “ See this stuff? They had it going on there too. You know I just have to tell you what that word means.</text:p>
      <text:p text:style-name="Standard"/>
      <text:p text:style-name="Standard">-------</text:p>
      <text:p text:style-name="Standard"/>
      <text:p text:style-name="Standard">INT: With all of your experience, where do you think classical music is going? What’s next?</text:p>
      <text:p text:style-name="Standard">LS: Well I fully intend to keep this going and I know a lot of organizations in the community do outreach of various kinds. I think it’s to educate the generations coming up by having workshops, having them come and do interactive theater. But the show we did this summer we did in a building called 2106 Main Street, it’s an immersive space where the actors were this close to you. So we just have to be smart and creative, those of us that own these companies. We can’t just around and think “Okay, well I’m just going to do it the old fashioned way.” There’s a lot to the old fashioned way. I like to go to a great big opera that’s the beautiful costumes and the old fashioned sets. I love that. That fantasy works for me. But these kids and people want more of the pop culture. So you have to sometimes turn your classical things into something more accessible by putting it in an immersive space, making it funny, using modern dress, making it settings where they can relate to that’s relevant to today. It’s not that hard. We just have to get off our butts and be a little more creative. It’s fun. I like it. It’s a challenge. </text:p>
      <text:p text:style-name="Standard">INT: Is there anything else that you’d like to say?</text:p>
      <text:p text:style-name="Standard">LS: Even though I teach all ages I think that the children are our future and we need to make these lessons fun and relevant because I think they are the ones that are going to continue the traditions for us. I’m glad to be a part of that. Lucky. Lucky to find a passion. </text:p>
      <text:p text:style-name="P103"/>
      <text:p text:style-name="P15"/>
      <text:p text:style-name="P21"/>
      <text:p text:style-name="P15">Wednesday:</text:p>
      <text:p text:style-name="P15"><text:tab/>Interviews </text:p>
      <text:p text:style-name="P28"><text:span text:style-name="T1"><text:tab/> </text:span><text:span text:style-name="T2">David Smith</text:span></text:p>
      <text:list xml:id="list252155287" text:continue-list="list2219772515585353040" text:style-name="WWNum1">
        <text:list-item>
          <text:p text:style-name="P111">Was there a moment where you decided, or just knew that you were meant to be a musician? That that was what you were going to do for <text:soft-page-break/>the rest of your life? Are you a full time musician? <text:span text:style-name="T5">Background.</text:span></text:p>
        </text:list-item>
        <text:list-item>
          <text:p text:style-name="P111">What brought you to the Florida Orchestra?</text:p>
        </text:list-item>
        <text:list-item>
          <text:p text:style-name="P111">What excites you most about coming to work every day?</text:p>
        </text:list-item>
        <text:list-item>
          <text:p text:style-name="P116">Insert Principal Horn audition convo</text:p>
        </text:list-item>
        <text:list-item>
          <text:p text:style-name="P111">How would you express the emotional connection associated with classical music to someone who hasn’t been exposed to it?</text:p>
        </text:list-item>
        <text:list-item>
          <text:p text:style-name="P111">The common perception that people often have is, “Classical music, that’s just for old people,” how would you respond to that?</text:p>
        </text:list-item>
        <text:list-item>
          <text:p text:style-name="P111">What has classical music taught you in your life as a musician?</text:p>
        </text:list-item>
        <text:list-item>
          <text:p text:style-name="P111">What is your favorite piece to play?</text:p>
        </text:list-item>
        <text:list-item>
          <text:p text:style-name="P116">Insert interest in film scores convo</text:p>
        </text:list-item>
        <text:list-item>
          <text:p text:style-name="P111">Can you talk about a musical experience that changed your life?</text:p>
        </text:list-item>
        <text:list-item>
          <text:p text:style-name="P111">If you could describe your experience with the Florida Orchestra in one word, what word would you use?</text:p>
        </text:list-item>
      </text:list>
      <text:p text:style-name="P89"/>
      <text:p text:style-name="P52">David Smith Interview </text:p>
      <text:p text:style-name="P5">So my name is David Smith and Im the new a principle …..here at the Florida Orchestra. Yea so the um I started out here in september just on a one year contract, I was just filling in because the previous principle, went and got a job somewhere else. And then in January we held an audition to um fill the spot full-time. um. and I happened to be the last man standing so the way it works is, I sit on stage out there and theres a whole panel out here in the hall behind a screen um so we try to be blind we are not allowed to talk or anything like that. There’s carpet going from backstage up to the seat, so they can't hear what types of shoes people are wearing you know because then you might know if it was a man or a woman. So they try to be very unbiased in the first two rounds. Um, Yea. Thanks Thanks very much. </text:p>
      <text:p text:style-name="P88"/>
      <text:p text:style-name="P88">You know I um, when I got into middle school is when I joined the band program when I was in elementary school the band came and did a little presentation and we had a little thing in the gym, and I was like oh thats super cool, cause I was really dorky, so I wanted to do that. And then, uhh I was ok at it, french horn kind of fell in my lap, um but you know after learning the french horn a little bit I went to see movies all the time and then I heard the french horn everywhere. Its in every movie you've ever heard, you get the heroic moments, you get the really sappy moments, you know there is a little bit of everything, and thats what really made me fall in love it, was film score. </text:p>
      <text:p text:style-name="P88"/>
      <text:p text:style-name="P88">Its hard to pick a favorite, there’s so many good people out there. John Williams is, you know, the pinnacle, he’s the pioneer really. And then um you know Michael J. Keeno, Hans Zimmer, you know all those guys, um fantastic musicians. </text:p>
      <text:p text:style-name="P88"/>
      <text:p text:style-name="P88">Its kind of like self perpetuating, because I wake up every morning and I’m actually happy to come to work, and I realize that not a lot of people are. People wake up in the morning and are like ahhh I gotta go to work and It doesnt really feel like work when you enjoy what your doing here. I have such wonderful colleagues here, uh, that I get to make music with. A music director that is always inspirational, always trying to motivate you, no matter how good you are. Gets you to push your boundaries, push your limits, um think outside the box, just express something. He's the type of guy who doesnt really care, uhh, if you make mistakes, he just wants you to be your own voice, be unique. </text:p>
      <text:p text:style-name="P88"/>
      <text:p text:style-name="P88">It helps when, the little program books that you get before hand, usually have something written in there that teaches you something about the composer, or the piece, or you know what they were trying to express when they wrote it. And a lot of times some of the shows we do, even the … program, the <text:soft-page-break/>music director will give a little speech before hand to try to get the audience a little bit to relate to it, uh in some way, and then theres some programs, like this happy hour concert that were doing this week where its very low key, you know were trying to get a younger audience to come out and connect with it, you know it very informal, we just get, try to teach them a little bit about it first, and then you know just make it fun for them, make a way for them to connect to the music. And somethings are more powerful than others, we just played a mall … concert last week, huge work, it almost takes an hour and a half to play. Its about the last piece he wrote beforehand the hero dies. And so this is about his funeral and then his resurrection, and by the end I mean you really feel it, me on stage, Im in tears every time by the end playing it just trying to hold it together while Im playing my horn. </text:p>
      <text:p text:style-name="P88"/>
      <text:p text:style-name="P88">My parents came to see one of the shows and their not musicians and they definitely felt it as well. Yea, it’s really powerful stuff sometimes. </text:p>
      <text:p text:style-name="P88"/>
      <text:p text:style-name="P88">I mean its just, I think in todays culture, <text:s/>its just there’s not as much money, in music, in schools as there are in say sports, and something like that is much more approachable. When you see a wide receiver go out and he dives and makes a one handed catch, and keeps his toes in, in the field of play before he falls to the ground and you can relate to how amazing that is when he lays his body on the line. It’s a little more difficult with this because people, especially if your not trained in music at all, you don't realize what the work that we have to put in, um, every single day just to stay in shape just to keep these muscles here in shape because it’s all very delicate stuff here its just more micro-muscles, um but I think its <text:s/>mostly just education and out reach and you know connecting with everyone to spread what we know to be such a wonderful art. </text:p>
      <text:p text:style-name="P88"/>
      <text:p text:style-name="P88"><text:s/>Things like this concert we just did its um, the Mallertwo concert was so powerful thing for me because, hold on this might get a little somber, but, so my younger brother passed aways a couple years ago dn I was suppose to play Mallertwo for the first time ever the day after he passed away, so I never got to play it, um and then the next time I played it I was such a gripping thing for me, and for everyone around me too, cause they all knew the experience and he was actually a horn player too, yea, so when we played it last week I played it on his horn. Things like that, or actually the week after he passed away, we were playing another giant work its called a hero’s life and the horn player’s the hero and his lover is the violin player, and so its all about these heroic moments and the love duet at the end and things like that. And I thought about taking off work that week but I wanted to stay and just play some stuff, and so thats another thing that will stick with me forever, just a really emotional piece. </text:p>
      <text:p text:style-name="P88"/>
      <text:p text:style-name="P88">I would say fun or exciting. </text:p>
      <text:p text:style-name="P92"/>
      <text:p text:style-name="Standard"/>
      <text:p text:style-name="P3">Yuan-Yuan Wang</text:p>
      <text:list xml:id="list1168245769" text:continue-list="list1687662496" text:style-name="WWNum2">
        <text:list-item>
          <text:p text:style-name="P114">Was there a moment where you decided, or just knew that you were meant to be a musician? That that was what you were going to do for the rest of your life? Are you a full time musician?</text:p>
        </text:list-item>
        <text:list-item>
          <text:p text:style-name="P114">What brought you to the Florida Orchestra?</text:p>
        </text:list-item>
        <text:list-item>
          <text:p text:style-name="P114">Are you originally from Florida? Can you tell us a little bit about your background?</text:p>
        </text:list-item>
        <text:list-item>
          <text:p text:style-name="P114">What excites you most about coming to work every day?</text:p>
        </text:list-item>
        <text:list-item>
          <text:p text:style-name="P114">How would you express the emotional connection associated with classical music to someone who hasn’t been exposed to it?</text:p>
        </text:list-item>
        <text:list-item>
          <text:p text:style-name="P114">The common perception that people often have is, “Classical music, <text:soft-page-break/>that’s just for old people,” how would you respond to that?</text:p>
        </text:list-item>
        <text:list-item>
          <text:p text:style-name="P114">What is your favorite piece to play?</text:p>
        </text:list-item>
        <text:list-item>
          <text:p text:style-name="P114">Can you talk about a musical experience that changed your life?</text:p>
        </text:list-item>
        <text:list-item>
          <text:p text:style-name="P114">If you could describe your experience with the Florida Orchestra in one word, what word would you use?</text:p>
        </text:list-item>
      </text:list>
      <text:p text:style-name="P89"/>
      <text:p text:style-name="P105"><text:bookmark text:name="docs-internal-guid-a4d3b667-9088-3b21-61f6-2aa4f803871c"/></text:p>
      <text:p text:style-name="P58">Violin Player Interview</text:p>
      <text:p text:style-name="Text_20_body"/>
      <text:p text:style-name="P58">INT: So thank you for sitting down with us again. Would you mind just telling me your name again and what instrument you play and how long you’ve played here?</text:p>
      <text:p text:style-name="Text_20_body"/>
      <text:p text:style-name="P58">VP: My name is Yuen Yuen Wong. I play the violin and this is my first season with the Florida Orchestra.</text:p>
      <text:p text:style-name="Text_20_body"/>
      <text:p text:style-name="P58">INT: So what brought you to the FLorida Orchestra?</text:p>
      <text:p text:style-name="Text_20_body"/>
      <text:p text:style-name="P58">VP: They offered me a position here. And for us, where we can get a job, we’ll go.</text:p>
      <text:p text:style-name="Text_20_body"/>
      <text:p text:style-name="P58">INT: What excites you the most about playing with the Florida Orchestra and coming to work everyday?</text:p>
      <text:p text:style-name="Text_20_body"/>
      <text:p text:style-name="P58">VP: Well Michael is definitely a great conductor so I liked to work with him and also just to be able to make music everyday. That’s a plus.</text:p>
      <text:p text:style-name="Text_20_body"/>
      <text:p text:style-name="P58">INT: Are you originally from Florida?</text:p>
      <text:p text:style-name="Text_20_body"/>
      <text:p text:style-name="P58">VP: No I am not. I am from China.</text:p>
      <text:p text:style-name="Text_20_body"/>
      <text:p text:style-name="P58">INT: Oh wow, very cool. Do you mind if I ask when you came to Florida?</text:p>
      <text:p text:style-name="Text_20_body"/>
      <text:p text:style-name="P58">VP: I came to Florida in September 2016. But I was in school before then.</text:p>
      <text:p text:style-name="Text_20_body"/>
      <text:p text:style-name="P58">INT: Where did you go to school?</text:p>
      <text:p text:style-name="Text_20_body"/>
      <text:p text:style-name="P58">VP: Indiana. Indiana University.</text:p>
      <text:p text:style-name="Text_20_body"/>
      <text:p text:style-name="P58">INT: Was there a moment when you decided or you just kind of knew that you were meant to be a <text:soft-page-break/>musician and chose that as your career path?</text:p>
      <text:p text:style-name="Text_20_body"/>
      <text:p text:style-name="P58">VP: My parents wanted me to play violin. Actually I started on piano before violin, and before that I was a ballerina. But I think that violin worked out great.</text:p>
      <text:p text:style-name="Text_20_body"/>
      <text:p text:style-name="P58">INT: What do you mean worked out great? Like it turned out well?</text:p>
      <text:p text:style-name="Text_20_body"/>
      <text:p text:style-name="P58">VP: It turned out well and I enjoyed studying violin, playing music on violin, and I’ve always gone to school for violin.</text:p>
      <text:p text:style-name="Text_20_body"/>
      <text:p text:style-name="P58">INT: Now do you have any performances or any stories with music that stick out to you? Anything that was powerful for you, or that changed your life? Something that was a significant moment. Anything like that with music?</text:p>
      <text:p text:style-name="Text_20_body"/>
      <text:p text:style-name="P58">VP: I try to find inspiration every day, so there are lots of moments every day that I feel like, “Oh I can use this for music, or I can use this on my violin for music making.” So there are tons of moments like that.</text:p>
      <text:p text:style-name="Text_20_body"/>
      <text:p text:style-name="P58">INT: Not everyone listens to classical music, how would you express the emotional connection associated with classical music to someone who hasn’t really experienced it or hasn’t been to a concert?</text:p>
      <text:p text:style-name="Text_20_body"/>
      <text:p text:style-name="P58">VP: I think classical music is very cool because you get to experience emotions without words, without things being shown to you. You have to imagine. You have to sit there and let things run through your mind and your heart. And it’s very organic because you have to come up with something that you think is touching. Something that spoke to you. It is hard to sit there for two hours and do that. Especially in a very fast-paced world right now.</text:p>
      <text:p text:style-name="Text_20_body"/>
      <text:p text:style-name="P58">INT: Would you have any advice for the people trying to get into that?</text:p>
      <text:p text:style-name="Text_20_body"/>
      <text:p text:style-name="P58">VP: I guess, maybe listen to it at home first. Start with something that you like. And also find out the background of the music. That actually helps people to understand what is going on on the stage, and what is going on when you listen to the piece, because this piece by this composer has a background related to the World War or something where somebody goes through a traumatic time and they composed this piece expressing some kind of emotion. If you understand that it will be a lot easier than just sitting there and not having any idea about what you are listening to. So find out a little bit about the background history of the music. It is very cool and a good learning experience for anyone.</text:p>
      <text:p text:style-name="Text_20_body"><text:soft-page-break/></text:p>
      <text:p text:style-name="P58">INT: Now something that Michael Francis talks a lot about is the story of the music. How important would that be for you?</text:p>
      <text:p text:style-name="Text_20_body"/>
      <text:p text:style-name="P58">VP: It is very important because i think music without story or emotions doesn’t really communicate anything. So you definitely want to tell a story, and it is easier for us, performers to do that because we learn all the notes and it is very difficult to master our techniques, but if we don’t have a story it’s just a bunch of notes for us too. It is very nerve-wracking if you just think of it as how many notes you’re playing and how many notes you play in tune and how many notes you have left. That doesn’t work. So we have to have a story in our mind and I think it is great for the audience too.</text:p>
      <text:p text:style-name="Text_20_body"/>
      <text:p text:style-name="P58">INT: So it is important for the musicians and the audience too. Now, I read your bio online and was very interested in the story about the airport. Could you tell me a little more about that?</text:p>
      <text:p text:style-name="Text_20_body"/>
      <text:p text:style-name="P58">VP: When I came to America when I was little. I was by myself, and they had no idea what I was doing here. They thought that maybe what I was telling them… I guess something was wrong with my ticket, so they were suspecting that I wasn’t telling them the truth. So but I had my violin on my back and they asked me “What’s that?” and I said “That’s my violin.” They said “Why don’t you play something?” So I did and they enjoyed it. They then let me go.</text:p>
      <text:p text:style-name="Text_20_body"/>
      <text:p text:style-name="P58">INT: What did you play?</text:p>
      <text:p text:style-name="Text_20_body"/>
      <text:p text:style-name="P58">VP: I played Beethoven’s Spring Sonata. Just the little bit that I remembered.</text:p>
      <text:p text:style-name="Text_20_body"/>
      <text:p text:style-name="P58">INT: Something that everyone has been talking about is how music just transcends age and all of these different barriers. Could you speak to that a little bit?</text:p>
      <text:p text:style-name="Text_20_body"/>
      <text:p text:style-name="P58">VP: Yeah, I think that music breaks all kinds of barriers. When we’re playing something that was written 100 years ago, that’s crossing time right? And the orchestra is made up of people that came from all over the place. And that breaks barriers. I’m from China and we’re making music on one stage. We’re feeling the same beat and doing the same thing. The music that the audience will hear will tell a different story to them. So that also breaks different barriers too.</text:p>
      <text:p text:style-name="Text_20_body"/>
      <text:p text:style-name="P58">INT: The common perception that a lot of people often have is that classical music is just for old people. How would you respond to people who say that?</text:p>
      <text:p text:style-name="Text_20_body"/>
      <text:p text:style-name="P58">VP: That’s not true, first. I think, as I mentioned before, that classical music requires a lot of discipline <text:soft-page-break/>for both the performers and the audience. The audience has to be there and really engage in what they are listening to and perhaps know the background. And also to let the music come to you and speak to your heart and really feel it. I think that’s really hard to do these days because I can’t even stay off of my computer for 5 minutes, because i constantly want to look at something. Or how we go to the movies or watch tv, that’s just constantly information coming at you. But like I said, this is organic. This is something that you have to imagine, you have to feel yourself, you have to generate yourself so it’s hard for young people because they don’t want to sit through that. But it’s great for them because they can think about life. You know a lot of music was composed after people went through a lot of horrible times such as after war, or after someone lost a loved one. Those are things that these young people probably haven’t experienced so it is hard for them to understand. I think it is really powerful if you want to understand that and just let yourself sit through that. I think it is great thing.</text:p>
      <text:p text:style-name="Text_20_body"/>
      <text:p text:style-name="P58">INT: If you could describe your experience at the Florida Orchestra, what word would you use?</text:p>
      <text:p text:style-name="Text_20_body"><text:span text:style-name="T8"> </text:span><text:span text:style-name="T15">VP: Fun.</text:span></text:p>
      <text:p text:style-name="P89"/>
      <text:p text:style-name="P3"/>
      <text:p text:style-name="P3">Derek Maslov</text:p>
      <text:list xml:id="list443227753" text:continue-list="list8468182250699380340" text:style-name="WWNum3">
        <text:list-item>
          <text:p text:style-name="P113">Was there a moment where you decided, or just knew that you were meant to be a musician? That that was what you were going to do for the rest of your life? Are you a full time musician? <text:span text:style-name="T5">Background.</text:span></text:p>
        </text:list-item>
        <text:list-item>
          <text:p text:style-name="P113">What brought you to the Florida Orchestra?</text:p>
        </text:list-item>
        <text:list-item>
          <text:p text:style-name="P113">What excites you most about coming to work every day?</text:p>
        </text:list-item>
        <text:list-item>
          <text:p text:style-name="P113">How would you express the emotional connection associated with classical music to someone who hasn’t been exposed to it?</text:p>
        </text:list-item>
        <text:list-item>
          <text:p text:style-name="P113">The common perception that people often have is, “Classical music, that’s just for old people,” how would you respond to that?</text:p>
        </text:list-item>
        <text:list-item>
          <text:p text:style-name="P113">What has classical music taught you in your life as a musician?</text:p>
        </text:list-item>
        <text:list-item>
          <text:p text:style-name="P113">What is your favorite piece to play?</text:p>
        </text:list-item>
        <text:list-item>
          <text:p text:style-name="P113">Can you talk about a musical experience that changed your life?</text:p>
        </text:list-item>
        <text:list-item>
          <text:p text:style-name="P113">If you could describe your experience with the Florida Orchestra in one word, what word would you use?</text:p>
        </text:list-item>
      </text:list>
      <text:p text:style-name="Standard"/>
      <text:p text:style-name="P17">Derek Mossloff Interview <text:line-break/></text:p>
      <text:p text:style-name="P5">Derek Mossloff and I play the viola in the orchestra. Well I um actually took an audition for the Florida Orchestra to a win this spot and I was selected from the audition so um I took a lot of auditions before I ended up getting this spot. </text:p>
      <text:p text:style-name="P87"/>
      <text:p text:style-name="P87"><text:s/>I wouldn't say it was a moment so much it was a time period, when I think I started playing when I was about 11. I started in the public school system and I’m from Minnesota. I started there and uh I played in the public schools for about a year and then after that um I had there was this string cortet that came to Grand Forth North Dakota, which is very close to where Im from, and they did a rural residency there there name is the Kiara String Cortet. And they, uh, my school orchestra teacher <text:soft-page-break/>suggested that I take some lessons from their violas and uh, I did that and it was a really inspiring experience for me and I um, basically thats when I got really interested and I was hearing him play and learning from him and it was that young I was probably 12 or 13 when I decided I really wanted to do it. </text:p>
      <text:p text:style-name="P87"/>
      <text:p text:style-name="P87">The most exciting thing about coming to work you know is that I get to spend my time playing these really wonderful pieces of music that I just love and Ive grown up with and Ive felt connected to for you know most of my adult life. The music that we play, its stood the test of time in the best way. We play very few pieces I don't like, you know so thats the biggest things. I also like the people that I work with. I enjoy, the things that I learn from them and bouncing off of them, and getting ideas from them that I wouldn't have necessarily thought of. </text:p>
      <text:p text:style-name="P87"/>
      <text:p text:style-name="P87">You know one of my favorites to play is Mockraunherhauf <text:s/>and so um Im actually really sad because Im playing a concerto in Kentucky next week and the orchestra is playing Mockraunherhauf one. I really wish that I could have been booked for a different week because I love to play that. Um i Love to play anything pretty much by him but the symphonic dances, the second symphony which is on next years program or pieces that really stand out. </text:p>
      <text:p text:style-name="P87"/>
      <text:p text:style-name="P87">Its just so great! Its like answering what you love about your mother you know. Um, I just love it yea, his language is so rich its so emotional and so um it encompasses so many different facets of the human experience. </text:p>
      <text:p text:style-name="P87"/>
      <text:p text:style-name="P87">I think the best way is by analogy for me at least listening to a really really wonderful piece of classical music is similar to seeing a really really really powerful film, reading a really powerful novel you go through all the same emotional highs and lows and experience different things through the….</text:p>
      <text:p text:style-name="P87"/>
      <text:p text:style-name="P87">Ive done some with them, you know Ive only been with them since January so you know its been, Im still finding my way around the room, but we did a, I did play on a … music series concert at the Woodsend, and that was really great you know Im really excited about the amount of community outreach that they do here and looking forward to just taking part of more in it, its really important for groups. </text:p>
      <text:p text:style-name="P87"/>
      <text:p text:style-name="P87">Off the top of my head the most powerful thing for me was when I heard my teacher, my very first really serious viola teacher when I was probably 13 or 14 when I was taking from him, I heard him, and one time I just asked him to play something he was working on for me during one of our lessons, and he played part of the Bach Sacone which is actually written for violin but he played it on viola and I was just struck instantly by, you know, the different voices that one instrument could produce, hearing each part sing its own individual line it was really it was really awesome. </text:p>
      <text:p text:style-name="P87">One word. Challenging uplifting thats the biggest</text:p>
      <text:p text:style-name="P87"/>
      <text:p text:style-name="P87">they challenge me every day to lead my section well they challenge me to have all my parts ready to go and really be on top of it and they really help help me to uhh just have a great experience with these pieces.</text:p>
      <text:p text:style-name="P87"/>
      <text:p text:style-name="P87"><text:s/>I guess I think its so important because you know from a certain perspective its easy to go online and youtube a music concert and thats one thing that has its own purpose but when you hear music live, performed by musicians and your really drawn in to that intimate space I mean that everyone really should experience really really high level classical music played live because its life changing and it was life changing for me and so community outreach is great because you reach people who, who don't <text:soft-page-break/>have an experience live performance in the same way. Its true my wife too she's a violinist and she said the exact same thing she decided to become a violinist from hearing a live string corset play because it speaks so powerfully. </text:p>
      <text:p text:style-name="P17"/>
      <text:p text:style-name="P17"/>
      <text:p text:style-name="P17"/>
      <text:p text:style-name="P17"/>
      <text:p text:style-name="Standard"/>
      <text:p text:style-name="P3">Michael Francis</text:p>
      <text:p text:style-name="P3"/>
      <text:list xml:id="list2035129566" text:continue-list="list311969477683127494" text:style-name="WWNum6">
        <text:list-item>
          <text:p text:style-name="P115">Can you tell me a little bit about your story and how you became a conductor?</text:p>
        </text:list-item>
        <text:list-item>
          <text:p text:style-name="P115">When most people see a conductor in a concert, they don’t really know what they’re seeing. Can you help those people understand the art of conducting?</text:p>
        </text:list-item>
        <text:list-item>
          <text:p text:style-name="P115">How important is the story behind the music to you and how do you convey that story to the audience?</text:p>
        </text:list-item>
        <text:list-item>
          <text:p text:style-name="P115"><text:bookmark text:name="_GoBack"/>Why is community involvement so important to The Florida Orchestra?</text:p>
        </text:list-item>
        <text:list-item>
          <text:p text:style-name="P115">How do you actually see The Florida Orchestra impacting the community, are there moments that make you think, “yea, we’re doing a good thing here?”</text:p>
        </text:list-item>
        <text:list-item>
          <text:p text:style-name="P115">If you could describe your experience with the Florida Orchestra in one word, what word would you use?</text:p>
        </text:list-item>
      </text:list>
      <text:p text:style-name="P3"/>
      <text:p text:style-name="P15">Michael was a double bass player. </text:p>
      <text:p text:style-name="P9">Michael Francis Interview Transcription</text:p>
      <text:p text:style-name="P8"/>
      <text:p text:style-name="P8">Interviewer: The first question, can you just tell me a little bit about your story and how you got into conducting? What made you choose to be a conductor?</text:p>
      <text:p text:style-name="P8"/>
      <text:p text:style-name="P8">Michael Francis: Yes, umm, my name is Michael Francis. Let’s start again. My name is Michael Francis, I’m the Music Director of the Florida Orchestra. I always wanted to be a conductor, roughly from the ages 13-14 I would say. And I was a double bass player, but I felt the best way for me to become a conductor was to join the best orchestra I could join. To learn from the inside and I was fortunate enough to join the London Symphony Orchestra. So I played with them for many years but I always intended to go onto conduct. So while I was there I would talk with the conductors, talk with the musicians, understand how it really worked at the highest level. And then when my opportunity came I actually replaced some conductors in the London Symphony Orchestra. And then from there my career developed and I was delighted to be offered a position here in Florida. </text:p>
      <text:p text:style-name="P8"/>
      <text:p text:style-name="P8">Interviewer: Now why is community involvement, community service so important for the Florida Orchestra?</text:p>
      <text:p text:style-name="P8"/>
      <text:p text:style-name="P8">Michael Francis: Community engagement is so essential because if we believe in the power of music, if we believe that it is an artform that communicates to us in the way… well if it communicates to us in the way…</text:p>
      <text:p text:style-name="P8"/>
      <text:p text:style-name="P8"><text:soft-page-break/>Michael Francis: Community engagement is so important to us in the Florida Orchestra and to me personally because well, if you believe in the power of music, in its capacity to speak to us in a way and in a place where words often fail then it’s something essential. Everyone has their own playlist. Everybody cares about music in some form. Whether it be rock, pop, jazz, folk, classical, whatever… So it’s essential to the human condition. Community engagement is allowing us to take it to people who can’t always travel to the concert hall. There is nothing better than listening to music live, together with people in a community situation. But not everyone can for social, geographical, for financial, for health reasons. And so, we love to take it to them. So I would say the first reason it’s so important is for the moral reason. Music can impact people in an astonishing way, and we’ve heard examples of that from many many people already in our short time expanding it as much as we do. </text:p>
      <text:p text:style-name="P8"/>
      <text:p text:style-name="P8">Interviewer: How do you actually see the Florida Orchestra impacting the community? Are there moments where you say, you know something happens and you say, this is awesome, we’re doing something really great here. </text:p>
      <text:p text:style-name="P8"/>
      <text:p text:style-name="P8">Michael Francis: There are many examples when I feel proud of what the Florida Orchestra is doing, not just because I’ve instigated it, because of things that have been going on in the past. For example, even here in the concert hall, when I see all the under 18’s who come in for free as part of the classical kids program. That was in place when I got here That is fabulous to see. When I see the young musicians we work with in the side by sides. For them to be experiencing working with these high quality musicians. With the students at USF, the composition, the conducting students. When we go into hospitals and we hear personal testimonies about how the music has impacted them at the critical time in their life. Whenever you’re in a hospital, you’re visiting or you’re a patient, it’s a point of trial in your life. And we hear so many stories about that. We hear wonderful stories about people when we go to retirement centers, to boys and girls clubs. And just the sheer amount that this orchestra plays to the community for free is something that I feel very proud to be part of. So there’s so many different examples of how community engagement has impacted the Tampa Bay area and I just think it’s essential because music really matters. </text:p>
      <text:p text:style-name="P8"/>
      <text:p text:style-name="P8">Interviewer: The image in the USF conducting students, I know that the USF conducting students had prepared music. The Florida Orchestra even played a piece of one of the USF student’s music. Could talk about your experience with the students and how that whole program is working?</text:p>
      <text:p text:style-name="P8"/>
      <text:p text:style-name="P8">Michael Francis: With the composition students, I think that was a thrilling occasion for them and very enjoyable for us as well. When you perform a piece for a solo violin and someone plays it back to you, that’s great that you work one on one with that player. But it’s so difficult to work one on one with an orchestra. So you tend to hear your music on a computer. But when you listen to it live… so many things pop up. “Oh that sounds louder than I thought, I can’t hear that. Oh that tempo’s too fast.” So for them it is an invaluable experience. For us it is extremely interesting and the musicians really enjoy it because it gives us the chance to give back and to explain from experience what works and what doesn’t. So I think the composition program and the competition we started this year has been extremely valuable. On the other side working with the conductors, it’s the same thing. You can’t learn to conduct an orchestra by conducting a piano. You can learn a lot, it is very useful, but you need to spend time in front of an orchestra.  And time spent in front of a professional orchestra is where you learn the most because they can do what you gesture both good and bad. And as a result, that simple amount of information back at you from the effect of your hands upon the sound of what the composer wants is just priceless. And so for those students to have a chance to conduct the Florida Orchestra is really special. </text:p>
      <text:p text:style-name="P8"/>
      <text:p text:style-name="P8">Interviewer: If you could describe your experience with the Florida Orchestra in one word, what word would you choose?</text:p>
      <text:p text:style-name="P8"/>
      <text:p text:style-name="P8">Michael Francis: Exhilarating. </text:p>
      <text:p text:style-name="P8"><text:soft-page-break/></text:p>
      <text:p text:style-name="P8">Interviewer: Thank you very much for taking the time.</text:p>
      <text:p text:style-name="P8"/>
      <text:p text:style-name="P8">Michael Francis: Great pleasure, thank you for doing this. It’s great. We look forward to seeing it. </text:p>
      <text:p text:style-name="P8"/>
      <text:p text:style-name="P8"/>
      <text:p text:style-name="P15"/>
      <text:p text:style-name="P15"/>
      <text:p text:style-name="P15"/>
      <text:p text:style-name="P34"><text:bookmark text:name="docs-internal-guid-a51bb605-00f5-df73-f85a-88bace7f11dd"/>Questions for Kari’s contact - Cellist w/ Florida Orchestra for 30+ years:</text:p>
      <text:p text:style-name="P16"/>
      <text:p text:style-name="P51">Have you played for any other orchestras prior to this position?</text:p>
      <text:p text:style-name="P16"/>
      <text:p text:style-name="P83">Do you feel it is important for more young people to gain an interest in the Orchestra?</text:p>
      <text:p text:style-name="P16"/>
      <text:p text:style-name="P83">How old were you when you started playing the Cello?</text:p>
      <text:p text:style-name="P16"/>
      <text:p text:style-name="P83">What is the importance of classical music is in today’s society?</text:p>
      <text:p text:style-name="P16"/>
      <text:p text:style-name="P83">What kind of role has this music played in your own life?</text:p>
      <text:p text:style-name="P83"/>
      <text:p text:style-name="P151">Dr. Jackson Interview Transcription</text:p>
      <text:p text:style-name="P3">How would you summarize today’s performance?</text:p>
      <text:p text:style-name="Standard"><text:span text:style-name="T39">It was a nice intimate experience for students, particularly the students from Midtown academy </text:span><text:bookmark text:name="_GoBack2"/><text:span text:style-name="T39">who we had here visiting the museum to see the exhibit and the Florida Orchestra. I like the ensemble of the cellist, the violinist and the pianist playing their pieces together and it’s a great opportunity for students to get introduced to the Florida Orchestra and maybe later we can take our students down to see a full performance down at the Mahaffey.</text:span></text:p>
      <text:p text:style-name="P11"/>
      <text:p text:style-name="P3">Are you familiar with the origins of the FL Orchestra pairing with Woodsen museum? <text:s/></text:p>
      <text:p text:style-name="P11">I was just told recently of the intent for the two to come together. I know there’s some philanthropist that put the project together and brought the Woodsen staff and the FL Orchestra together to provide programming here at the museum as a partnership and a collaboration, which I think is very much need for the museum as it’s in its infancy stage of getting its footing in the community so this is a great partnership to bring attention to the museum. </text:p>
      <text:p text:style-name="P11"/>
      <text:p text:style-name="P3">Are there any kind of sentimental feelings or any special connections for you with having the FL Orchestra perform here amongst all of your art pieces?</text:p>
      <text:p text:style-name="Standard"><text:span text:style-name="T38">Yes, of course! The current exhibit up is monumental women, which celebrates African American women through history and I do have some musicians in this collection that’s part of the exhibit this year. More importantly, I have my daughters here who are also in private lessons and musicians as well. One is a pianist, that’s Dasia, she’s a third grader and then my fifth grader is a guitarist and then my son </text:span><text:soft-page-break/><text:span text:style-name="T38">who is in kindergarten is also in violin lessons. So one thing I think about, that I like about the partnership with the African American museum and the FL orchestra is we’re also showing African American children that this is a viable art field to be interested in. And, like I have my children in lessons because I took lessons just right down the street at 16</text:span><text:span text:style-name="T40">th</text:span><text:span text:style-name="T38"> street, which is now John Hopkins. Mr. Pope back in the early 70s, now my students, my kids today have an opportunity to see the connection of classical music and through that you continue to grow and I think this partnership is going to make that happen. </text:span></text:p>
      <text:p text:style-name="P11"/>
      <text:p text:style-name="P3">For the future, which direction to do you see the orchestra genre going in?</text:p>
      <text:p text:style-name="Standard"><text:span text:style-name="T39">Well the problem with music is we’re not introducing it at an early enough age.</text:span><text:span text:style-name="T38"> What I’m hoping to see </text:span><text:span text:style-name="T38">out of this partnership is eventually some type of clinics and programs and eventually scholarships for students to take lessons. I mean just right up, a few blocks up the street, you have Bringe’s school of music with phenomenal music teachers and I’ve been taking my children there for years. I have a 25 year old and when she was 7, 8 and 9 I had her in cello lessons just right up the street. One thing that our kids need to remember is that this is a formidable style of music and it actually prepares musicians to learn improvisation, which gets it into the more contemporary music genre. As a school administrator, I have expanded programs. If you look at Thurgood Marshall, while I was Principal there, we increased their programming from just having a band and a chorus to three levels of orchestra, three levels of concert band, jazz band, musical theater, concert choir and drama. The arts are very important and having a background in the arts, you know, I’m going to always favor the arts and I’m glad to see this partnership here as a resident artist of the Dr. Carter J. African American History Museum, so with that, I look forward to seeing this program grow and develop into something that really will benefit the community and our kids and our children’s children and keep classical music relevant in the 21</text:span><text:span text:style-name="T40">st</text:span><text:span text:style-name="T38"> century and into the 22</text:span><text:span text:style-name="T40">nd</text:span><text:span text:style-name="T38"> .</text:span></text:p>
      <text:p text:style-name="P11"/>
      <text:p text:style-name="P3">What would you say to the youth today as a general message about why they should become more involved in the arts or respect the arts? What do you think is the most important thing to keep in mind? <text:s/></text:p>
      <text:p text:style-name="P10"><text:span text:style-name="T38"><text:s/>Well you know, there’s a lot of literature and research out about the fate of American within the next 100 years and great researchers, such as Tony Wagner at Harvard, then you have Howard Gardner at the school of education at Harvard, then you read the works of Daniel Pink and of course some of the other contemporaries like Thomas Freedman. America’s challenge is meeting the global competition. But one thing where our children have an advantage is in creativity and creativity can only be attained through practice of the arts, learning a discipline. </text:span><text:span text:style-name="T39">Art is a discipline, be it music, be it art, you learn a skill set, you develop it and you learn between theory and practice how to convey messages and communicate. All before man had sophisticated languages and communication, art and music was a form of communicating and from that to modern day we have seem to, that we’ve loss our way because technology is so sophisticated. It’s almost artificial to the point where it can communicate for you. We have smart phones that can think for you but it’s going to come a time when we’re gonna say, “Hey, what are we going to do with the right side of our brains? Where all of the creativity comes from?”</text:span><text:span text:style-name="T38"> So that’s my thought on it. <text:s/></text:span></text:p>
      <text:p text:style-name="P15"/>
      <text:p text:style-name="P15"/>
      <text:p text:style-name="P28"><text:span text:style-name="T1">Monday April 3</text:span><text:span text:style-name="T27">rd</text:span><text:span text:style-name="T1"> </text:span></text:p>
      <text:p text:style-name="P15"><text:tab/>Intervew</text:p>
      <text:p text:style-name="P28"><text:span text:style-name="T1"><text:tab/></text:span><text:bookmark text:name="docs-internal-guid-a51bb605-00ec-ec05-1c37-7fe0e8712460"/><text:span text:style-name="T7">Questions for Russell Gant (?)- Classical music radio station host:</text:span></text:p>
      <text:p text:style-name="P50"><text:span text:style-name="T8"><text:s/></text:span><text:span text:style-name="T10">How did you become a radio host and why classical music?</text:span></text:p>
      <text:p text:style-name="P50"><text:soft-page-break/><text:span text:style-name="T10">What kind of role has this music played in your own life?<text:line-break/></text:span><text:span text:style-name="T8"> </text:span><text:span text:style-name="T10">What are your thoughts/perspective on the path Classical music is going?</text:span></text:p>
      <text:p text:style-name="P85">Follow up - music in general?</text:p>
      <text:list xml:id="list683997015198292439" text:style-name="L5">
        <text:list-item>
          <text:p text:style-name="P141">-What are some challenges/difficulties</text:p>
        </text:list-item>
      </text:list>
      <text:p text:style-name="P86">-solutions to overcoming them?</text:p>
      <text:p text:style-name="P85">Have you seen a decline in listeners over the years?</text:p>
      <text:p text:style-name="P85">What is the most requested composer among your records?</text:p>
      <text:p text:style-name="P52">What is the importance of classical music is in today’s society?</text:p>
      <text:p text:style-name="P52">Any personal stories that attest to…(something he said about classical music)</text:p>
      <text:p text:style-name="P137">Russell Gant Transcription</text:p>
      <text:p text:style-name="P52"/>
      <text:p text:style-name="P76">I’m Russel Gant, I’m the music director for classical WSMR 89.1 and 101.9. I’m also the morning host. I’ve been here since 1983 before SMR existed. We were playing classical music on WUSF back then. I started while studying music here at the University of South Florida. Well studying in school, introduced me to classical music as the curriculum, and performing it and singing it while I was there really gave me an appreciation and lifelong passion for that kind of music. Well, I like all kinds of music really but being exposed to this so much for so long, I’ve really grown to love it. From my teenage years to now, it never gets old. You can revisit the same piece over and over again. Hear different performances and different interpretations of Mozart’s symphony and there’s something new each time.<text:line-break/> <text:s text:c="4"/>Well, studying music in college gave me a real appreciation for the art form, which I grew to love over the years. I mean, listening to it on the radio of course, it never gets old. There’s always something fresh about it, which is something that you can’t say about perhaps a 3 minute song on the radio. You hear it over and over again and it’s fun, and I enjoy listening to that as well. But there’s something a <text:soft-page-break/>little more in depth with a full length symphony and you find something new in it as you hear different interpretations. <text:line-break/> As far as classical music and feelings, it really kind of depends on your mood. People ask me “What’s your favorite piece of music?” Well, that depends on where you’re at at that particular time. And to me, that’s what music does. It is humankind’s way of documenting emotion. When I read this text I feel this way, so I might write something in a minor key to convey that it’s sad. Those emotions are communicated through music and it’s timeless that way.<text:line-break/> <text:s/>The thing about classical music is that it’s been around for so long and it stays. If you take the music of Bach and Mozart which was written hundreds of years ago, it is still enjoyed today so its stood the test of time. It’s timeless in it’s own way. Yet, today’s musicians will look to see how they did that. Bach was very mathematical, and they’ll study his counter-point and the mathematics of all that. And then you move forward from the Baroque period into the Classical period and it gets a little more structured and a little more melodic. And then into the Romantic period where you’ve got these romantic melodies, the Romanov, the Tchaikovsky, the Puccini, and Verity, and the things that just make your heart swell. And that affects today’s music in many, many ways. People study what they did and then bring it to their own. And there’s a lot of good orchestral music being written today. I often look at film music as perhaps the equivalent of incidental music written in the Baroque and Classical period for Shakespeare plays. I mean they had music for those. And who knows, a 100 years from now we may be looking at John Williams as a Beethoven type. i don’t know.<text:line-break/> You listen to Canmoney Burana by Carl Orff. What’s that? If you heard it you’d recognize it immediately. It’s been used in so many movie trailers, it’s been used in many, many films. And it’s that big chorus, dramatic opening, and it’s just immediately recognizable. I think it was in Excalibur and several other films. But what people don’t realize is they’re taking a short snippet of a work that’s over an hour long. There’s a lot more to it. And the text were written by Benadictine monks and they’re kind of racy. But it’s a fascinating piece. So that’s one example of classical music, although that’s kind of a <text:soft-page-break/>modern piece, weaving its way into pop culture. Vivaldi’s been used in films. You’ll hear classical music in all sorts of films, commercials. I mean it’s everywhere. The Flower Duet from Lakmé by Léo Delibe, the opera. It’s been used many times, and we’ll often get a call from a listener “They’re playing this song on this commercial, what is that?” We’re happy to tell them and play it for them on the radio. Rhapsody in Blue is another example, George Gershwin. So it’s there, it’s everywhere. <text:line-break/> To me the importance of classical music is to have that connection of where we came from. And to move forward and to use that to have modern music. But it connects us. When I listen to a renaissance choral piece it just takes me back to another time. I can almost picture those… It’s like visiting a Baroque church or a museum where those artworks are cherished and you get to revisit them and you see something different. And that’s important for us to have, and I think classical music is the same way, just for the ears instead of the eyes. <text:line-break/>I think it helps us connect to perhaps what is the bigger picture. We always learn from history, we need to follow history, and music is certainly part of our history of where we were. Pieces were written in times of war to reflect that. Beethoven, I think it was Piano Concerto #5, while he was writing that he called it the Emperor Concerto and he crossed that title out. No, sorry that was Symphony #3 the Eroica, which means Heroic, and he had crossed that title out because it was originally for Bonaparte, but then he realized what a tyrant he was and he crossed that out. But there’s a story about him cowering in the basement with pillows over his ears while they were bombing Vienna. And it wasn’t that he was afraid, he was trying to protect what little hearing he had left because he was going profoundly deaf. And you hear that kind of emotion in the music and it kind of connects us to that time when Napoleon was ravaging Austria, this gorgeous music is being written at the same time. So there’s a connection. Shostakovich wrote a symphony, or quartet, right after WW2 and you can hear that anger. And that’s being done today. More recently, Beethoven was played when the Berlin Wall came down, they played the Ode to Joy, Leonard Bernstein conducted that. What other piece would you play? It’s phenomenal, and that was written 100 years ago! But it was relevant today and it continues to be. <text:line-break/><text:soft-page-break/>I think it’s ever evolving as it has done. We go through different periods of classical music. The term classical music encompasses Renaissance, Baroque, Classical, Romantic, Neoclassical, 20th Century, and now modern today’s music. And there’s a lot of good music being written. We have a composer working here who has just got his Masters degree from USF Music School in Music Composition, and he’s writing some fascinating things and they’re being performed all over. And there’s great conductors making incredible music, modern music. It’s good to be seen. It’s constantly growing. There’s a whole school for new music in Sarasota. New Music New College, and they’re presenting new music from students and contemporary composers. Some wonderful choral music being written by the likes of Eric Whitaker. There’s so much. <text:line-break/> INT: So it’s not going away anytime soon.<text:line-break/>Oh no. If you take our radio station, our audience is just growing and growing and growing as more people discover it.<text:line-break/> <text:s/>INT: So you haven’t seen it decline. Has it ever declined?<text:line-break/> <text:s/>You know there’s those that say classical music is dying, and I suppose they’ve been saying that for years. I don’t see it with our growth in audience. For a while there, classical music was disappearing from the airwaves. Other times and other areas, it just shifted. It went from a commercial format where it doesn’t really work because who wants to hear a 20 minute Beethoven concerto followed by a car advertisement. It doesn’t really work. But on public radio we can play the full 40 minute symphony and not have to worry about commercials and it just seems to work better, and the audience supports it. <text:line-break/>INT: It’s like they expect it. <text:line-break/> <text:s/>Oh, they want the whole piece. We’ll get complaints if we play just movements… it doesn’t fly. The symphonies are through composed, they are supposed to be played within, like the slow movement, it’s supposed to be surrounded by the two faster movements if it’s a three movement symphony. It was meant to be that way. Occasionally you’ll isolate a portion of a piece like the Canmoney Burana, we spoke to earlier. You might play the middle movement of the Beethoven Pathetic Sonata because it’s <text:soft-page-break/>such a familiar melody. The Midnight Blue (singing) very well known piece. Forgive my singing. Yeah, I don’t see it disappearing. The Sarasota Orchestra is consistently sold out. The Florida Orchestra is certainly performing in three different halls every weekend this season, which is remarkable. The audience is here. <text:s text:c="2"/>INT: Is there a most requested composer among your records? Is there anyone in particular that is always on the bill?</text:p>
      <text:p text:style-name="P76"><text:s text:c="2"/>You know, we used to do a request show years ago and we ran into the problem of it was the same music every week being requested. So yeah, Mozart seems to be the most, go-to composer. Especially since Amadeus came out in the 80’s. That kind of sparked Mozart, I think. But he’s always been at the top. Of course, Beethoven. <text:line-break/> <text:s/>Mozart, Beethoven, Tchaikovsky, Rachmaninov are certainly the mainstays. Our orchestras certainly play them regularly in their seasons along with newer, less familiar things. I think that’s a great thing about what our orchestras are doing. They’ll bring in the audience with a Beethoven piano concerto and perhaps a well-known soloist. Bring them in and people come and see that. And then they’ll put something a little less familiar on that program. And people hear it and go “Huh, something that I haven’t heard before.” And i like that. A lot of the orchestras are getting very adventurous in their programming. More so than we can do on the radio. We have to remember that while we are playing classical music, playing music on the radio, people are doing other things and we don’t want to be a distraction. So they can be a little more adventurous and that’s a good thing.<text:line-break/>INT: So you talk about guest composers. Can we talk about how we’ve blended classical music with other different types of music? Like the Florida Orchestra with Zappa and that importance.<text:line-break/> Orchestras around the country are realizing that they need to tap into a younger audience because there is that stigma that only old people like classical music. Which isn’t true. So they are doing concerts of video game music. And that’s become its own thing. There are composers writing music for video games. In fact, the Florida Orchestra with the Master Chorale just a few months ago did a concert of Legend of Zelda. They did a whole program on that. That’s bringing in people to hear live orchestral <text:soft-page-break/>music. That’s an experience that you can’t duplicate. You can’t do it on the radio. You can’t do it on tv. You can’t do it on your iPhone. You need to be there to experience it. To feel those string basses, and those tympani’s rumble right through you without artificial sound. It’s different. You have film music being performed at concerts. Orchestras are doing pop concerts with lighter music but you still get to experience that live orchestra. <text:line-break/> <text:s text:c="2"/>INT: So the original intention of the orchestras from hundreds of years ago is still to have that experience of the live performance that you can’t get from listening to it on the iPod or the radio.<text:line-break/>Yeah, unfortunately because of budgetary reasons you’ll go to a ballet sometimes and the music is recorded. Well, how does that restrict the dancer? I’m not an expert in dance by any means. They have to dance exactly to the way that music was performed at that time. Over and over and over again. It’s never any different. In a live orchestra there can be nuances that change a little bit each time. The conductor might have just a slightly different tempo, or the oboe might stand out a little more than it did the night before. Just little things like that. But bringing that to life, and having that live orchestra with real people playing, you can’t duplicate. And I think that that’s important. <text:line-break/>Back in the day when I sang with the Master Chorale, I think one of the most memorable performances was singing Mahler’s Symphony #8, which is nicknamed the Symphony of a 1000. It was nicknamed that because there were close to a 1000 performers on the stage. I forget the exact number of singers and musicians there were, I think it was close to 600. We went up to Atlanta, and the great Robert Shaw, who was to me the greatest choral conductor of the 20th century. The famous Robert Shaw Chorale, he kind of really shaped Chorale singing, Chorale conducting in a very powerful way. But we got to sing under him, and there were 500-600 singers, choruses, from the Master Chorale of Tampa Bay, University of South Florida, the Atlanta Symphony Chorus, and the Ohio State University Chorus. So we’re all on this stage and it was so cramped that the percussion was under the risers where the chorus was singing. And so they had to put a television camera under the risers, or television monitor under the risers, and a camera on Robert Shaw so they could follow the conductor and see because <text:soft-page-break/>there were that many on stage. The power was just something else. I remember in rehearsal we just sang a unison note on a ooo, and it was so in tune the overtones filled in and there was a chord. And Robert Shaw just freaked. “Do you realize what you’ve just done? That will never happen again!” It was pretty special. <text:line-break/>INT: Almost a spiritual experience?<text:span text:style-name="T12"><text:line-break/>Yeah! And you know, there’s that connection of all those people doing the same thing at the same time with the same goal. Whether you’re singers or french horn players, or string players, you all have that same goal and you’re connected. And then hopefully that transfers into the audience as well. Pretty powerful. </text:span></text:p>
      <text:p text:style-name="P52"/>
      <text:p text:style-name="P4">Christian Alexander Interview</text:p>
      <text:p text:style-name="Standard"/>
      <text:p text:style-name="Standard">[15:00]</text:p>
      <text:p text:style-name="Standard">A: The sounds and the music that we’re making now, I don’t know I just don’t see it going anywhere. I don’t know let me think out loud this really quick. Ok can yes I believe so. <text:s/>I think its not going to going anywhere for the simple fact that ….damn <text:s/>this is a tough question….</text:p>
      <text:p text:style-name="Standard">Q: the way I see it any genre of pop music has had its moment and moved on but still talk about certain time periods.</text:p>
      <text:p text:style-name="Standard">A: theres so many producers look at martin garrix…**talks about young DJs &amp; producers** I think back in the day at least in the classical era it took longer to master your c raft than now.</text:p>
      <text:p text:style-name="Standard">Q: tell me about the biggest moment you’ve had DJing, or the most emotional</text:p>
      <text:p text:style-name="Standard">A: okay the most emotional time ive had djing I would say was a year and a half ago I was opening for kygo at the amp it was a free show actually the line was probably two blocks long to get in and I knew it was going to be a big show but I didn’t know how the crowd was going to react to my music you know everyone was there for kygo and I was kinda new to the scene at the time a lot of people didn’t know my name. yknow I went up there and I played the song with sixteen hundred people in front of me and everybody has their hands up and at that moment I was like I could do this for the rest of my life. I felt the energy and I felt the crowd and I felt at home. <text:s/>Just seeing that many people with their hands up. Yknow seventy er eighty percent have never heard my name before. But they accepted the music I was playing they loved it and they showed me they loved the music I was playing. And that really transpired into like a love for me. </text:p>
      <text:p text:style-name="Standard">**conversation**</text:p>
      <text:p text:style-name="Standard">Q: when did you start playing clubs?</text:p>
      <text:p text:style-name="Standard">A: **talks about how he started djing for fun. And how he got discovered by someone while djing at CDBs** </text:p>
      <text:p text:style-name="Standard">***Conversation about djing at festivals***</text:p>
      <text:p text:style-name="Standard">A: I knew I had to mix and mix clean. How are they reacting to songs</text:p>
      <text:p text:style-name="Standard">Q: How polar opposites these two genres are. Do you think misconceptions on classical is for old people and edm is for young people is true?</text:p>
      <text:p text:style-name="Standard"><text:soft-page-break/>A: Nahh, theres still classical songs I’ll listen to every once in awhile. Um what is that song by uh requiem for a dream I don’t remember what composer but its one of my favorite songs that originated from the classical era. I mean not necessarily for young or old people. <text:s/>At the ritz we’ll have older couples who come in and just watch/listen to the music. Our style of music is for everybody and classical just because it originated back then and in the old days doesn’t mean its not for our generation as well.</text:p>
      <text:p text:style-name="P78"/>
      <text:p text:style-name="P52"/>
      <text:p text:style-name="P77">MOTS Estefania Fuentes Del Razo</text:p>
      <text:p text:style-name="P7"/>
      <text:p text:style-name="P7">My name is Estefania Fuentes Del Razo and my major is mass communications</text:p>
      <text:p text:style-name="P7"/>
      <text:p text:style-name="P7">Yes, I listen to it all the time it's my favorite one.</text:p>
      <text:p text:style-name="P7"/>
      <text:p text:style-name="P7">I think it relaxes me like a lot. Umm But there are like certain like songs that pump me up too so, I don't know I think its a lot of about your emotions I guess.</text:p>
      <text:p text:style-name="P7"/>
      <text:p text:style-name="P7">His name is Jeruma and he plays the piano I really like him but like you know like the classical ones literally like Mozart, Beethoven, Bach all that.</text:p>
      <text:p text:style-name="P7"/>
      <text:p text:style-name="P7">I think so. Maybe not with like young generations but it is and its… I really think it's important because we use it in/on everything like movies and like commercials, everything.</text:p>
      <text:p text:style-name="P7"/>
      <text:p text:style-name="P7">Umm actually... I don't have like any others. But like I can listen to everything but I really enjoy like listening to classical music though. </text:p>
      <text:p text:style-name="P7"/>
      <text:p text:style-name="P7">Because as I said before I think it's about your emotions. Like its something like different. Because if... Ok you don't have lyrics so you just like listen to the different like again emotions from the director or the producer or whatever or the composer. So it goes further than just listening to regular music.</text:p>
      <text:p text:style-name="P7"/>
      <text:p text:style-name="P7">Umm as an individual I think it's super important because if I feel like it's something really like umm on the outside like something i just listen to it and it's like oh it sounds kinda cool it's just that like it stays there, but if you really feel like something about a certain song that's awesome. Like i think that you even like feel like the chills and everything it's just amazing. </text:p>
      <text:p text:style-name="P7"/>
      <text:p text:style-name="P7">Yes, of course.</text:p>
      <text:p text:style-name="P7"/>
      <text:p text:style-name="P6">MOTS Nadi <text:s text:c="12"/></text:p>
      <text:p text:style-name="P7"/>
      <text:p text:style-name="P7">My name is Nadi and I’m Pre-Med.</text:p>
      <text:p text:style-name="P7"/>
      <text:p text:style-name="P7">Usually I listen to music when im umm trying to get pumped up so i like to listen to like rap and whatever is on the radio mostly.</text:p>
      <text:p text:style-name="P7"/>
      <text:p text:style-name="P7">Umm <text:s/>I like classical music umm I know ive heard a lot of things about how its good for your mind and it helps in certain aspects of your life but i personally just dont get a lot of time to listen to it. <text:s/></text:p>
      <text:p text:style-name="P7"/>
      <text:p text:style-name="P7">Umm I would definitely say that its fading out. There is a handful of people that you know truly understand and appreciate the beauty behind it. Umm but its definitely I guess almost people are like its becoming outdated or something.</text:p>
      <text:p text:style-name="P7"/>
      <text:p text:style-name="P7">Oh yeah definitely.</text:p>
      <text:p text:style-name="P7"/>
      <text:p text:style-name="P7">The musicality behind classical music is like none other that's ever been replicated. Umm The people back then were way ahead of their time, and they created these sounds that, honestly, they still blow people’s minds you know and i don't, i don't foresee that happening with rap or radio music that i hear today.</text:p>
      <text:p text:style-name="P7"/>
      <text:p text:style-name="P7"/>
      <text:p text:style-name="P7">Umm i definitely think that nowadays umm there is more of an emphasis placed on beats than there is the meaning of lyrics. So i definitely look for something with a good beat that gets me, gets my blood pumping and makes me feel happy.</text:p>
      <text:p text:style-name="P7"/>
      <text:p text:style-name="P6">MOTS Wesley Harris</text:p>
      <text:p text:style-name="P7"/>
      <text:p text:style-name="P7">Umm my name is Wesley Harris my year is 2014 umm supposed to be graduating in 2018 and my major is computer science.</text:p>
      <text:p text:style-name="P7"/>
      <text:p text:style-name="P7">Uh I actually listen to a variety of music, between hip hop, umm <text:s/>jazz, and I would say a little bit of country here and there surprisingly.</text:p>
      <text:p text:style-name="P7"/>
      <text:p text:style-name="P7">Classical music I, If I have heard of it I haven't listened to it that i actually know of but i'm sure i have crossed paths with it from time to time.</text:p>
      <text:p text:style-name="P7"/>
      <text:p text:style-name="P7">For me music is like something that you… just going on in your daily life. Something that you're feeling you know something that you can relate to.</text:p>
      <text:p text:style-name="P7"/>
      <text:p text:style-name="P7">I believe it has lasted as long as it has because of the mood that it gives people. You know to me when i think of classical music i think of like a soft mellow tone, something that you can umm dance too and something that a variety of people can enjoy at once.</text:p>
      <text:p text:style-name="P7"/>
      <text:p text:style-name="P7">Umm I mean there is hope. I mean yeah i would do it, definitely.</text:p>
      <text:p text:style-name="P7"/>
      <text:p text:style-name="P7">Uh for me its very important because im actually um an upcoming dancer. so for me music is very important for, to get in alignment with it and be able to connect with it and listen to it so that when im dancing its like the beat and the music and everything is just on point.</text:p>
      <text:p text:style-name="P7"/>
      <text:p text:style-name="P7">A lot of like R&amp;B music uh hip hop music around that yeah.</text:p>
      <text:p text:style-name="P7"><text:s text:c="3"/></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3">Rough Paper Cut </text:p>
      <text:p text:style-name="P18"/>
      <text:p text:style-name="P36"><text:bookmark text:name="docs-internal-guid-4bf0bf36-6329-5e99-bff6-c18b97bf5105"/>Main Themes</text:p>
      <text:p text:style-name="P47"/>
      <text:list xml:id="list6286027079665636780" text:style-name="L6">
        <text:list-item>
          <text:p text:style-name="P142">Classical Music is NOT dying </text:p>
        </text:list-item>
        <text:list-item>
          <text:p text:style-name="P142">Classical Music (music in general) elicits a heavy emotional response </text:p>
        </text:list-item>
        <text:list-item>
          <text:p text:style-name="P142">Classical Music (music in general) brings the community together and benefits it</text:p>
        </text:list-item>
      </text:list>
      <text:p text:style-name="P45"/>
      <text:p text:style-name="P57">Classical Music is NOT dying</text:p>
      <text:list xml:id="list5152210123025110209" text:style-name="L7">
        <text:list-item>
          <text:p text:style-name="P143">The musicians agree </text:p>
        </text:list-item>
        <text:list-item>
          <text:p text:style-name="P143">Some of the students agree HOWEVER some see it as “fading out”</text:p>
        </text:list-item>
        <text:list-item>
          <text:p text:style-name="P143">Comments on how it is still being produced by small and large scale productions</text:p>
          <text:list>
            <text:list-item>
              <text:p text:style-name="P143">Music in general is always evolving, many genres inspired by classical era</text:p>
            </text:list-item>
          </text:list>
        </text:list-item>
        <text:list-item>
          <text:p text:style-name="P143">Concerts still happen around the world that people attend. Free or buying tix. </text:p>
        </text:list-item>
        <text:list-item>
          <text:p text:style-name="P143">Students here at USF learn the art of composing and performing classical music </text:p>
        </text:list-item>
        <text:list-item>
          <text:p text:style-name="P143">Huge market for classical inspired music in movies and video games</text:p>
        </text:list-item>
        <text:list-item>
          <text:p text:style-name="P147">“<text:span text:style-name="T33">It is timeless” most interviews express this in one way or another</text:span></text:p>
        </text:list-item>
      </text:list>
      <text:p text:style-name="P45"/>
      <text:p text:style-name="P57">Music eliciting a heavy emotional response</text:p>
      <text:list xml:id="list8785342738941541867" text:style-name="L8">
        <text:list-item>
          <text:p text:style-name="P144">Music makes people emotional. Period.</text:p>
        </text:list-item>
        <text:list-item>
          <text:p text:style-name="P146"><text:span text:style-name="T31">Musicians talk about individual experiences they’ve had while playing that brought them heavy emotions. </text:span><text:span text:style-name="T31">Often these involve the community feeling they experienced. </text:span></text:p>
        </text:list-item>
        <text:list-item>
          <text:p text:style-name="P144">Emotion is created in the long form of classical music. Both in producing it and playing it. </text:p>
          <text:list>
            <text:list-item>
              <text:p text:style-name="P144">Pieces written in hard and good times; war, poverty, revelry, etc. </text:p>
            </text:list-item>
          </text:list>
        </text:list-item>
        <text:list-item>
          <text:p text:style-name="P148">“<text:span text:style-name="T33">The language of emotion” ; expression without words</text:span></text:p>
        </text:list-item>
        <text:list-item>
          <text:p text:style-name="P144">Telling a story through a piece/set </text:p>
        </text:list-item>
        <text:list-item>
          <text:p text:style-name="P144">Makes people feel better/keeps people sane/makes people happy</text:p>
        </text:list-item>
      </text:list>
      <text:p text:style-name="P45"/>
      <text:p text:style-name="P57">Music brings the community closer together and benefits it</text:p>
      <text:list xml:id="list431925616119045419" text:style-name="L9">
        <text:list-item>
          <text:p text:style-name="P145">Nothing like seeing (classical) music performed live</text:p>
        </text:list-item>
        <text:list-item>
          <text:p text:style-name="P145">Musicians in a symphony are their own type of community playing on stage together</text:p>
        </text:list-item>
        <text:list-item>
          <text:p text:style-name="P145">The patrons going to see the music are a community. Music creates a bridge between the two. </text:p>
        </text:list-item>
        <text:list-item>
          <text:p text:style-name="P145">People are in a better mood when they’re listening to music together. Brings peace among people. </text:p>
        </text:list-item>
        <text:list-item>
          <text:p text:style-name="P145">Concerts and festivals are gigantic gatherings in the community for the sake of music </text:p>
        </text:list-item>
        <text:list-item>
          <text:p text:style-name="P145"><text:soft-page-break/>Education of music for youth</text:p>
        </text:list-item>
      </text:list>
      <text:p text:style-name="P80"/>
      <text:p text:style-name="P43">Russell Gant Paper Cuts </text:p>
      <text:p text:style-name="P37"><text:bookmark text:name="docs-internal-guid-4765f36a-908c-787a-9d97-ab0beca5ab6a"/>Russell Gant WSMR/WUSF Classical Music Radio Broadcaster</text:p>
      <text:p text:style-name="Text_20_body"/>
      <text:p text:style-name="P71">Location: WSMR Radio Studio at WUSF</text:p>
      <text:p text:style-name="Text_20_body"/>
      <text:p text:style-name="P58">1_ no audio</text:p>
      <text:p text:style-name="Text_20_body"/>
      <text:p text:style-name="P58">2_ “La Pierre boulez conducting on clasdical wsmr 89.1 and 103.9 good morning its 8:30. Support comes from our listeners and green and green attorneys at law providing the Tampa Bay community with experienced family law and divorce representation including collaborative divorces and rigorous trial representation. Green Legal firm.com. Green and Green Solution oriented trial tested.”</text:p>
      <text:p text:style-name="Text_20_body"/>
      <text:p text:style-name="P58">3_ “… Number 2 in E Minor the Opus 140 of Ferdinando Carulli. Pepe Romero plays here with the academy of St. Martha in the Fields conducted by Iona Brown.”</text:p>
      <text:p text:style-name="Text_20_body"/>
      <text:p text:style-name="P58">4_ Interviewer “It’s all fun and light.”</text:p>
      <text:p text:style-name="P68">     <text:span text:style-name="T46">Gant “Hehe, good.” </text:span></text:p>
      <text:p text:style-name="P58">Interviewer space and all that jazz period period period I heard the, a little bit of O Fortuna this morning.</text:p>
      <text:p text:style-name="P68">   <text:span text:style-name="T46">Gant “Oh, yes!” (laughs)</text:span></text:p>
      <text:p text:style-name="P58">Interviewer: Thank you very much! That was wonderful!</text:p>
      <text:p text:style-name="P58">Gant: “ that's a good wake-up piece right?”</text:p>
      <text:p text:style-name="P58">Interviewer: “Yes!” </text:p>
      <text:p text:style-name="Text_20_body"/>
      <text:p text:style-name="P58">5_ no audio music only</text:p>
      <text:p text:style-name="Text_20_body"/>
      <text:p text:style-name="P59">6_ Gant: “Whew, seems like a mess here.’</text:p>
      <text:p text:style-name="P69">   <text:span text:style-name="T46">Interviewer “Hmm… That's not good.”</text:span></text:p>
      <text:p text:style-name="P59">7_ (music in the background)</text:p>
      <text:p text:style-name="P68">   <text:span text:style-name="T46">Gant: “The Symphonia in D Major” by Johann Christian Bach with the English chamber orchestra led by William Bowden. It's 9 o'clock you're listening to classical wsmr 89.1 Sarasota and wusf 89.7 HD2 in Tampa broadcasting from the University of South Florida. Support comes from our listeners and Armel Jewelers welcoming buyers and sellers to their collection of estate jewelry and watches with an extensive collection of Premier designers. Appraisals and and repairs are available at St Armands Circle in Sarasota and Bay Street  in Osprey Village. Online at Armel Jewelers.com. well the 2017 </text:span><text:soft-page-break/><text:span text:style-name="T46">Sarasota Film Festival is running through April 9th with new Independent fils, films, block parties, and conversations with today’s stars. The Sarasota Film Festival tickets and guides are available in the downtown Sarasota box office or online at Sarasota Film Festival.com . Some Mozart coming up in just about, oh, 15, 20 minutes or so, will hear the “Symphony del concertante in E-flat’, some Michael Torquay this hour as well with his bright blue music. First tttubert the “Impromptu Number four in F minor” it's played for us by Christian Zimmermann. (off air “Yay!”) </text:span></text:p>
      <text:p text:style-name="Text_20_body"/>
      <text:p text:style-name="P58">8_ (Interviewer:  “Watch for her signal and you'll pause and then signal again and you'll roll again.”)</text:p>
      <text:p text:style-name="Text_20_body"/>
      <text:p text:style-name="P58">9_ Gant: “Pianist Christian Zimmerman playing the impromptu number 4 in F minor by Fronz Schubert on classical wsmr 89.1 and 103.9. Now if you'd like to learn the benefits of partnering your business with us contact Sherry Hood at 800-741-9090 your business sponsorship with us could make a difference for you and for classical music on the radio locally here in our community. Well, music now bye a British composer EJ  Moran this is called Lonely Waters. it's based on a folk song a Norfolk uh a Norfolk folk, folk song which text reads,  “So I'll go down to some  lonely Waters go down where no one shall find me where the pretty little birds do change their voices and every moment blow blustering wild. Alright. </text:p>
      <text:p text:style-name="P58">Interviewer: “That was an awesome sound byte, can I just say how awesome that was??”</text:p>
      <text:p text:style-name="P58">Gant: “Oh really??’</text:p>
      <text:p text:style-name="P58">Interviewer: “Yes!!”</text:p>
      <text:p text:style-name="P58">Gant: “Good, good!” (laughs)</text:p>
      <text:p text:style-name="Text_20_body"/>
      <text:p text:style-name="P48">Christian Alexander Paper Cut</text:p>
      <text:p text:style-name="P48"/>
      <text:p text:style-name="P61"><text:bookmark text:name="docs-internal-guid-34464802-90a6-a60e-31eb-5cef2ea8866b"/>6:49-13:18 - DJ Transcript</text:p>
      <text:p text:style-name="P58">Yes I would 100 percent say that, and maybe not as present and like as easy to see as most people would but if you actually like take the time to look into the EDM music you can definitely see elements of classical music still there</text:p>
      <text:p text:style-name="Text_20_body"/>
      <text:p text:style-name="P58">When did you get started/When did you start playing music? [7:11-7:51]</text:p>
      <text:p text:style-name="Text_20_body"/>
      <text:p text:style-name="P58">Sure I mean so I mean when I was 6 years old I started learning the piano. In New Jersey I used to do piano lessons, and then right around 10 or 11 is when I got my first guitar and I kind of pushed piano to the side and decided I was going to play the guitar for a little bit, do the whole punk rock thing I guess. For a little while, and then I got to high school and I actually was visiting my family in Miami and I had a cousin up there who was a DJ. And I was watching him DJ one time at a family park and I was like man this is kind of cool he’s having fun yeah man you getting paid for this? Yeah he was.</text:p>
      <text:p text:style-name="P58">--Getting paid to do something awesome [7:51-8:02]</text:p>
      <text:p text:style-name="P58"><text:soft-page-break/>Yeah I feel completely blessed that I get paid to go up there in front of thousands of people sometimes and play my music for them and just have a good time you know</text:p>
      <text:p text:style-name="P58">--Which music do you take after, which would you pick the path if you could choose [8:09-8:45]</text:p>
      <text:p text:style-name="P58">Aw man, I would of so if I would of had an answer for that question I probably would have gone crazy by now, but I would honestly my biggest thing is I always tell people to take it one day at a time, that’s what I do I guess. You know if one day I wake up and DJing is taking off for me and or it seems to be going well, I’ll pursue that but also I have a huge passion for science and for uh for like health care so if that ends up taking off or if I end up you know finding out that hey I’ll be a lot happier doing that then I’ll take that route, but right now still at the one day at a time stage. </text:p>
      <text:p text:style-name="Text_20_body"/>
      <text:p text:style-name="P58">--What’s your favorite part about what you do? [9:04-9:40]</text:p>
      <text:p text:style-name="Text_20_body"/>
      <text:p text:style-name="P58">My favorite part about it is probably the first drop of like my sets. Any of the first drops I always try to make it like the biggest drop of the set because it’s going to like set the tone for the rest of the set you know? It’s going to kind of the people who are listening there are in that moment going to be like ok do I really want to listen to this guy and pay attention or do I like this guy you know. It’s kind of like when you read the first couple lines of a book. You kind of find out of this book is going to interest you or if you like it or not. So I would say the first drop is my favorite part because the crowd just goes crazy. I love seeing everybody jump and.</text:p>
      <text:p text:style-name="Text_20_body"><text:line-break/></text:p>
      <text:p text:style-name="P58">--One similarity that I see between EDM and classical music is that its long form. Compare the feeling of classical music to what your music is. [10:14-11:05]</text:p>
      <text:p text:style-name="Text_20_body"/>
      <text:p text:style-name="P58">I mean there is a huge parallel right there. I would say that I have very similar feelings when playing the music, I mean I have to if you look at any of the sets that I do like videos of me playing like you can see some a lot of the time the emotion in my face and when I put my hands up and stand up on the speaker something and get on the mic and try to get the crowd on that it’s there’s always emotion there especially when I’m playing a song that’s mine as well and that I produced and seeing the crowd react to it. It’s there's always a lot of emotion a lot of emotion to it. And then there's always emotional pieces that I play as well like with the goal emotional pieces, emotional goals emotional melodies and it would be hard and I think it would be a disjustice to the music if you didn't, if you weren't emotional you know while you were doing it because you know you have to have the passion for it when you’re doing it.</text:p>
      <text:p text:style-name="Text_20_body"/>
      <text:p text:style-name="P58">--Talk to me about the sense of community music brings, what music does to the people listening [11:25-13:18]</text:p>
      <text:p text:style-name="Text_20_body"><text:line-break/><text:soft-page-break/><text:span text:style-name="T15">Ok so I mean the peace love unity respect thing for electronic dance music has probably been around since I have gone into the scene and it's really what our community centers their I guess their durability on, like, that’s a tough question let me think about this for a second. You know I ok I’m just going to talk as a fan of then music then instead of a producer at this point. I still you'll find me in the crowd of any music festival that I’m at like I love being in the middle of the crowd I love you know just jumping up and down and the music hearing the music from the Djs just feeling the music and being in the middle of it. And I have yet to meet one angry person or like have one bad experience with someone who’s in there like everyone is always so friendly like you’re part of this part of something new and being a part of something new is always, always makes you feel important in a way and hey you like the same stuff I do let's be friends sort of thing I guess and being a part of the EDM community and how much it's been growing over the last year is and I know how much it's going to continue to grow it definitely gives people a sense of unity and you know it's kind of like your brother in there you know, you're all family I guess in a way and when you're at a music festival or when you're together and everybody knows that it's kind of hard not to be friendly and feel that feel that sense of community and just have a good time with each other. I think that’s the biggest thing is especially for our generation having a good time together and just being peaceful and being able to listen to music together without kicking each other’s butt is a good thing you know something this world could use.</text:span><text:line-break/></text:p>
      <text:p text:style-name="P48">Francesco Sclafani Paper cut </text:p>
      <text:p text:style-name="P161">FRANCESCO INTRO/PERSONAL BACKGROUND </text:p>
      <text:p text:style-name="P162">(HIM SAYING HIS NAME, MAJOR AND YEAR)</text:p>
      <text:p text:style-name="P162">ITS LIKE CREATING SOMETHING COOL THAT PEOPLE WOULD BUT ALSO I LIKE AS WELL BECAUSE IF I’M WRITING SOMETHING THAT JUST I LIKE AND OTHER PEOPLE DON’T LIKE IT THEN I’M ONLY WRITING IT FOR THE MONETARY VALUE OF IT WHICH IS NOT THE GOAL.IF I WRITE IT JUST FOR MYSELF AND NO ONE ELSE LIKES IT THERES NO POINT IN WRITING IT BECAUSE I COULD JUST SIT AT MY COMPUTER AND DO THAT AS A HOBBY AND DO SOMETHING ELSE. SO I WANNA MAKE IT TO WHERE I LIKE IT BUT THEN YOU LIKE IT AS WELL BUT IT’S NOT SOMETHING THAT YOU’VE HEARD BEFORE OR NOT SOMETHING THAT YOU’VE EVER EXPECTED TO HEAR. AND THAT’S SORT OF WHAT THIS ORCHESTRA PIECE WAS IT TOOK A CONCEPT THAT EVERYONE KNEW AND THAT WAS ANGER BUT IMAGINED IT IN WHAT I THOUGHT IT WAS</text:p>
      <text:p text:style-name="P162">LIKE DURING THE TIME HE LISTENED TO JIMI HENDRIX, THE DOORS, LISTENED TO A LOT OF THE CLASSIC ROCK TYPE THING. . SO HE HAS ALL THAT BUT HE ALSO LIKES HONDEL, BACH, AND MOZART SPECIFICALLY LIKE THOSE THREE COMPOSERS MEAN A LOT TO HIM. HE’D OCCASIONALLY PUT ON WATER MUSIC SUITE BY HONDEL OR HE’D PUT ON THE FIREWORKS BY HONDEL OR SOMETHING LIKE THAT AND HE’D PLAY IT FULL BLAST ON THE STEREO</text:p>
      <text:p text:style-name="P162">Well, I had never been to an orchestra concert before. One of the requirements was to go to uh, a professional performance. We all decided as group of like, the 10 people we were, we said let’s just all go to the Florida Orchestra and we can get discounted tickets. And we went down there and it was Barrio’s symphony Fantastique, which is a programmatic piece, and it pulled the, it pulled at the emotions of everyone and it was absolutely amazing. It was the coolest thing I’d ever seen and I had never seen an orchestra in person before. Granted, I was like, top row, all the way in the back, I couldn’t see much but I heard it and it was so nice to hear. And that was my first exposure to the Florida Orchestra where they were playing that piece. </text:p>
      <text:p text:style-name="Standard"><text:span text:style-name="T51">THE REASON WHY THE PIECES COMPOSED IN THE 16</text:span><text:span text:style-name="T52">, </text:span><text:span text:style-name="T51">17, 18, 1900S <text:s text:c="2"/>WILL STAY WITH US FOR THAT LONG IS BECAUSE THEY WERE WRITTEN WELL AND IT WAS POP MUSIC OF THE TIME. WHERE IT WAS POPULAR AND EVERYONE LIKED IT, THUS, EVERYONE KNEW IT. NOWADAYS, COMPOSITIONS, COMPOSING NEW MUSIC, IS FROWNED UPON. IN THE 20</text:span><text:span text:style-name="T52">TH</text:span><text:span text:style-name="T51"> CENTURY IT WAS VERY AVANT GARDE, IT WAS VERY, IT WAS STRETCHING THE </text:span><text:soft-page-break/><text:span text:style-name="T51">IDEA OF WHAT WAS MUSIC AND WHAT COULD BE DEFINED AS MUSIC. IT WAS STILL THE INSTRUMENTS AND THE ORCHESTRA BUT IT WASN’T THE SAME SOUNDS AS SAY, AN EARL-, A PIECE FROM THE CENTURY BEFORE. AND SO PEOPLE, KINDA, I GUESS, GOT TURNED OFF TO CLASSICAL MUSIC THE LAST BIT AND NOT THAT WERE LIKE, TRYING TO SALVAGE IT NOW , ITS JUST THAT PEOPLE, I THINK HAVE A BROADER APPRECIATION FOR WHAT MUSIC IS AND DIFFERENT FORMS OF EXPRESSION FOR WHAT MUSIC IS </text:span></text:p>
      <text:p text:style-name="Standard"><text:span text:style-name="T53">The future of classical music is going in an electronic direction CAUSE ITS CREATING SOUNDS THAT NORMALLY CANT PHYSICALLY BE DONE, BY INSTRUMENTS. I do think there is a purpose for instrumental music and there is a reason why the pieces have lasted as long as they have. </text:span><text:span text:style-name="T54">: </text:span><text:span text:style-name="T53">It just shows that</text:span><text:span text:style-name="T54"> </text:span><text:span text:style-name="T53">people still write music. Composing still happens it’s not a thing that ended in the mid 20s or 30s or something like that. It still goes on past there. And its fun. </text:span></text:p>
      <text:p text:style-name="P163">And figuring out how to market it to a group of people that would otherwise have no interest has kinda been the challenge to where it generates an interest again. Because people have the music that last 3 minutes and they have the same song that has the same drop, that has the same progression after that and they like it. And so I understand why it wouldn’t sound appealing at first but it’s worth trying to get an agreement to where we can try to figure out how to get a liking or an interest in this music again. </text:p>
      <text:p text:style-name="P164">My goal is to show that classical music not only – isn’t dead, but it’s really cool. Like, you can come up with a lot of cool sounding stuff that you normally wouldn’t think of as like, something that either could be done or should be done in a classical setting , like, I want people to be interested in classical music again because of my stuff. I want, when they listen to mine, I want them to listen to like, a friend of mine’s work as well to show that there’s a vast difference between what people can do nowadays. So, it was a matter of figuring out how that works and if people like it, and if they do – how can I replicate that and have it to where they can support other people. And so it’ll help grow the field a little more back to where classical music is once again appreciated to the fullest. It still is, but it’s not where it could be. </text:p>
      <text:p text:style-name="Standard"><text:span text:style-name="T41">Music is an interesting animal to where it bypasses a lot of physical things that people have. For example, my nana was having mental issues when she was aging. But when she listened to music. It would bypass what</text:span><text:bookmark text:name="_GoBack4"/><text:span text:style-name="T41">ever brain deterioration or whatever it was called that she was going through and she’d be herself again. . And music bypasses so much. It really speaks to what makes us human and what makes us connect to each other. And, because of that, I think there’s much more beyond it being just human. Whether or not you’re religious there’s something beyond humans that is the reason why music is the way it is. Cause it’s not – there’s nothing literally that can explain it, why it does what it does and how it affects us the way it does. Like, a combination of sounds makes you feel sad. How does that make you feel sad? There’s no correlation scientifically about why this sound makes a person sad. But that chord is music and music relates beyond a human level. I could say on a spiritual level to where it relates to us physically in its own way and that’s why music is so powerful.</text:span></text:p>
      <text:p text:style-name="Standard"><text:s/></text:p>
      <text:p text:style-name="P62"><text:bookmark text:name="docs-internal-guid-2a2256d4-b4ae-b2d4-5499-56ee9643f1ab"/>Derek Mossloff Interview </text:p>
      <text:p text:style-name="Text_20_body"/>
      <text:p text:style-name="P74"><text:span text:style-name="T16">Derek Mossloff and I play the viola in the orchestra.</text:span><text:span text:style-name="T8"> </text:span><text:span text:style-name="T15">Well I um </text:span><text:span text:style-name="T16">actually took an audition for the Florida Orchestra to a win this spot and I was selected from the audition</text:span><text:span text:style-name="T8"> </text:span><text:span text:style-name="T15">so um I took a lot of auditions before I ended up getting this spot.</text:span></text:p>
      <text:p text:style-name="Text_20_body"/>
      <text:p text:style-name="P74"><text:soft-page-break/><text:span text:style-name="T15">I wouldn't say it was a moment so much it was a time period, when I think I started playing when I was about 11. I started in the public school system and I’m from Minnesota. I started there and uh I played in the public schools for about a year and then after that um I had there was this string quartet that came to Grand Forth North Dakota, which is very close to where I’m from, and they did a rural residency there there name is the Kiara String Quartet. And they, uh, </text:span><text:span text:style-name="T16">my school orchestra teacher suggested that I take some lessons from their violas and uh, I did that and it was a really inspiring experience for me and I um, basically that’s when I got really interested and I was hearing him play and learning from him</text:span><text:span text:style-name="T8"> </text:span><text:span text:style-name="T15">and it was that young I was probably 12 or 13 when I decided I really wanted to do it.</text:span></text:p>
      <text:p text:style-name="Text_20_body"/>
      <text:p text:style-name="P74"><text:span text:style-name="T16">The most exciting thing about coming to work you know is that I get to spend my time playing these really wonderful pieces of music that I just love and I’ve grown up with and I’ve felt connected to for you know most of my adult life.</text:span><text:span text:style-name="T8"> </text:span><text:span text:style-name="T16">The music that we play, it’s stood the test of time in the best way. We play very few pieces I don't like, you know so that’s the biggest things. I also like the people that I work with. I enjoy, the things that I learn from them and bouncing off of them, and getting ideas from them that I wouldn't have necessarily thought of.</text:span></text:p>
      <text:p text:style-name="Text_20_body"/>
      <text:p text:style-name="P74"><text:span text:style-name="T15">You know</text:span><text:span text:style-name="T9"> </text:span><text:span text:style-name="T16">one of my favorites to play is Mockraunherhauf </text:span><text:span text:style-name="T15">and so um I’m actually really sad because I’m playing a concerto in Kentucky next week and the orchestra is playing Mockraunherhauf one. I really wish that I could have been booked for a different week because I love to play that. Um </text:span><text:span text:style-name="T16">I Love to play anything pretty much by him</text:span><text:span text:style-name="T8"> </text:span><text:span text:style-name="T15">but the symphonic dances, the second symphony which is on next years program or pieces that really stand out.</text:span></text:p>
      <text:p text:style-name="Text_20_body"/>
      <text:p text:style-name="P74"><text:span text:style-name="T15">It’s just so great! It’s like answering what you love about your mother you know. Um,</text:span><text:span text:style-name="T9"> </text:span><text:span text:style-name="T16">I just love it </text:span><text:span text:style-name="T15">yeah, </text:span><text:span text:style-name="T16">his language is so rich it’s so emotional and so um it encompasses so many different facets of the human experience.</text:span></text:p>
      <text:p text:style-name="Text_20_body"/>
      <text:p text:style-name="P74"><text:span text:style-name="T15">I think </text:span><text:span text:style-name="T16">the best way is by analogy for me at least listening to a really really wonderful piece of classical music is similar to seeing a really really really powerful film</text:span><text:span text:style-name="T15">, </text:span><text:span text:style-name="T16">reading a really powerful novel you go through all the same emotional highs and lows and experience different things </text:span><text:span text:style-name="T15">through the….</text:span></text:p>
      <text:p text:style-name="Text_20_body"/>
      <text:p text:style-name="P74"><text:span text:style-name="T15">I’ve done some with them, you know I’ve only been with them since January so you know it’s been, I’m still finding my way around the room, but we did a,</text:span><text:span text:style-name="T9"> </text:span><text:span text:style-name="T16">I did play on a … music series concert at the Woodsend, and that was really great you know I’m really excited about the amount of community outreach that they do here and looking forward to just taking part of more in it, it’s really important for groups.</text:span></text:p>
      <text:p text:style-name="Text_20_body"/>
      <text:p text:style-name="P74"><text:soft-page-break/><text:span text:style-name="T16">Off the top of my head the most powerful thing for me was when I heard my teacher, my very first really serious viola teacher when I was probably 13 or 14 </text:span><text:span text:style-name="T15">when I was taking from him, I heard him, and </text:span><text:span text:style-name="T16">one time I just asked him to play something he was working on for me during one of our lessons</text:span><text:span text:style-name="T15">, and </text:span><text:span text:style-name="T16">he played part of the Bach Sacone which is actually written for violin but he played it on viola and I was just struck instantly </text:span><text:span text:style-name="T15">by, you know, </text:span><text:span text:style-name="T16">the different voices that one instrument could produce, hearing each part sing its own individual line it was really it was really awesome.</text:span></text:p>
      <text:p text:style-name="P60">One word. Challenging uplifting that’s the biggest</text:p>
      <text:p text:style-name="Text_20_body"/>
      <text:p text:style-name="P74"><text:span text:style-name="T16">They challenge me every day to lead my section well they challenge me to have all my parts ready to go and really be on top of it </text:span><text:span text:style-name="T15">and they really help help me to uhh</text:span><text:span text:style-name="T9"> </text:span><text:span text:style-name="T16">just have a great experience with these pieces.</text:span></text:p>
      <text:p text:style-name="Text_20_body"/>
      <text:p text:style-name="P74"><text:span text:style-name="T15">I guess I think it’s so important because you know from a certain perspective it’s easy to go online and youtube a music concert and that’s one thing that has its own purpose but </text:span><text:span text:style-name="T16">when you hear music live, performed by musicians and you’re really drawn into that intimate space</text:span><text:span text:style-name="T8"> </text:span><text:span text:style-name="T15">I mean that </text:span><text:span text:style-name="T16">everyone really should experience really really high level classical music played live because it’s life changing</text:span><text:span text:style-name="T8"> </text:span><text:span text:style-name="T16">and it was life changing for me and so community outreach is great because you reach people who, who don't have an experience live performance in the same way.</text:span><text:span text:style-name="T8"> </text:span><text:span text:style-name="T15">It’s true my wife too she's a violinist and she said the exact same thing she decided to become a violinist from hearing a live string quartet play because</text:span><text:span text:style-name="T9"> </text:span><text:span text:style-name="T16">it speaks so powerfully.</text:span></text:p>
      <text:p text:style-name="Text_20_body"/>
      <text:p text:style-name="P62">David Smith Interview </text:p>
      <text:p text:style-name="Text_20_body"/>
      <text:p text:style-name="P58">So my name is David Smith and I’m the new a principle …..here at the Florida Orchestra. Yeah, so the um I started out here in September just on a one year contract, I was just filling in because the previous principle, went and got a job somewhere else. And then in January we held an audition to um fill the spot full-time. um. and I happened to be the last man standing so the way it works is, I sit on stage out there and there’s a whole panel out here in the hall behind a screen um so we try to be blind we are not allowed to talk or anything like that. There’s carpet going from backstage up to the seat, so they can't hear what types of shoes people are wearing you know because then you might know if it was a man or a woman. So they try to be very unbiased in the first two rounds. Um, Yea. Thanks Thanks very much.</text:p>
      <text:p text:style-name="Text_20_body"/>
      <text:p text:style-name="P74"><text:span text:style-name="T15">You know I um, </text:span><text:span text:style-name="T16">when I got into middle school is when I joined the band program when I was in elementary school the band came and did a little presentation and we had a little thing in the gym</text:span><text:span text:style-name="T15">, and I was like oh that’s super cool, cause I was really dorky, so I wanted to do that. And then, uhh I was ok at it, french horn kind of fell in my lap, um but you know </text:span><text:span text:style-name="T16">after learning the french horn a little bit I went </text:span><text:soft-page-break/><text:span text:style-name="T16">to see movies all the time and then I heard the french horn everywhere.</text:span><text:span text:style-name="T8"> </text:span><text:span text:style-name="T16">It’s in every movie you've ever heard, you get the heroic moments, you get the really sappy moments, you know there is a little bit of everything, and that’s what really made me fall in love it, was film score.</text:span></text:p>
      <text:p text:style-name="Text_20_body"/>
      <text:p text:style-name="P60">It’s hard to pick a favorite, there’s so many good people out there. John Williams is, you know, the pinnacle, he’s the pioneer really. And then um you know Michael J. Keeno, Hans Zimmer, you know all those guys, um fantastic musicians.</text:p>
      <text:p text:style-name="Text_20_body"/>
      <text:p text:style-name="P74"><text:span text:style-name="T15">It’s kind of like self perpetuating, because I wake up every morning and I’m actually happy to come to work, and I realize that not a lot of people are. </text:span><text:span text:style-name="T16">People wake up in the morning and are like ahhh I gotta go to work and It doesn’t really feel like work when you enjoy what you’re doing here.</text:span><text:span text:style-name="T8"> </text:span><text:span text:style-name="T16">I have such wonderful colleagues here, uh, that I get to make music with. A music director that is always inspirational, always trying to motivate you, no matter how good you are. Gets you to push your boundaries, push your limits, um think outside the box, just express something. He's the type of guy who doesn’t really care, uhh, if you make mistakes, he just wants you to be your own voice, be unique.</text:span></text:p>
      <text:p text:style-name="Text_20_body"/>
      <text:p text:style-name="P74"><text:span text:style-name="T15">It helps when, the little program books that you get before hand, usually have something written in there that teaches you something about the composer, or the piece, or you know what they were trying to express when they wrote it. And a lot of times some of the shows we do, even the … program, </text:span><text:span text:style-name="T16">the music director will give a little speech before hand to try to get the audience a little bit to relate to it, uh in some way, and then there’s some programs, like this happy hour concert that were doing this week where its very low key, you know we're trying to get a younger audience to come out and connect with it, you know it very informal, we just get, try to teach them a little bit about it first, and then you know just make it fun for them, make a way for them to connect to the music. </text:span><text:span text:style-name="T15">And somethings are more powerful than others, we just played a mall … concert last week, huge work, it almost takes an hour and a half to play. It’s about the last piece he wrote beforehand the hero dies. And so this is about his funeral and then his resurrection, and by the end I mean you really feel it, me on stage, I’m in tears every time by the end playing it just trying to hold it together while I’m playing my horn.</text:span></text:p>
      <text:p text:style-name="Text_20_body"/>
      <text:p text:style-name="P58">My parents came to see one of the shows and they're not musicians and they definitely felt it as well. Yea, it’s really powerful stuff sometimes.</text:p>
      <text:p text:style-name="Text_20_body"/>
      <text:p text:style-name="P58">I mean it’s just, I think in today’s culture,  it’s just there’s not as much money, in music, in schools as there are in say sports, and something like that is much more approachable. When you see a wide receiver go out and he dives and makes a one handed catch, and keeps his toes in, in the field of play before he falls to the ground and you can relate to how amazing that is when he lays his body on the line. It’s a little more difficult with this because people, especially if you’re not trained in music at all, you don't realize what the work that we have to put in, um, every single day just to stay in shape just to <text:soft-page-break/>keep these muscles here in shape because it’s all very delicate stuff here it’s just more micro-muscles, um but I think it’s  mostly just education and outreach and you know connecting with everyone to spread what we know to be such a wonderful art.</text:p>
      <text:p text:style-name="Text_20_body"/>
      <text:p text:style-name="P58">Things like this concert we just did it’s um, the Mallertwo concert was so powerful thing for me because, hold on this might get a little somber, but, so my younger brother passed aways a couple years ago and I was supposed to play Mallertwo for the first time ever the day after he passed away, so I never got to play it, um and then the next time I played it I was such a gripping thing for me, and for everyone around me too, cause they all knew the experience and he was actually a horn player too, yea, so when we played it last week I played it on his horn. Things like that, or actually the week after he passed away, we were playing another giant work its called a hero’s life and the horn player’s the hero and his lover is the violin player, and so it’s all about these heroic moments and the love duet at the end and things like that. And I thought about taking off work that week but I wanted to stay and just play some stuff, and so that’s another thing that will stick with me forever, just a really emotional piece.</text:p>
      <text:p text:style-name="Text_20_body"/>
      <text:p text:style-name="P58">I would say fun or exciting.</text:p>
      <text:p text:style-name="Text_20_body"/>
      <text:p text:style-name="P75"><text:span text:style-name="T17">Yun yun won(</text:span><text:span text:style-name="T18">not sure of spelling), and I play the violin, this is my first year with the Florida Orchestra.</text:span></text:p>
      <text:p text:style-name="Text_20_body"/>
      <text:p text:style-name="P63">They offered me a position here,</text:p>
      <text:p text:style-name="Text_20_body"/>
      <text:p text:style-name="P63">ummm well michael is a good conductor, I like working with him and making music everyday.</text:p>
      <text:p text:style-name="Text_20_body"/>
      <text:p text:style-name="P63">I’m from china</text:p>
      <text:p text:style-name="Text_20_body"/>
      <text:p text:style-name="P63">Umm I came to Florida in Sept. 2016 but I was in school before then, Indiana IU</text:p>
      <text:p text:style-name="Text_20_body"/>
      <text:p text:style-name="P64">My parents wanted me to learn violin, actually I started on piano, and before violin, and before that I was a ballerina, but I think violin has worked out great. </text:p>
      <text:p text:style-name="Text_20_body"/>
      <text:p text:style-name="P74"><text:span text:style-name="T19">It turned out well and I enjoy studying violin and playing music on violin and I've always been to school on violin so.</text:span><text:span text:style-name="T8"> </text:span></text:p>
      <text:p text:style-name="Text_20_body"/>
      <text:p text:style-name="P63">I try to find inspiration everyday, so um there are lots of moments almost every day. oh I can <text:soft-page-break/>use this for music or I can use this for my violin, music making, so um there are tons of moments like that </text:p>
      <text:p text:style-name="Text_20_body"/>
      <text:p text:style-name="P74"><text:span text:style-name="T19">I think classical music is very cool because you get to experience emotions without words without things that are shown to you, you have to imagine and you have to sit there and let things run through your mind and your heart  and um and it’s very organic because you have to come up with something that you think is very touching or something that spoke to you, which it’s hard to sit there for 2 hours and do that especially in a very fast pace world right now.</text:span><text:span text:style-name="T8"> </text:span></text:p>
      <text:p text:style-name="Text_20_body"/>
      <text:p text:style-name="P74"><text:span text:style-name="T18">I guess maybe listening to it at home first, start with something that you like, and also maybe find out the background of the music that actually helps people to understand  what’s going on on stage and what’s going on when you listen to the piece because this piece by this composer you know was in background of the world war or something or somebody go through a traumatized time and they composed this piece expressing some kind of emotion.</text:span><text:span text:style-name="T9"> </text:span><text:span text:style-name="T19">If you understand that it would be a lot easier than to just sit there and have no idea what you’re listening to, SO find out a little bit of background or history of the music because it’s really cool because it’s the learning experience.</text:span><text:span text:style-name="T8"> </text:span></text:p>
      <text:p text:style-name="Text_20_body"/>
      <text:p text:style-name="P74"><text:span text:style-name="T19">It’s very important because music without story without emotion doesn’t really communicate anything.</text:span><text:span text:style-name="T8"> </text:span><text:span text:style-name="T18">So you definitely want to tell a story, it’s easier for us for a performer to do that because you learn all those notes and their very difficult mastering your techniques and stuff but if you don't have a story it’s just a bunch of notes for us to and it’s very nerve-racking,  if you just think  how many notes you made and how many notes you've played in tune and how many notes you have left that doesn’t work so having a story in our mind and I think it’s great for the audience too. </text:span></text:p>
      <text:p text:style-name="Text_20_body"/>
      <text:p text:style-name="P63">When I came to America when I was little and I was by myself and they had no idea what I was doing here and they thought maybe um that what I was telling them that maybe my ticket was I think something was wrong with my ticket so they were suspecting that i was telling the truth, um but I had my violin on my back so they said what is that and I said it was my violin and they said why don't you play something so I did and they enjoyed it so let me go I played Beethoven Sonata. Just a little bit of what I remembered.</text:p>
      <text:p text:style-name="Text_20_body"/>
      <text:p text:style-name="P74"><text:span text:style-name="T18">I think music breaks all kinds of barriers for um you know we play something that’s written 100 </text:span><text:soft-page-break/><text:span text:style-name="T18">years ago that’s crossing time right and um the orchestra is made up of people that came from all over the place and that breaks barriers, I’m from China, and so um we are making music on one stage, </text:span><text:span text:style-name="T19">where were feeling the same beat and doing the same thing which is really cool and also the music that the audience will hear it will tell a different story to them, and that breaks barriers too. </text:span></text:p>
      <text:p text:style-name="Text_20_body"/>
      <text:p text:style-name="P74"><text:span text:style-name="T18">Umm that’s not true, first. I think I think as I mentioned before </text:span><text:span text:style-name="T19">I think classical music requires a lot of discipline for both performers and audience</text:span><text:span text:style-name="T8"> </text:span><text:span text:style-name="T18">the audience has to be there and really engage what they are listening to and perhaps know the background and just </text:span><text:span text:style-name="T19">let the music come to you and speak to your heart and really feel it.</text:span><text:span text:style-name="T8"> </text:span><text:span text:style-name="T18">I think that’s how to do it these days because I can’t even um stay you know off my computer for like 5 mins because I constantly want to look at something. You go to the movies you watch tv that’s just information coming at you. But this is like I said this is organic this is something you have to imagine you have to feel yourself you have to generate yourself and it’s hard for young people because you know they don't want to sit through that but it’s good for them because then they can think about life and uh you know a music is a lot of music is composed after people went thought a lot of horrible times, after war after somebody lose a loved one, and those things those </text:span><text:span text:style-name="T19">young people haven't experienced so it’s hard for them to understand, but I think it’s really powerful if you want to understand that and let yourself sit through that it’s a great thing</text:span></text:p>
      <text:p text:style-name="Text_20_body"/>
      <text:p text:style-name="P63">One word: FUN</text:p>
      <text:p text:style-name="Text_20_body"/>
      <text:p text:style-name="P65">Michael Francis Interview</text:p>
      <text:p text:style-name="P74"><text:span text:style-name="T19">My name is Michael Francis and I’m the music director of the Florida Orchestra. I always wanted to be a conductor, roughly from the ages of 13-14 I would say and I was a double bass player but I felt the best way for me to become a conductor was to join the best orchestra that I could join.</text:span><text:span text:style-name="T8"> </text:span><text:span text:style-name="T18">To learn from the inside and I was fortunate enough to join the London Symphony Orchestra. So I played with them for many years, but I always intended to go on to conduct. So while I was there I would talk with the conductors, talk to the musicians, understand how it really works at the highest level and when the opportunity came I actually replaced conductors in the London Symphony Orchestra and from then my career developed and I was delighted to be offered a position here in Florida.</text:span></text:p>
      <text:p text:style-name="Text_20_body"/>
      <text:p text:style-name="P74"><text:span text:style-name="T18">Community engagement is so important to us here at the Florida Orchestra and to me personally because well </text:span><text:span text:style-name="T19">if you believe in the power of music, and its capacity to speak to us in </text:span><text:soft-page-break/><text:span text:style-name="T19">a way and in a place where words often fail that is something essential. </text:span><text:span text:style-name="T18">Everyone has their own playlist everybody cares about music in some form,  whether it be rock, pop, jazz, folk, classical whatever. </text:span><text:span text:style-name="T19">So it’s essential to the human condition, community engagement is allowing us to take it to people who can’t always travel to the concert hall.</text:span><text:span text:style-name="T8"> </text:span><text:span text:style-name="T18">There’s nothing better than listening to music live and together with people in a community setting situation. But not everybody can, for social, for geographical, for financial for health reasons and so we love to take it to them. So I would say the first reason for importance is for the moral reason.</text:span><text:span text:style-name="T9"> </text:span><text:span text:style-name="T19">Music can impact people in an astonishing way we've heard examples of that from many many people already in our short time in expanding it as much as we do. </text:span></text:p>
      <text:p text:style-name="Text_20_body"/>
      <text:p text:style-name="P63">There are many examples of when I feel proud of what the Florida Orchestra is doing not just because I've instigated it but because of things that have been going on in the past. For example, even here in the concert hall when I see all the under 18s who come for free as part of a classic kids program. That was in place before I got here and that is fabulous to see, when I see the young musicians that we work with on the side by side for them to experience working with high quality musicians. With the students at USF, the composition and conducting students, and when we go into hospitals and get personal testimonies from people about how the music has impacted them at a critical time in their life when you’re in a hospital you’re visiting or you’re a patient, it’s a point of trial in your life and we hear so many stories about that. And we hear wonderful stories about people when we go to retirement centers, boys and girls clubs, just the sheer amount that this Orchestra plays to the community for free.  Is something I feel very proud to be a part of. There are so many different examples of how community engagement has impacted the Tampa Bay area and I just think its essentials because music really matters. </text:p>
      <text:p text:style-name="Text_20_body"/>
      <text:p text:style-name="P63">So with the composition students I think that was a thrilling occasion for them and very enjoyable for us as well. When you perform a piece you've written for solo violin and someone plays it back to you that’s great you work one on one with that player. It’s so difficult to work one on one with an orchestra, so you tend to hear your music on a computer but when you listen to it live so many things pop up, oh that sounds louder that I thought it, or oh I can’t hear that, oh that tempos too fast, so for them its an invaluable experience. For us it’s extremely interesting and the musicians really enjoy it because it gives us a chance to give back and explain from experience what works and what doesn’t. But I think the composition program and the competition we started this year has been extremely valuable.</text:p>
      <text:p text:style-name="Text_20_body"/>
      <text:p text:style-name="P74"><text:soft-page-break/><text:span text:style-name="T18">On the other side on working with the conductor is the same thing, you can’t learn to conduct an orchestra by conducting a piano, you can learn a lot and it’s very useful but you need to spend time in front of an orchestra and time spent in front a professional orchestra is where you learn the most, they can do what you gesture both good and bad and as a result that simple amount of information back at you could be effective of your hands upon the sound of what the composer wants it’s just priceless. and so </text:span><text:span text:style-name="T19">for those students to have a chance to conduct the Florida Orchestra it’s really special. </text:span></text:p>
      <text:p text:style-name="Text_20_body"/>
      <text:p text:style-name="P74"><text:span text:style-name="T19">One Word: Exhilarating</text:span><text:span text:style-name="T8">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rimsonText" svg:font-family="CrimsonText"/>
    <style:font-face style:name="OpenSymbol" svg:font-family="OpenSymbol"/>
    <style:font-face style:name="Times New Roman1" svg:font-family="'Times New Roman'"/>
    <style:font-face style:name="Times-Roman" svg:font-family="Times-Roman" style:font-family-generic="roman"/>
    <style:font-face style:name="ArialMT" svg:font-family="ArialMT" style:font-family-generic="swis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2" style:num-suffix="." style:num-format="a">
        <style:list-level-properties text:list-level-position-and-space-mode="label-alignment">
          <style:list-level-label-alignment text:label-followed-by="listtab" text:list-tab-stop-position="1.75in" fo:text-indent="-0.25in" fo:margin-left="2.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3.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75in" fo:text-indent="-0.25in" fo:margin-left="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4.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5.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75in" fo:text-indent="-0.25in" fo:margin-left="5.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7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2" style:num-suffix="." style:num-format="a">
        <style:list-level-properties text:list-level-position-and-space-mode="label-alignment">
          <style:list-level-label-alignment text:label-followed-by="listtab" text:list-tab-stop-position="1.75in" fo:text-indent="-0.25in" fo:margin-left="2.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3.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75in" fo:text-indent="-0.25in" fo:margin-left="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4.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5.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75in" fo:text-indent="-0.25in" fo:margin-left="5.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7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2" style:num-suffix="." style:num-format="a">
        <style:list-level-properties text:list-level-position-and-space-mode="label-alignment">
          <style:list-level-label-alignment text:label-followed-by="listtab" text:list-tab-stop-position="1.75in" fo:text-indent="-0.25in" fo:margin-left="2.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3.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75in" fo:text-indent="-0.25in" fo:margin-left="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4.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5.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75in" fo:text-indent="-0.25in" fo:margin-left="5.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7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2" style:num-suffix="." style:num-format="a">
        <style:list-level-properties text:list-level-position-and-space-mode="label-alignment">
          <style:list-level-label-alignment text:label-followed-by="listtab" text:list-tab-stop-position="1.75in" fo:text-indent="-0.25in" fo:margin-left="2.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3.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75in" fo:text-indent="-0.25in" fo:margin-left="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1252in" fo:margin-left="4.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5.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75in" fo:text-indent="-0.25in" fo:margin-left="5.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7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8:35:51</meta:creation-date>
    <dc:date>2017-05-04T11:12:51</dc:date>
    <meta:editing-duration>P29DT23H48M22S</meta:editing-duration>
    <meta:editing-cycles>61</meta:editing-cycles>
    <meta:generator>OpenOffice.org/3.4.1$Unix OpenOffice.org_project/341m1$Build-9593</meta:generator>
    <meta:document-statistic meta:table-count="0" meta:image-count="0" meta:object-count="0" meta:page-count="73" meta:paragraph-count="827" meta:word-count="33593" meta:character-count="185173"/>
  </office:meta>
</office:document-meta>
</file>